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aterials">
        <table:table-row>
          <table:table-cell office:value-type="float" office:value="1">
            <text:p>1</text:p>
          </table:table-cell>
          <table:table-cell office:value-type="string">
            <text:p>000000001030006</text:p>
          </table:table-cell>
          <table:table-cell office:value-type="string">
            <text:p>TRF DIS;;20kV/400V;3P;10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78251173">
            <text:p>1782511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000000001030006</text:p>
          </table:table-cell>
          <table:table-cell office:value-type="string">
            <text:p>TRF DIS;;20kV/400V;3P;10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78251173">
            <text:p>1782511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000000001030008</text:p>
          </table:table-cell>
          <table:table-cell office:value-type="string">
            <text:p>TRF DIS;;20kV/400V;3P;125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000000001030008</text:p>
          </table:table-cell>
          <table:table-cell office:value-type="string">
            <text:p>TRF DIS;;20kV/400V;3P;125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000000001030013</text:p>
          </table:table-cell>
          <table:table-cell office:value-type="string">
            <text:p>TRF DIS;;20kV/400V;3P;25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8726000">
            <text:p>8872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000000001030013</text:p>
          </table:table-cell>
          <table:table-cell office:value-type="string">
            <text:p>TRF DIS;;20kV/400V;3P;25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8726000">
            <text:p>8872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000000001030015</text:p>
          </table:table-cell>
          <table:table-cell office:value-type="string">
            <text:p>TRF DIS;;20kV/400V;3P;315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22000000">
            <text:p>22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000000001030015</text:p>
          </table:table-cell>
          <table:table-cell office:value-type="string">
            <text:p>TRF DIS;;20kV/400V;3P;315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000000001030016</text:p>
          </table:table-cell>
          <table:table-cell office:value-type="string">
            <text:p>TRF DIS;;20kV/400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1605000">
            <text:p>12160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000000001030016</text:p>
          </table:table-cell>
          <table:table-cell office:value-type="string">
            <text:p>TRF DIS;;20kV/400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1605000">
            <text:p>12160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000000001030017</text:p>
          </table:table-cell>
          <table:table-cell office:value-type="string">
            <text:p>TRF DIS;;20kV/400V;3P;40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13470515">
            <text:p>1134705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000000001030017</text:p>
          </table:table-cell>
          <table:table-cell office:value-type="string">
            <text:p>TRF DIS;;20kV/400V;3P;40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13470515">
            <text:p>1134705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000000001030021</text:p>
          </table:table-cell>
          <table:table-cell office:value-type="string">
            <text:p>TRF DIS;;20kV/400V;3P;63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74176574">
            <text:p>741765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000000001030021</text:p>
          </table:table-cell>
          <table:table-cell office:value-type="string">
            <text:p>TRF DIS;;20kV/400V;3P;63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74176574">
            <text:p>741765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000000001030021</text:p>
          </table:table-cell>
          <table:table-cell office:value-type="string">
            <text:p>TRF DIS;;20kV/400V;3P;63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37274497">
            <text:p>372744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000000001030022</text:p>
          </table:table-cell>
          <table:table-cell office:value-type="string">
            <text:p>TRF DIS;;20kV/400V;3P;63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9539300">
            <text:p>1295393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000000001030022</text:p>
          </table:table-cell>
          <table:table-cell office:value-type="string">
            <text:p>TRF DIS;;20kV/400V;3P;63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9539300">
            <text:p>1295393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000000001030062</text:p>
          </table:table-cell>
          <table:table-cell office:value-type="string">
            <text:p>TRF DIS;;20kV/400V;3P;100kVA;YZ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30008000">
            <text:p>30008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000000001030062</text:p>
          </table:table-cell>
          <table:table-cell office:value-type="string">
            <text:p>TRF DIS;;20kV/400V;3P;100kVA;YZ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000000001030063</text:p>
          </table:table-cell>
          <table:table-cell office:value-type="string">
            <text:p>TRF DIS;;20kV/400V;3P;160kVA;YZ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38500000">
            <text:p>385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000000001030063</text:p>
          </table:table-cell>
          <table:table-cell office:value-type="string">
            <text:p>TRF DIS;;20kV/400V;3P;160kVA;YZ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000000001030114</text:p>
          </table:table-cell>
          <table:table-cell office:value-type="string">
            <text:p>TRF DIS;D3;20kV/400V;3P;40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6981093">
            <text:p>869810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000000001030114</text:p>
          </table:table-cell>
          <table:table-cell office:value-type="string">
            <text:p>TRF DIS;D3;20kV/400V;3P;40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6981093">
            <text:p>869810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000000001030126</text:p>
          </table:table-cell>
          <table:table-cell office:value-type="string">
            <text:p>TRF DIS;;20KV/400V;3P;400KVA;DYN5;ID-ADB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05410000">
            <text:p>1054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000000001030126</text:p>
          </table:table-cell>
          <table:table-cell office:value-type="string">
            <text:p>TRF DIS;;20KV/400V;3P;400KVA;DYN5;ID-ADB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05410000">
            <text:p>1054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000000001030137</text:p>
          </table:table-cell>
          <table:table-cell office:value-type="string">
            <text:p>TRF DIS;D3;20kV/400V;3P;63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000000001030137</text:p>
          </table:table-cell>
          <table:table-cell office:value-type="string">
            <text:p>TRF DIS;D3;20kV/400V;3P;630kVA;Dyn5;O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000000001030175</text:p>
          </table:table-cell>
          <table:table-cell office:value-type="string">
            <text:p>TRF DIS;K;20K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9232220">
            <text:p>892322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000000001030175</text:p>
          </table:table-cell>
          <table:table-cell office:value-type="string">
            <text:p>TRF DIS;K;20K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89232220">
            <text:p>892322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000000001030194</text:p>
          </table:table-cell>
          <table:table-cell office:value-type="string">
            <text:p>TRF DIS;D3;20KV/400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66239331">
            <text:p>662393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000000001030194</text:p>
          </table:table-cell>
          <table:table-cell office:value-type="string">
            <text:p>TRF DIS;D3;20KV/400V;3P;4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66239331">
            <text:p>662393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000000001030202</text:p>
          </table:table-cell>
          <table:table-cell office:value-type="string">
            <text:p>TRF DIS;D3;20kV/400V;3P;63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90396570">
            <text:p>903965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000000001030202</text:p>
          </table:table-cell>
          <table:table-cell office:value-type="string">
            <text:p>TRF DIS;D3;20kV/400V;3P;63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90396570">
            <text:p>903965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000000001030203</text:p>
          </table:table-cell>
          <table:table-cell office:value-type="string">
            <text:p>TRF DIS;D3;20kV/400V;3P;10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45179430">
            <text:p>1451794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000000001030203</text:p>
          </table:table-cell>
          <table:table-cell office:value-type="string">
            <text:p>TRF DIS;D3;20kV/400V;3P;1000kVA;DYN5;ID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45179430">
            <text:p>1451794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000000002010032</text:p>
          </table:table-cell>
          <table:table-cell office:value-type="string">
            <text:p>CB;K;20kV;400A;12.5kA;SPRING;3P;SF6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000000002010032</text:p>
          </table:table-cell>
          <table:table-cell office:value-type="string">
            <text:p>CB;K;20kV;400A;12.5kA;SPRING;3P;SF6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000000002020015</text:p>
          </table:table-cell>
          <table:table-cell office:value-type="string">
            <text:p>CB ACC;TRIPPING COIL 110 V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000000002020015</text:p>
          </table:table-cell>
          <table:table-cell office:value-type="string">
            <text:p>CB ACC;TRIPPING COIL 110 V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000000002050045</text:p>
          </table:table-cell>
          <table:table-cell office:value-type="string">
            <text:p>CT;20kV;K;100-20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000000002050045</text:p>
          </table:table-cell>
          <table:table-cell office:value-type="string">
            <text:p>CT;20kV;K;100-20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000000002050047</text:p>
          </table:table-cell>
          <table:table-cell office:value-type="string">
            <text:p>CT;20kV;K;10-2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442780">
            <text:p>64427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000000002050047</text:p>
          </table:table-cell>
          <table:table-cell office:value-type="string">
            <text:p>CT;20kV;K;10-2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000000002050051</text:p>
          </table:table-cell>
          <table:table-cell office:value-type="string">
            <text:p>CT;20kV;K;15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000000002050051</text:p>
          </table:table-cell>
          <table:table-cell office:value-type="string">
            <text:p>CT;20kV;K;15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000000002050059</text:p>
          </table:table-cell>
          <table:table-cell office:value-type="string">
            <text:p>CT;20kV;K;200/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500">
            <text:p>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000000002050059</text:p>
          </table:table-cell>
          <table:table-cell office:value-type="string">
            <text:p>CT;20kV;K;200/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000000002050062</text:p>
          </table:table-cell>
          <table:table-cell office:value-type="string">
            <text:p>CT;20kV;K;200-4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000000002050062</text:p>
          </table:table-cell>
          <table:table-cell office:value-type="string">
            <text:p>CT;20kV;K;200-4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000000002050064</text:p>
          </table:table-cell>
          <table:table-cell office:value-type="string">
            <text:p>CT;20kV;K;20-4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600027">
            <text:p>86000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000000002050064</text:p>
          </table:table-cell>
          <table:table-cell office:value-type="string">
            <text:p>CT;20kV;K;20-4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600027">
            <text:p>86000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000000002050069</text:p>
          </table:table-cell>
          <table:table-cell office:value-type="string">
            <text:p>CT;20kV;K;250-5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000000002050069</text:p>
          </table:table-cell>
          <table:table-cell office:value-type="string">
            <text:p>CT;20kV;K;250-5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000000002050071</text:p>
          </table:table-cell>
          <table:table-cell office:value-type="string">
            <text:p>CT;20kV;K;25-5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487739">
            <text:p>34877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000000002050071</text:p>
          </table:table-cell>
          <table:table-cell office:value-type="string">
            <text:p>CT;20kV;K;25-5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000000002050075</text:p>
          </table:table-cell>
          <table:table-cell office:value-type="string">
            <text:p>CT;20kV;K;300-6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000000002050075</text:p>
          </table:table-cell>
          <table:table-cell office:value-type="string">
            <text:p>CT;20kV;K;300-600/5-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000000002050082</text:p>
          </table:table-cell>
          <table:table-cell office:value-type="string">
            <text:p>CT;20kV;K;500/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000000002050082</text:p>
          </table:table-cell>
          <table:table-cell office:value-type="string">
            <text:p>CT;20kV;K;500/5A;0.5;6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000000002050085</text:p>
          </table:table-cell>
          <table:table-cell office:value-type="string">
            <text:p>CT;20kV;K;50-10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000000002050085</text:p>
          </table:table-cell>
          <table:table-cell office:value-type="string">
            <text:p>CT;20kV;K;50-10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000000002050092</text:p>
          </table:table-cell>
          <table:table-cell office:value-type="string">
            <text:p>CT;20kV;K;75-15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000000002050092</text:p>
          </table:table-cell>
          <table:table-cell office:value-type="string">
            <text:p>CT;20kV;K;75-150/5-5A;0.2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000000002050128</text:p>
          </table:table-cell>
          <table:table-cell office:value-type="string">
            <text:p>CT;380/220V;SQUARE;1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2826">
            <text:p>4728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000000002050128</text:p>
          </table:table-cell>
          <table:table-cell office:value-type="string">
            <text:p>CT;380/220V;SQUARE;1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2826">
            <text:p>4728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000000002050131</text:p>
          </table:table-cell>
          <table:table-cell office:value-type="string">
            <text:p>CT;380/220V;SQUARE;1000/5A;2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000000002050131</text:p>
          </table:table-cell>
          <table:table-cell office:value-type="string">
            <text:p>CT;380/220V;SQUARE;1000/5A;2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000000002050133</text:p>
          </table:table-cell>
          <table:table-cell office:value-type="string">
            <text:p>CT;380/220V;SQUARE;15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76313">
            <text:p>5763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000000002050133</text:p>
          </table:table-cell>
          <table:table-cell office:value-type="string">
            <text:p>CT;380/220V;SQUARE;15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76313">
            <text:p>5763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000000002050134</text:p>
          </table:table-cell>
          <table:table-cell office:value-type="string">
            <text:p>CT;380/220V;SQUARE;1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000000002050134</text:p>
          </table:table-cell>
          <table:table-cell office:value-type="string">
            <text:p>CT;380/220V;SQUARE;1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000000002050136</text:p>
          </table:table-cell>
          <table:table-cell office:value-type="string">
            <text:p>CT;380/220V;SQUARE;2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3687">
            <text:p>1836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000000002050136</text:p>
          </table:table-cell>
          <table:table-cell office:value-type="string">
            <text:p>CT;380/220V;SQUARE;2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3687">
            <text:p>1836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000000002050137</text:p>
          </table:table-cell>
          <table:table-cell office:value-type="string">
            <text:p>CT;380/220V;SQUARE;2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6667">
            <text:p>766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000000002050137</text:p>
          </table:table-cell>
          <table:table-cell office:value-type="string">
            <text:p>CT;380/220V;SQUARE;2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000000002050139</text:p>
          </table:table-cell>
          <table:table-cell office:value-type="string">
            <text:p>CT;380/220V;SQUARE;25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3361">
            <text:p>1833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000000002050139</text:p>
          </table:table-cell>
          <table:table-cell office:value-type="string">
            <text:p>CT;380/220V;SQUARE;25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3361">
            <text:p>1833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000000002050140</text:p>
          </table:table-cell>
          <table:table-cell office:value-type="string">
            <text:p>CT;380/220V;SQUARE;2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336">
            <text:p>713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000000002050140</text:p>
          </table:table-cell>
          <table:table-cell office:value-type="string">
            <text:p>CT;380/220V;SQUARE;2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000000002050142</text:p>
          </table:table-cell>
          <table:table-cell office:value-type="string">
            <text:p>CT;380/220V;SQUARE;3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2200">
            <text:p>312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000000002050142</text:p>
          </table:table-cell>
          <table:table-cell office:value-type="string">
            <text:p>CT;380/220V;SQUARE;3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2200">
            <text:p>312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000000002050143</text:p>
          </table:table-cell>
          <table:table-cell office:value-type="string">
            <text:p>CT;380/220V;SQUARE;3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7925">
            <text:p>679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000000002050143</text:p>
          </table:table-cell>
          <table:table-cell office:value-type="string">
            <text:p>CT;380/220V;SQUARE;3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000000002050146</text:p>
          </table:table-cell>
          <table:table-cell office:value-type="string">
            <text:p>CT;380/220V;SQUARE;4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000000002050146</text:p>
          </table:table-cell>
          <table:table-cell office:value-type="string">
            <text:p>CT;380/220V;SQUARE;4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000000002050147</text:p>
          </table:table-cell>
          <table:table-cell office:value-type="string">
            <text:p>CT;380/220V;SQUARE;4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000000002050147</text:p>
          </table:table-cell>
          <table:table-cell office:value-type="string">
            <text:p>CT;380/220V;SQUARE;4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000000002050149</text:p>
          </table:table-cell>
          <table:table-cell office:value-type="string">
            <text:p>CT;380/220V;SQUARE;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000000002050149</text:p>
          </table:table-cell>
          <table:table-cell office:value-type="string">
            <text:p>CT;380/220V;SQUARE;5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000000002050150</text:p>
          </table:table-cell>
          <table:table-cell office:value-type="string">
            <text:p>CT;380/220V;SQUARE;5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000000002050150</text:p>
          </table:table-cell>
          <table:table-cell office:value-type="string">
            <text:p>CT;380/220V;SQUARE;5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000000002050151</text:p>
          </table:table-cell>
          <table:table-cell office:value-type="string">
            <text:p>CT;380/220V;SQUARE;5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000000002050151</text:p>
          </table:table-cell>
          <table:table-cell office:value-type="string">
            <text:p>CT;380/220V;SQUARE;5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000000002050155</text:p>
          </table:table-cell>
          <table:table-cell office:value-type="string">
            <text:p>CT;380/220V;SQUARE;6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909">
            <text:p>149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000000002050155</text:p>
          </table:table-cell>
          <table:table-cell office:value-type="string">
            <text:p>CT;380/220V;SQUARE;6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000000002050160</text:p>
          </table:table-cell>
          <table:table-cell office:value-type="string">
            <text:p>CT;380/220V;SQUARE;8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619">
            <text:p>2161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000000002050160</text:p>
          </table:table-cell>
          <table:table-cell office:value-type="string">
            <text:p>CT;380/220V;SQUARE;800/5A;0.5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000000002050161</text:p>
          </table:table-cell>
          <table:table-cell office:value-type="string">
            <text:p>CT;380/220V;SQUARE;8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000000002050161</text:p>
          </table:table-cell>
          <table:table-cell office:value-type="string">
            <text:p>CT;380/220V;SQUARE;800/5A;1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000000002050182</text:p>
          </table:table-cell>
          <table:table-cell office:value-type="string">
            <text:p>CT;380/220V;SQUARE;750/5A;;5-1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000000002050182</text:p>
          </table:table-cell>
          <table:table-cell office:value-type="string">
            <text:p>CT;380/220V;SQUARE;750/5A;;5-1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000000002050182</text:p>
          </table:table-cell>
          <table:table-cell office:value-type="string">
            <text:p>CT;380/220V;SQUARE;750/5A;;5-1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000000002050183</text:p>
          </table:table-cell>
          <table:table-cell office:value-type="string">
            <text:p>CT;20KV;K;1250-2500/5-5A;0.5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000000002050183</text:p>
          </table:table-cell>
          <table:table-cell office:value-type="string">
            <text:p>CT;20KV;K;1250-2500/5-5A;0.5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000000002050184</text:p>
          </table:table-cell>
          <table:table-cell office:value-type="string">
            <text:p>CT;380/220V;SQUARE;1500/5A;;5-1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000000002050184</text:p>
          </table:table-cell>
          <table:table-cell office:value-type="string">
            <text:p>CT;380/220V;SQUARE;1500/5A;;5-1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000000002050185</text:p>
          </table:table-cell>
          <table:table-cell office:value-type="string">
            <text:p>CT;380/220V;SQUARE;1500/5A;;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000000002050185</text:p>
          </table:table-cell>
          <table:table-cell office:value-type="string">
            <text:p>CT;380/220V;SQUARE;1500/5A;;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000000002050231</text:p>
          </table:table-cell>
          <table:table-cell office:value-type="string">
            <text:p>CT;20kV;K;250-500/5-5A;0,2;10VA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250000">
            <text:p>8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000000002050231</text:p>
          </table:table-cell>
          <table:table-cell office:value-type="string">
            <text:p>CT;20kV;K;250-500/5-5A;0,2;10VA;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250000">
            <text:p>8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000000002050237</text:p>
          </table:table-cell>
          <table:table-cell office:value-type="string">
            <text:p>CT;20kV;K;200-4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000000002050237</text:p>
          </table:table-cell>
          <table:table-cell office:value-type="string">
            <text:p>CT;20kV;K;200-4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000000002050238</text:p>
          </table:table-cell>
          <table:table-cell office:value-type="string">
            <text:p>CT;20kV;K;150-3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000000002050238</text:p>
          </table:table-cell>
          <table:table-cell office:value-type="string">
            <text:p>CT;20kV;K;150-3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000000002050239</text:p>
          </table:table-cell>
          <table:table-cell office:value-type="string">
            <text:p>CT;20kV;K;125-2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000000002050239</text:p>
          </table:table-cell>
          <table:table-cell office:value-type="string">
            <text:p>CT;20kV;K;125-2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000000002050240</text:p>
          </table:table-cell>
          <table:table-cell office:value-type="string">
            <text:p>CT;20kV;K;100-2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000000002050240</text:p>
          </table:table-cell>
          <table:table-cell office:value-type="string">
            <text:p>CT;20kV;K;100-2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000000002050241</text:p>
          </table:table-cell>
          <table:table-cell office:value-type="string">
            <text:p>CT;20kV;K;75-1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18333">
            <text:p>88183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000000002050241</text:p>
          </table:table-cell>
          <table:table-cell office:value-type="string">
            <text:p>CT;20kV;K;75-1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18333">
            <text:p>88183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000000002050242</text:p>
          </table:table-cell>
          <table:table-cell office:value-type="string">
            <text:p>CT;20kV;K;50-1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000000002050242</text:p>
          </table:table-cell>
          <table:table-cell office:value-type="string">
            <text:p>CT;20kV;K;50-10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000000002050243</text:p>
          </table:table-cell>
          <table:table-cell office:value-type="string">
            <text:p>CT;20kV;K;30-6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000000002050243</text:p>
          </table:table-cell>
          <table:table-cell office:value-type="string">
            <text:p>CT;20kV;K;30-6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000000002050244</text:p>
          </table:table-cell>
          <table:table-cell office:value-type="string">
            <text:p>CT;20kV;K;25-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000000002050244</text:p>
          </table:table-cell>
          <table:table-cell office:value-type="string">
            <text:p>CT;20kV;K;25-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000000002050245</text:p>
          </table:table-cell>
          <table:table-cell office:value-type="string">
            <text:p>CT;20kV;K;20-4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000000002050245</text:p>
          </table:table-cell>
          <table:table-cell office:value-type="string">
            <text:p>CT;20kV;K;20-4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000000002050246</text:p>
          </table:table-cell>
          <table:table-cell office:value-type="string">
            <text:p>CT;20kV;K;15-3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000000002050246</text:p>
          </table:table-cell>
          <table:table-cell office:value-type="string">
            <text:p>CT;20kV;K;15-3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000000002050247</text:p>
          </table:table-cell>
          <table:table-cell office:value-type="string">
            <text:p>CT;20kV;K;10-2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000000002050247</text:p>
          </table:table-cell>
          <table:table-cell office:value-type="string">
            <text:p>CT;20kV;K;10-2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000000002050265</text:p>
          </table:table-cell>
          <table:table-cell office:value-type="string">
            <text:p>CT;20kV;K RING;10-20/5-5A;0.5;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000000002050265</text:p>
          </table:table-cell>
          <table:table-cell office:value-type="string">
            <text:p>CT;20kV;K RING;10-20/5-5A;0.5;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000000002050464</text:p>
          </table:table-cell>
          <table:table-cell office:value-type="string">
            <text:p>CT;20kV;K;1000-2000/5-5A;5P20;3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000000002050464</text:p>
          </table:table-cell>
          <table:table-cell office:value-type="string">
            <text:p>CT;20kV;K;1000-2000/5-5A;5P20;3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000000002050465</text:p>
          </table:table-cell>
          <table:table-cell office:value-type="string">
            <text:p>CT;20kV;K;10-20/5-5A;0.2;1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000000002050465</text:p>
          </table:table-cell>
          <table:table-cell office:value-type="string">
            <text:p>CT;20kV;K;10-20/5-5A;0.2;1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000000002050469</text:p>
          </table:table-cell>
          <table:table-cell office:value-type="string">
            <text:p>CT;20kV;K;175-3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000000002050469</text:p>
          </table:table-cell>
          <table:table-cell office:value-type="string">
            <text:p>CT;20kV;K;175-35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000000002050479</text:p>
          </table:table-cell>
          <table:table-cell office:value-type="string">
            <text:p>CT;20kV;K;300-600/5-5A;0.2;1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000000002050479</text:p>
          </table:table-cell>
          <table:table-cell office:value-type="string">
            <text:p>CT;20kV;K;300-600/5-5A;0.2;1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000000002050490</text:p>
          </table:table-cell>
          <table:table-cell office:value-type="string">
            <text:p>CT;380/220V;SQUARE;300/5A;1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000000002050490</text:p>
          </table:table-cell>
          <table:table-cell office:value-type="string">
            <text:p>CT;380/220V;SQUARE;300/5A;1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000000002050533</text:p>
          </table:table-cell>
          <table:table-cell office:value-type="string">
            <text:p>CT;20kV;K;40-8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000000002050533</text:p>
          </table:table-cell>
          <table:table-cell office:value-type="string">
            <text:p>CT;20kV;K;40-80/5-5A;0.2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000000002050536</text:p>
          </table:table-cell>
          <table:table-cell office:value-type="string">
            <text:p>CT;380/220V;SQUARE;4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000000002050536</text:p>
          </table:table-cell>
          <table:table-cell office:value-type="string">
            <text:p>CT;380/220V;SQUARE;4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000000002050536</text:p>
          </table:table-cell>
          <table:table-cell office:value-type="string">
            <text:p>CT;380/220V;SQUARE;4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000000002050537</text:p>
          </table:table-cell>
          <table:table-cell office:value-type="string">
            <text:p>CT;380/220V;SQUARE;5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000000002050537</text:p>
          </table:table-cell>
          <table:table-cell office:value-type="string">
            <text:p>CT;380/220V;SQUARE;5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000000002050537</text:p>
          </table:table-cell>
          <table:table-cell office:value-type="string">
            <text:p>CT;380/220V;SQUARE;5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000000002050538</text:p>
          </table:table-cell>
          <table:table-cell office:value-type="string">
            <text:p>CT;380/220V;SQUARE;8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000000002050538</text:p>
          </table:table-cell>
          <table:table-cell office:value-type="string">
            <text:p>CT;380/220V;SQUARE;8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000000002050538</text:p>
          </table:table-cell>
          <table:table-cell office:value-type="string">
            <text:p>CT;380/220V;SQUARE;8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000000002050539</text:p>
          </table:table-cell>
          <table:table-cell office:value-type="string">
            <text:p>CT;380/220V;SQUARE;10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000000002050539</text:p>
          </table:table-cell>
          <table:table-cell office:value-type="string">
            <text:p>CT;380/220V;SQUARE;10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000000002050539</text:p>
          </table:table-cell>
          <table:table-cell office:value-type="string">
            <text:p>CT;380/220V;SQUARE;1000/5A;0.5;10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6800">
            <text:p>130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000000002050543</text:p>
          </table:table-cell>
          <table:table-cell office:value-type="string">
            <text:p>CT;380/220V;SQUARE;100/5A;1;3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3500">
            <text:p>203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000000002050543</text:p>
          </table:table-cell>
          <table:table-cell office:value-type="string">
            <text:p>CT;380/220V;SQUARE;100/5A;1;3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3500">
            <text:p>203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000000002050544</text:p>
          </table:table-cell>
          <table:table-cell office:value-type="string">
            <text:p>CT;380/220V;SQUARE;150/5A;1;3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000000002050544</text:p>
          </table:table-cell>
          <table:table-cell office:value-type="string">
            <text:p>CT;380/220V;SQUARE;150/5A;1;3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000000002050545</text:p>
          </table:table-cell>
          <table:table-cell office:value-type="string">
            <text:p>CT;380/220V;SQUARE;200/5A;1;4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000000002050545</text:p>
          </table:table-cell>
          <table:table-cell office:value-type="string">
            <text:p>CT;380/220V;SQUARE;200/5A;1;4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000000002050546</text:p>
          </table:table-cell>
          <table:table-cell office:value-type="string">
            <text:p>CT;380/220V;SQUARE;250/5A;1;6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000000002050546</text:p>
          </table:table-cell>
          <table:table-cell office:value-type="string">
            <text:p>CT;380/220V;SQUARE;250/5A;1;6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000000002050683</text:p>
          </table:table-cell>
          <table:table-cell office:value-type="string">
            <text:p>CT;24kV;K;10/5-5A;0.5;3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000000002050683</text:p>
          </table:table-cell>
          <table:table-cell office:value-type="string">
            <text:p>CT;24kV;K;10/5-5A;0.5;3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000000002050685</text:p>
          </table:table-cell>
          <table:table-cell office:value-type="string">
            <text:p>CT;24kV;K;15/5-5A;0.5;30VA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000000002050685</text:p>
          </table:table-cell>
          <table:table-cell office:value-type="string">
            <text:p>CT;24kV;K;15/5-5A;0.5;30VA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000000002050758</text:p>
          </table:table-cell>
          <table:table-cell office:value-type="string">
            <text:p>CT;380/220V;SPLITCORE;600/5A;0.5;2.5VA;I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000000002050758</text:p>
          </table:table-cell>
          <table:table-cell office:value-type="string">
            <text:p>CT;380/220V;SPLITCORE;600/5A;0.5;2.5VA;I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000000002050759</text:p>
          </table:table-cell>
          <table:table-cell office:value-type="string">
            <text:p>CT;380/220V;SPLITCORE;1000/5A;0.5;2.5V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000000002050759</text:p>
          </table:table-cell>
          <table:table-cell office:value-type="string">
            <text:p>CT;380/220V;SPLITCORE;1000/5A;0.5;2.5V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000000002050760</text:p>
          </table:table-cell>
          <table:table-cell office:value-type="string">
            <text:p>CT;380/220V;SPLITCORE;1500/5A;0.5;2.5V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000000002050760</text:p>
          </table:table-cell>
          <table:table-cell office:value-type="string">
            <text:p>CT;380/220V;SPLITCORE;1500/5A;0.5;2.5V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90000">
            <text:p>9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000000002050803</text:p>
          </table:table-cell>
          <table:table-cell office:value-type="string">
            <text:p>CT;24KV;K;100/5-5A;0.2S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000000002050803</text:p>
          </table:table-cell>
          <table:table-cell office:value-type="string">
            <text:p>CT;24KV;K;100/5-5A;0.2S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000000002050804</text:p>
          </table:table-cell>
          <table:table-cell office:value-type="string">
            <text:p>CT;24KV;K;200/5-5A;0.2S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000000002050804</text:p>
          </table:table-cell>
          <table:table-cell office:value-type="string">
            <text:p>CT;24KV;K;200/5-5A;0.2S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000000002050807</text:p>
          </table:table-cell>
          <table:table-cell office:value-type="string">
            <text:p>CT;380/220V;SQUARE;250/5A;0.5S;2.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34560">
            <text:p>9345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000000002050807</text:p>
          </table:table-cell>
          <table:table-cell office:value-type="string">
            <text:p>CT;380/220V;SQUARE;250/5A;0.5S;2.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34560">
            <text:p>9345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000000002050826</text:p>
          </table:table-cell>
          <table:table-cell office:value-type="string">
            <text:p>CT;24kV;K;20/5A;0.2S;20VA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000000002050826</text:p>
          </table:table-cell>
          <table:table-cell office:value-type="string">
            <text:p>CT;24kV;K;20/5A;0.2S;20VA;O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000000002050832</text:p>
          </table:table-cell>
          <table:table-cell office:value-type="string">
            <text:p>CT;20kV;K;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000000002050832</text:p>
          </table:table-cell>
          <table:table-cell office:value-type="string">
            <text:p>CT;20kV;K;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000000002050835</text:p>
          </table:table-cell>
          <table:table-cell office:value-type="string">
            <text:p>CT;20kV;K;1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02885">
            <text:p>69028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000000002050835</text:p>
          </table:table-cell>
          <table:table-cell office:value-type="string">
            <text:p>CT;20kV;K;1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02885">
            <text:p>69028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000000002050836</text:p>
          </table:table-cell>
          <table:table-cell office:value-type="string">
            <text:p>CT;20kV;K;4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850000">
            <text:p>38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000000002050836</text:p>
          </table:table-cell>
          <table:table-cell office:value-type="string">
            <text:p>CT;20kV;K;4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850000">
            <text:p>38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000000002050847</text:p>
          </table:table-cell>
          <table:table-cell office:value-type="string">
            <text:p>CT;20KV;K;1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6225">
            <text:p>6946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000000002050847</text:p>
          </table:table-cell>
          <table:table-cell office:value-type="string">
            <text:p>CT;20KV;K;1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6225">
            <text:p>6946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000000002050848</text:p>
          </table:table-cell>
          <table:table-cell office:value-type="string">
            <text:p>CT;20KV;K;2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875">
            <text:p>68378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000000002050848</text:p>
          </table:table-cell>
          <table:table-cell office:value-type="string">
            <text:p>CT;20KV;K;2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875">
            <text:p>68378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000000002050849</text:p>
          </table:table-cell>
          <table:table-cell office:value-type="string">
            <text:p>CT;20KV;K;2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301857">
            <text:p>63018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000000002050849</text:p>
          </table:table-cell>
          <table:table-cell office:value-type="string">
            <text:p>CT;20KV;K;2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301857">
            <text:p>63018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000000002050850</text:p>
          </table:table-cell>
          <table:table-cell office:value-type="string">
            <text:p>CT;20KV;K;3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875">
            <text:p>68378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000000002050850</text:p>
          </table:table-cell>
          <table:table-cell office:value-type="string">
            <text:p>CT;20KV;K;3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875">
            <text:p>68378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000000002050851</text:p>
          </table:table-cell>
          <table:table-cell office:value-type="string">
            <text:p>CT;20KV;K;4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050">
            <text:p>6837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000000002050851</text:p>
          </table:table-cell>
          <table:table-cell office:value-type="string">
            <text:p>CT;20KV;K;4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7050">
            <text:p>6837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000000002050852</text:p>
          </table:table-cell>
          <table:table-cell office:value-type="string">
            <text:p>CT;20KV;K;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5400">
            <text:p>694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000000002050852</text:p>
          </table:table-cell>
          <table:table-cell office:value-type="string">
            <text:p>CT;20KV;K;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5400">
            <text:p>694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000000002050854</text:p>
          </table:table-cell>
          <table:table-cell office:value-type="string">
            <text:p>CT;20KV;K;7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000000002050854</text:p>
          </table:table-cell>
          <table:table-cell office:value-type="string">
            <text:p>CT;20KV;K;75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000000002050855</text:p>
          </table:table-cell>
          <table:table-cell office:value-type="string">
            <text:p>CT;20KV;K;10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000000002050855</text:p>
          </table:table-cell>
          <table:table-cell office:value-type="string">
            <text:p>CT;20KV;K;10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000000002050857</text:p>
          </table:table-cell>
          <table:table-cell office:value-type="string">
            <text:p>CT;20KV;K;1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000000002050857</text:p>
          </table:table-cell>
          <table:table-cell office:value-type="string">
            <text:p>CT;20KV;K;15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000000002050858</text:p>
          </table:table-cell>
          <table:table-cell office:value-type="string">
            <text:p>CT;20KV;K;20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18937">
            <text:p>56189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000000002050858</text:p>
          </table:table-cell>
          <table:table-cell office:value-type="string">
            <text:p>CT;20KV;K;20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18937">
            <text:p>56189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000000002050927</text:p>
          </table:table-cell>
          <table:table-cell office:value-type="string">
            <text:p>CT;20kV;K;1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81225">
            <text:p>2381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000000002050927</text:p>
          </table:table-cell>
          <table:table-cell office:value-type="string">
            <text:p>CT;20kV;K;1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81225">
            <text:p>2381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000000002050928</text:p>
          </table:table-cell>
          <table:table-cell office:value-type="string">
            <text:p>CT;20kV;K;15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7225">
            <text:p>6077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000000002050928</text:p>
          </table:table-cell>
          <table:table-cell office:value-type="string">
            <text:p>CT;20kV;K;15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000000002050929</text:p>
          </table:table-cell>
          <table:table-cell office:value-type="string">
            <text:p>CT;20kV;K;2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57950">
            <text:p>24579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000000002050929</text:p>
          </table:table-cell>
          <table:table-cell office:value-type="string">
            <text:p>CT;20kV;K;2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57950">
            <text:p>24579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000000002050930</text:p>
          </table:table-cell>
          <table:table-cell office:value-type="string">
            <text:p>CT;20kV;K;25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7225">
            <text:p>6077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000000002050930</text:p>
          </table:table-cell>
          <table:table-cell office:value-type="string">
            <text:p>CT;20kV;K;25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000000002050931</text:p>
          </table:table-cell>
          <table:table-cell office:value-type="string">
            <text:p>CT;20kV;K;3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6400">
            <text:p>6076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000000002050931</text:p>
          </table:table-cell>
          <table:table-cell office:value-type="string">
            <text:p>CT;20kV;K;3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6400">
            <text:p>6076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000000002050932</text:p>
          </table:table-cell>
          <table:table-cell office:value-type="string">
            <text:p>CT;20kV;K;4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8050">
            <text:p>6078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000000002050932</text:p>
          </table:table-cell>
          <table:table-cell office:value-type="string">
            <text:p>CT;20kV;K;4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8050">
            <text:p>6078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000000002050933</text:p>
          </table:table-cell>
          <table:table-cell office:value-type="string">
            <text:p>CT;20kV;K;5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5400">
            <text:p>694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000000002050933</text:p>
          </table:table-cell>
          <table:table-cell office:value-type="string">
            <text:p>CT;20kV;K;5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45400">
            <text:p>694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000000002051301</text:p>
          </table:table-cell>
          <table:table-cell office:value-type="string">
            <text:p>CT;20KV;K;8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000000002051301</text:p>
          </table:table-cell>
          <table:table-cell office:value-type="string">
            <text:p>CT;20KV;K;80/5-5A;0.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00000">
            <text:p>44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000000002053015</text:p>
          </table:table-cell>
          <table:table-cell office:value-type="string">
            <text:p>CT;20kV;K;1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5575">
            <text:p>60755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000000002053015</text:p>
          </table:table-cell>
          <table:table-cell office:value-type="string">
            <text:p>CT;20kV;K;1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075575">
            <text:p>60755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000000002053443</text:p>
          </table:table-cell>
          <table:table-cell office:value-type="string">
            <text:p>CT;20kV;K;5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92631">
            <text:p>69926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000000002053443</text:p>
          </table:table-cell>
          <table:table-cell office:value-type="string">
            <text:p>CT;20kV;K;5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992631">
            <text:p>69926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000000002053734</text:p>
          </table:table-cell>
          <table:table-cell office:value-type="string">
            <text:p>CT;20kV;K;10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5400">
            <text:p>683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000000002053734</text:p>
          </table:table-cell>
          <table:table-cell office:value-type="string">
            <text:p>CT;20kV;K;1000/5-5A;0.2S;15-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35400">
            <text:p>6835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000000002054251</text:p>
          </table:table-cell>
          <table:table-cell office:value-type="string">
            <text:p>CT;20KV;K;600/5A;0.2S;10VA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000000002054251</text:p>
          </table:table-cell>
          <table:table-cell office:value-type="string">
            <text:p>CT;20KV;K;600/5A;0.2S;10VA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000000002054252</text:p>
          </table:table-cell>
          <table:table-cell office:value-type="string">
            <text:p>CT;20kV;K;500/5A;0.2S;10VA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000000002054252</text:p>
          </table:table-cell>
          <table:table-cell office:value-type="string">
            <text:p>CT;20kV;K;500/5A;0.2S;10VA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000000002054271</text:p>
          </table:table-cell>
          <table:table-cell office:value-type="string">
            <text:p>CT;380/220V;SQUARE;1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10000">
            <text:p>1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000000002054271</text:p>
          </table:table-cell>
          <table:table-cell office:value-type="string">
            <text:p>CT;380/220V;SQUARE;1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10000">
            <text:p>1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000000002054272</text:p>
          </table:table-cell>
          <table:table-cell office:value-type="string">
            <text:p>CT;380/220V;SQUARE;3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70957">
            <text:p>10709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000000002054272</text:p>
          </table:table-cell>
          <table:table-cell office:value-type="string">
            <text:p>CT;380/220V;SQUARE;3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70957">
            <text:p>10709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000000002054333</text:p>
          </table:table-cell>
          <table:table-cell office:value-type="string">
            <text:p>CT;1.2KV;RING;800/5A;5P20;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000000002054333</text:p>
          </table:table-cell>
          <table:table-cell office:value-type="string">
            <text:p>CT;1.2KV;RING;800/5A;5P20;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000000002054336</text:p>
          </table:table-cell>
          <table:table-cell office:value-type="string">
            <text:p>CT;380/220V;SQUARE;25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000000002054336</text:p>
          </table:table-cell>
          <table:table-cell office:value-type="string">
            <text:p>CT;380/220V;SQUARE;25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99890">
            <text:p>10998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000000002054573</text:p>
          </table:table-cell>
          <table:table-cell office:value-type="string">
            <text:p>CT;0.72KV;RING;800/5A;5P20;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643400">
            <text:p>1643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000000002054573</text:p>
          </table:table-cell>
          <table:table-cell office:value-type="string">
            <text:p>CT;0.72KV;RING;800/5A;5P20;5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643400">
            <text:p>1643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000000002070009</text:p>
          </table:table-cell>
          <table:table-cell office:value-type="string">
            <text:p>PT;20kV;K;IND;20000/V3-100/V3;0.5;10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04722">
            <text:p>8047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000000002070009</text:p>
          </table:table-cell>
          <table:table-cell office:value-type="string">
            <text:p>PT;20kV;K;IND;20000/V3-100/V3;0.5;10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000000002070016</text:p>
          </table:table-cell>
          <table:table-cell office:value-type="string">
            <text:p>PT;20kV;K;IND;20000/V3-100/V3;;6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000000002070016</text:p>
          </table:table-cell>
          <table:table-cell office:value-type="string">
            <text:p>PT;20kV;K;IND;20000/V3-100/V3;;6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000">
            <text:p>88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000000002070040</text:p>
          </table:table-cell>
          <table:table-cell office:value-type="string">
            <text:p>PT;20kV;K;;20000/V3-100/V3;0.2;3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000000002070111</text:p>
          </table:table-cell>
          <table:table-cell office:value-type="string">
            <text:p>PT;150kV;K;CAP;150/V3-0.1/V3;0.5;5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000000002070111</text:p>
          </table:table-cell>
          <table:table-cell office:value-type="string">
            <text:p>PT;150kV;K;CAP;150/V3-0.1/V3;0.5;50V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000000002090004</text:p>
          </table:table-cell>
          <table:table-cell office:value-type="string">
            <text:p>LA;20-24kV;K;10kA;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6015">
            <text:p>7160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000000002090004</text:p>
          </table:table-cell>
          <table:table-cell office:value-type="string">
            <text:p>LA;20-24kV;K;10kA;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000000002090032</text:p>
          </table:table-cell>
          <table:table-cell office:value-type="string">
            <text:p>LA;20-24kV;K;10kA;POLYMER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8980">
            <text:p>7389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000000002090032</text:p>
          </table:table-cell>
          <table:table-cell office:value-type="string">
            <text:p>LA;20-24kV;K;10kA;POLYMER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8980">
            <text:p>7389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000000002150001</text:p>
          </table:table-cell>
          <table:table-cell office:value-type="string">
            <text:p>CUB;ISO;CB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000000002150001</text:p>
          </table:table-cell>
          <table:table-cell office:value-type="string">
            <text:p>CUB;ISO;CB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000000002150004</text:p>
          </table:table-cell>
          <table:table-cell office:value-type="string">
            <text:p>CUB;ISO;LBS;24kV;630A;24k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5374945">
            <text:p>453749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000000002150004</text:p>
          </table:table-cell>
          <table:table-cell office:value-type="string">
            <text:p>CUB;ISO;LBS;24kV;630A;24kA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5374945">
            <text:p>453749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000000002150007</text:p>
          </table:table-cell>
          <table:table-cell office:value-type="string">
            <text:p>CUB;ISO;RMU(2LBS-TP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2040000">
            <text:p>620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000000002150007</text:p>
          </table:table-cell>
          <table:table-cell office:value-type="string">
            <text:p>CUB;ISO;RMU(2LBS-TP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000000002150010</text:p>
          </table:table-cell>
          <table:table-cell office:value-type="string">
            <text:p>CUB;ISO;RMU-2LBSVTCB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000000002150010</text:p>
          </table:table-cell>
          <table:table-cell office:value-type="string">
            <text:p>CUB;ISO;RMU-2LBSVTCB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000000002150011</text:p>
          </table:table-cell>
          <table:table-cell office:value-type="string">
            <text:p>CUB;ISO;TP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70032563">
            <text:p>700325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000000002150011</text:p>
          </table:table-cell>
          <table:table-cell office:value-type="string">
            <text:p>CUB;ISO;TP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70032563">
            <text:p>700325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000000002150012</text:p>
          </table:table-cell>
          <table:table-cell office:value-type="string">
            <text:p>CUB;ISO;VT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6614900">
            <text:p>66614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000000002150012</text:p>
          </table:table-cell>
          <table:table-cell office:value-type="string">
            <text:p>CUB;ISO;VT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000000002150013</text:p>
          </table:table-cell>
          <table:table-cell office:value-type="string">
            <text:p>CUB;N ISO;ACO(2LBS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69720000">
            <text:p>2697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000000002150013</text:p>
          </table:table-cell>
          <table:table-cell office:value-type="string">
            <text:p>CUB;N ISO;ACO(2LBS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69720000">
            <text:p>2697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000000002150015</text:p>
          </table:table-cell>
          <table:table-cell office:value-type="string">
            <text:p>CUB;N ISO;CBMP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3451200">
            <text:p>53451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000000002150015</text:p>
          </table:table-cell>
          <table:table-cell office:value-type="string">
            <text:p>CUB;N ISO;CBMP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000000002150017</text:p>
          </table:table-cell>
          <table:table-cell office:value-type="string">
            <text:p>CUB;N ISO;CBOG MET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3088150">
            <text:p>103088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000000002150017</text:p>
          </table:table-cell>
          <table:table-cell office:value-type="string">
            <text:p>CUB;N ISO;CBOG MET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3088150">
            <text:p>103088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000000002150018</text:p>
          </table:table-cell>
          <table:table-cell office:value-type="string">
            <text:p>CUB;N ISO;CBOG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3472100">
            <text:p>53472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000000002150018</text:p>
          </table:table-cell>
          <table:table-cell office:value-type="string">
            <text:p>CUB;N ISO;CBOG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000000002150024</text:p>
          </table:table-cell>
          <table:table-cell office:value-type="string">
            <text:p>CUB;N ISO;LBS MOTORIZE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174834">
            <text:p>231748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000000002150024</text:p>
          </table:table-cell>
          <table:table-cell office:value-type="string">
            <text:p>CUB;N ISO;LBS MOTORIZE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174834">
            <text:p>231748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000000002150029</text:p>
          </table:table-cell>
          <table:table-cell office:value-type="string">
            <text:p>CUB;N ISO;LBS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013850">
            <text:p>210138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000000002150029</text:p>
          </table:table-cell>
          <table:table-cell office:value-type="string">
            <text:p>CUB;N ISO;LBS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013850">
            <text:p>210138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000000002150030</text:p>
          </table:table-cell>
          <table:table-cell office:value-type="string">
            <text:p>CUB;N ISO;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7532610">
            <text:p>75326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000000002150030</text:p>
          </table:table-cell>
          <table:table-cell office:value-type="string">
            <text:p>CUB;N ISO;OG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000000002150031</text:p>
          </table:table-cell>
          <table:table-cell office:value-type="string">
            <text:p>CUB;N ISO;SACO(2LBS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0920441">
            <text:p>3092044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000000002150031</text:p>
          </table:table-cell>
          <table:table-cell office:value-type="string">
            <text:p>CUB;N ISO;SACO(2LBS);24kV;63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000000002150033</text:p>
          </table:table-cell>
          <table:table-cell office:value-type="string">
            <text:p>CUB;N ISO;TP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4492843">
            <text:p>244928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000000002150033</text:p>
          </table:table-cell>
          <table:table-cell office:value-type="string">
            <text:p>CUB;N ISO;TP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4492843">
            <text:p>244928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000000002150034</text:p>
          </table:table-cell>
          <table:table-cell office:value-type="string">
            <text:p>CUB;N ISO;VT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167000">
            <text:p>1316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000000002150034</text:p>
          </table:table-cell>
          <table:table-cell office:value-type="string">
            <text:p>CUB;N ISO;VT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000000002150035</text:p>
          </table:table-cell>
          <table:table-cell office:value-type="string">
            <text:p>CUB;N ISO;DS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014474">
            <text:p>60144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000000002150035</text:p>
          </table:table-cell>
          <table:table-cell office:value-type="string">
            <text:p>CUB;N ISO;DS;24KV;630A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000000002150049</text:p>
          </table:table-cell>
          <table:table-cell office:value-type="string">
            <text:p>CUB;MTLCLAD;OUTGOING;20kV;630A;25KA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2769604">
            <text:p>12276960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000000002150049</text:p>
          </table:table-cell>
          <table:table-cell office:value-type="string">
            <text:p>CUB;MTLCLAD;OUTGOING;20kV;630A;25KA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22769604">
            <text:p>12276960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000000002150091</text:p>
          </table:table-cell>
          <table:table-cell office:value-type="string">
            <text:p>CUB;ISO;LBS MOTORIZE;24kV;630A;2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1190481">
            <text:p>611904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000000002150091</text:p>
          </table:table-cell>
          <table:table-cell office:value-type="string">
            <text:p>CUB;ISO;LBS MOTORIZE;24kV;630A;2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1190481">
            <text:p>611904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000000002150093</text:p>
          </table:table-cell>
          <table:table-cell office:value-type="string">
            <text:p>CUB;ISO;CBOG+MTR;20kV;40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60700000">
            <text:p>2607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000000002150093</text:p>
          </table:table-cell>
          <table:table-cell office:value-type="string">
            <text:p>CUB;ISO;CBOG+MTR;20kV;400A;12.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000000002150095</text:p>
          </table:table-cell>
          <table:table-cell office:value-type="string">
            <text:p>CUB;ISO;METERING;20kV;630A;2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3408843">
            <text:p>2734088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000000002150095</text:p>
          </table:table-cell>
          <table:table-cell office:value-type="string">
            <text:p>CUB;ISO;METERING;20kV;630A;25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3408843">
            <text:p>2734088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000000002150110</text:p>
          </table:table-cell>
          <table:table-cell office:value-type="string">
            <text:p>CUB;MTLCLAD;COUPLE;20kV;2000A;25kA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65614603">
            <text:p>1656146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000000002150110</text:p>
          </table:table-cell>
          <table:table-cell office:value-type="string">
            <text:p>CUB;MTLCLAD;COUPLE;20kV;2000A;25kA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65614603">
            <text:p>1656146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000000002150119</text:p>
          </table:table-cell>
          <table:table-cell office:value-type="string">
            <text:p>CUB;MTLCLAD;OUTGOING;20kV;1250A;25kA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000000002150119</text:p>
          </table:table-cell>
          <table:table-cell office:value-type="string">
            <text:p>CUB;MTLCLAD;OUTGOING;20kV;1250A;25kA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000000002150126</text:p>
          </table:table-cell>
          <table:table-cell office:value-type="string">
            <text:p>CUB;N ISO NMTR;ACO(2LBS)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1770000">
            <text:p>23177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000000002150126</text:p>
          </table:table-cell>
          <table:table-cell office:value-type="string">
            <text:p>CUB;N ISO NMTR;ACO(2LBS)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1770000">
            <text:p>23177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000000002150163</text:p>
          </table:table-cell>
          <table:table-cell office:value-type="string">
            <text:p>CUB;ISO;LBS MOTORIZE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892842">
            <text:p>5089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000000002150163</text:p>
          </table:table-cell>
          <table:table-cell office:value-type="string">
            <text:p>CUB;ISO;LBS MOTORIZE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892842">
            <text:p>5089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000000002150173</text:p>
          </table:table-cell>
          <table:table-cell office:value-type="string">
            <text:p>CUB;N ISO;LBS MOTORIZE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9893742">
            <text:p>198937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000000002150173</text:p>
          </table:table-cell>
          <table:table-cell office:value-type="string">
            <text:p>CUB;N ISO;LBS MOTORIZE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9893742">
            <text:p>198937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000000002150176</text:p>
          </table:table-cell>
          <table:table-cell office:value-type="string">
            <text:p>CUB;N ISO;CBOG MTRZ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5002900">
            <text:p>125002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000000002150176</text:p>
          </table:table-cell>
          <table:table-cell office:value-type="string">
            <text:p>CUB;N ISO;CBOG MTRZ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5002900">
            <text:p>125002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000000002150188</text:p>
          </table:table-cell>
          <table:table-cell office:value-type="string">
            <text:p>CUB;N ISO;LBS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726239">
            <text:p>167262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000000002150188</text:p>
          </table:table-cell>
          <table:table-cell office:value-type="string">
            <text:p>CUB;N ISO;LBS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726239">
            <text:p>167262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000000002150599</text:p>
          </table:table-cell>
          <table:table-cell office:value-type="string">
            <text:p>CUB;N ISO;CBOG MOT MTR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87153858">
            <text:p>871538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000000002150599</text:p>
          </table:table-cell>
          <table:table-cell office:value-type="string">
            <text:p>CUB;N ISO;CBOG MOT MTR;24KV;630A;16K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87153858">
            <text:p>871538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000000002150601</text:p>
          </table:table-cell>
          <table:table-cell office:value-type="string">
            <text:p>CUB;ISO;CBOG+MTR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48460058">
            <text:p>2484600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000000002150601</text:p>
          </table:table-cell>
          <table:table-cell office:value-type="string">
            <text:p>CUB;ISO;CBOG+MTR;24KV;630A;16KA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48460058">
            <text:p>2484600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000000002150603</text:p>
          </table:table-cell>
          <table:table-cell office:value-type="string">
            <text:p>CUB;ISO;LBS;24KV;630A;16KA;MANU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1717842">
            <text:p>51717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000000002150603</text:p>
          </table:table-cell>
          <table:table-cell office:value-type="string">
            <text:p>CUB;ISO;LBS;24KV;630A;16KA;MANU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1717842">
            <text:p>51717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000000002150604</text:p>
          </table:table-cell>
          <table:table-cell office:value-type="string">
            <text:p>CUB;ISO;TP;24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242842">
            <text:p>7124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000000002150604</text:p>
          </table:table-cell>
          <table:table-cell office:value-type="string">
            <text:p>CUB;ISO;TP;24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242842">
            <text:p>7124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000000002150605</text:p>
          </table:table-cell>
          <table:table-cell office:value-type="string">
            <text:p>CUB;N ISO;TP;24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192842">
            <text:p>2119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000000002150605</text:p>
          </table:table-cell>
          <table:table-cell office:value-type="string">
            <text:p>CUB;N ISO;TP;24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192842">
            <text:p>211928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000000002150608</text:p>
          </table:table-cell>
          <table:table-cell office:value-type="string">
            <text:p>CUB;ISO;CBOG INC MTRZ+MTR;20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000000002150608</text:p>
          </table:table-cell>
          <table:table-cell office:value-type="string">
            <text:p>CUB;ISO;CBOG INC MTRZ+MTR;20KV;630A;16K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000000002150615</text:p>
          </table:table-cell>
          <table:table-cell office:value-type="string">
            <text:p>CUB;;ACOS;24KV;630A;16KA;INC AT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84000000">
            <text:p>484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000000002150615</text:p>
          </table:table-cell>
          <table:table-cell office:value-type="string">
            <text:p>CUB;;ACOS;24KV;630A;16KA;INC AT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84000000">
            <text:p>484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000000002160008</text:p>
          </table:table-cell>
          <table:table-cell office:value-type="string">
            <text:p>CUB ACC;MECHANIC MOTORIZED 48V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000000002160008</text:p>
          </table:table-cell>
          <table:table-cell office:value-type="string">
            <text:p>CUB ACC;MECHANIC MOTORIZED 48V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000000002160037</text:p>
          </table:table-cell>
          <table:table-cell office:value-type="string">
            <text:p>CUB ACC;COPPER BRA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000000002160037</text:p>
          </table:table-cell>
          <table:table-cell office:value-type="string">
            <text:p>CUB ACC;COPPER BRA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000000002160044</text:p>
          </table:table-cell>
          <table:table-cell office:value-type="string">
            <text:p>CUB ACC;RAIL CU MALE DS 20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">
            <text:p>137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000000002160044</text:p>
          </table:table-cell>
          <table:table-cell office:value-type="string">
            <text:p>CUB ACC;RAIL CU MALE DS 20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">
            <text:p>137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000000002160046</text:p>
          </table:table-cell>
          <table:table-cell office:value-type="string">
            <text:p>CUB ACC;HEAT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2130">
            <text:p>442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000000002160046</text:p>
          </table:table-cell>
          <table:table-cell office:value-type="string">
            <text:p>CUB ACC;HEAT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42130">
            <text:p>442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000000002160078</text:p>
          </table:table-cell>
          <table:table-cell office:value-type="string">
            <text:p>CUB ACC;TEMPORARY VOLTAGE SUPPLY (TVS)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000">
            <text:p>247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000000002160078</text:p>
          </table:table-cell>
          <table:table-cell office:value-type="string">
            <text:p>CUB ACC;TEMPORARY VOLTAGE SUPPLY (TVS)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000">
            <text:p>247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000000002170010</text:p>
          </table:table-cell>
          <table:table-cell office:value-type="string">
            <text:p>RELAY;MCAG14;ELECT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000000002170010</text:p>
          </table:table-cell>
          <table:table-cell office:value-type="string">
            <text:p>RELAY;MCAG14;ELECT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000000002170012</text:p>
          </table:table-cell>
          <table:table-cell office:value-type="string">
            <text:p>RELAY;OCR;DIGITAL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200000">
            <text:p>132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000000002170012</text:p>
          </table:table-cell>
          <table:table-cell office:value-type="string">
            <text:p>RELAY;OCR;DIGITAL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000000002170015</text:p>
          </table:table-cell>
          <table:table-cell office:value-type="string">
            <text:p>RELAY;OCR+GFR;DIGITAL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25000">
            <text:p>962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000000002170015</text:p>
          </table:table-cell>
          <table:table-cell office:value-type="string">
            <text:p>RELAY;OCR+GFR;DIGITAL;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25000">
            <text:p>962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000000002170019</text:p>
          </table:table-cell>
          <table:table-cell office:value-type="string">
            <text:p>RELAY;THERMAL INVERST TIME;;110VDC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000000002170019</text:p>
          </table:table-cell>
          <table:table-cell office:value-type="string">
            <text:p>RELAY;THERMAL INVERST TIME;;110VDC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000000002170022</text:p>
          </table:table-cell>
          <table:table-cell office:value-type="string">
            <text:p>RELAY;ZERO SEQUENCE;;110VDC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27337">
            <text:p>24273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000000002170022</text:p>
          </table:table-cell>
          <table:table-cell office:value-type="string">
            <text:p>RELAY;ZERO SEQUENCE;;110VDC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000000002170172</text:p>
          </table:table-cell>
          <table:table-cell office:value-type="string">
            <text:p>RELAY;OCR+GFR;DIGITAL;110V3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25000">
            <text:p>962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000000002170172</text:p>
          </table:table-cell>
          <table:table-cell office:value-type="string">
            <text:p>RELAY;OCR+GFR;DIGITAL;110V3;110VDC;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25000">
            <text:p>962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000000002180018</text:p>
          </table:table-cell>
          <table:table-cell office:value-type="string">
            <text:p>RELAY ACC;GOUND FAULT DETECTOR T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066800">
            <text:p>406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000000002180018</text:p>
          </table:table-cell>
          <table:table-cell office:value-type="string">
            <text:p>RELAY ACC;GOUND FAULT DETECTOR T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066800">
            <text:p>406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000000002180022</text:p>
          </table:table-cell>
          <table:table-cell office:value-type="string">
            <text:p>RELAY ACC;INDEPENDENT TOC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59857">
            <text:p>19598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000000002180022</text:p>
          </table:table-cell>
          <table:table-cell office:value-type="string">
            <text:p>RELAY ACC;INDEPENDENT TOC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000000002180029</text:p>
          </table:table-cell>
          <table:table-cell office:value-type="string">
            <text:p>RELAY ACC;PROTECTION CHRONOLOGICALLY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80000">
            <text:p>96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000000002180029</text:p>
          </table:table-cell>
          <table:table-cell office:value-type="string">
            <text:p>RELAY ACC;PROTECTION CHRONOLOGICALLY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80000">
            <text:p>96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000000002180176</text:p>
          </table:table-cell>
          <table:table-cell office:value-type="string">
            <text:p>RELAY ACC;GROUND FAULT DETECTOR 20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000000002180176</text:p>
          </table:table-cell>
          <table:table-cell office:value-type="string">
            <text:p>RELAY ACC;GROUND FAULT DETECTOR 20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000000002190007</text:p>
          </table:table-cell>
          <table:table-cell office:value-type="string">
            <text:p>MTR;APP1C M;;3P;380V;CT 1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66000">
            <text:p>556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000000002190007</text:p>
          </table:table-cell>
          <table:table-cell office:value-type="string">
            <text:p>MTR;APP1C M;;3P;380V;CT 1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000000002190009</text:p>
          </table:table-cell>
          <table:table-cell office:value-type="string">
            <text:p>MTR;APP1C M;;3P;380V;CT 2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48400">
            <text:p>5548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000000002190009</text:p>
          </table:table-cell>
          <table:table-cell office:value-type="string">
            <text:p>MTR;APP1C M;;3P;380V;CT 2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000000002190013</text:p>
          </table:table-cell>
          <table:table-cell office:value-type="string">
            <text:p>MTR;APP2F M;;3P;380V;CT 1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619696">
            <text:p>36196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000000002190013</text:p>
          </table:table-cell>
          <table:table-cell office:value-type="string">
            <text:p>MTR;APP2F M;;3P;380V;CT 10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000000002190018</text:p>
          </table:table-cell>
          <table:table-cell office:value-type="string">
            <text:p>MTR;APP2F M;;3P;380V;CT 5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619696">
            <text:p>36196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000000002190018</text:p>
          </table:table-cell>
          <table:table-cell office:value-type="string">
            <text:p>MTR;APP2F M;;3P;380V;CT 50/5A;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000000002190026</text:p>
          </table:table-cell>
          <table:table-cell office:value-type="string">
            <text:p>MTR;kVARH M;;3P;220/380V;20-60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02060">
            <text:p>9020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000000002190026</text:p>
          </table:table-cell>
          <table:table-cell office:value-type="string">
            <text:p>MTR;kVARH M;;3P;220/380V;20-60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02060">
            <text:p>9020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000000002190026</text:p>
          </table:table-cell>
          <table:table-cell office:value-type="string">
            <text:p>MTR;kVARH M;;3P;220/380V;20-60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02060">
            <text:p>9020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000000002190027</text:p>
          </table:table-cell>
          <table:table-cell office:value-type="string">
            <text:p>MTR;kVARH M;;3P;220/380V;50-100A;3;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000000002190027</text:p>
          </table:table-cell>
          <table:table-cell office:value-type="string">
            <text:p>MTR;kVARH M;;3P;220/380V;50-100A;3;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000000002190028</text:p>
          </table:table-cell>
          <table:table-cell office:value-type="string">
            <text:p>MTR;kVARH M;;3P;220/380V;5-20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000000002190028</text:p>
          </table:table-cell>
          <table:table-cell office:value-type="string">
            <text:p>MTR;kVARH M;;3P;220/380V;5-20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000000002190029</text:p>
          </table:table-cell>
          <table:table-cell office:value-type="string">
            <text:p>MTR;kVARH M;;3P;220/380V;5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8208">
            <text:p>7182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000000002190029</text:p>
          </table:table-cell>
          <table:table-cell office:value-type="string">
            <text:p>MTR;kVARH M;;3P;220/380V;5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000000002190030</text:p>
          </table:table-cell>
          <table:table-cell office:value-type="string">
            <text:p>MTR;kVARH M;;3P;57.7/100V;5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000000002190030</text:p>
          </table:table-cell>
          <table:table-cell office:value-type="string">
            <text:p>MTR;kVARH M;;3P;57.7/100V;5A;3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000000002190031</text:p>
          </table:table-cell>
          <table:table-cell office:value-type="string">
            <text:p>MTR;kWH E;;1P;230V;;0.5;;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950">
            <text:p>1589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000000002190031</text:p>
          </table:table-cell>
          <table:table-cell office:value-type="string">
            <text:p>MTR;kWH E;;1P;230V;;0.5;;;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000000002190042</text:p>
          </table:table-cell>
          <table:table-cell office:value-type="string">
            <text:p>MTR;kWH E-PR;;1P;230V;20-60A;0.5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000000002190042</text:p>
          </table:table-cell>
          <table:table-cell office:value-type="string">
            <text:p>MTR;kWH E-PR;;1P;230V;20-60A;0.5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000000002190045</text:p>
          </table:table-cell>
          <table:table-cell office:value-type="string">
            <text:p>MTR;kWH M;;1P;230V;20-60A;2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5050">
            <text:p>215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000000002190045</text:p>
          </table:table-cell>
          <table:table-cell office:value-type="string">
            <text:p>MTR;kWH M;;1P;230V;20-60A;2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5050">
            <text:p>215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000000002190045</text:p>
          </table:table-cell>
          <table:table-cell office:value-type="string">
            <text:p>MTR;kWH M;;1P;230V;20-60A;2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000000002190048</text:p>
          </table:table-cell>
          <table:table-cell office:value-type="string">
            <text:p>MTR;kWH M;;1P;230V;5-20A;2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400">
            <text:p>158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000000002190048</text:p>
          </table:table-cell>
          <table:table-cell office:value-type="string">
            <text:p>MTR;kWH M;;1P;230V;5-20A;2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400">
            <text:p>158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000000002190051</text:p>
          </table:table-cell>
          <table:table-cell office:value-type="string">
            <text:p>MTR;kWH M;;3P;220/380V;20-60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45494">
            <text:p>9454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000000002190051</text:p>
          </table:table-cell>
          <table:table-cell office:value-type="string">
            <text:p>MTR;kWH M;;3P;220/380V;20-60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45494">
            <text:p>9454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000000002190052</text:p>
          </table:table-cell>
          <table:table-cell office:value-type="string">
            <text:p>MTR;kWH M;;3P;220/380V;20-6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">
            <text:p>11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000000002190052</text:p>
          </table:table-cell>
          <table:table-cell office:value-type="string">
            <text:p>MTR;kWH M;;3P;220/380V;20-6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">
            <text:p>11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000000002190056</text:p>
          </table:table-cell>
          <table:table-cell office:value-type="string">
            <text:p>MTR;kWH M;;3P;220/380V;50-10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17500">
            <text:p>101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000000002190056</text:p>
          </table:table-cell>
          <table:table-cell office:value-type="string">
            <text:p>MTR;kWH M;;3P;220/380V;50-10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17500">
            <text:p>101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000000002190056</text:p>
          </table:table-cell>
          <table:table-cell office:value-type="string">
            <text:p>MTR;kWH M;;3P;220/380V;50-10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17500">
            <text:p>101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000000002190057</text:p>
          </table:table-cell>
          <table:table-cell office:value-type="string">
            <text:p>MTR;kWH M;;3P;220/380V;5-20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33524">
            <text:p>8335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000000002190057</text:p>
          </table:table-cell>
          <table:table-cell office:value-type="string">
            <text:p>MTR;kWH M;;3P;220/380V;5-20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33524">
            <text:p>8335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000000002190058</text:p>
          </table:table-cell>
          <table:table-cell office:value-type="string">
            <text:p>MTR;kWH M;;3P;220/380V;5-2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45000">
            <text:p>10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000000002190058</text:p>
          </table:table-cell>
          <table:table-cell office:value-type="string">
            <text:p>MTR;kWH M;;3P;220/380V;5-20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45000">
            <text:p>10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000000002190059</text:p>
          </table:table-cell>
          <table:table-cell office:value-type="string">
            <text:p>MTR;kWH M;;3P;220/380V;5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000000002190059</text:p>
          </table:table-cell>
          <table:table-cell office:value-type="string">
            <text:p>MTR;kWH M;;3P;220/380V;5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000000002190060</text:p>
          </table:table-cell>
          <table:table-cell office:value-type="string">
            <text:p>MTR;kWH M;;3P;220/380V;5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98970">
            <text:p>8989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000000002190060</text:p>
          </table:table-cell>
          <table:table-cell office:value-type="string">
            <text:p>MTR;kWH M;;3P;220/380V;5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000000002190061</text:p>
          </table:table-cell>
          <table:table-cell office:value-type="string">
            <text:p>MTR;kWH M;;3P;57.7/100V;5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000000002190061</text:p>
          </table:table-cell>
          <table:table-cell office:value-type="string">
            <text:p>MTR;kWH M;;3P;57.7/100V;5A;1;D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000000002190062</text:p>
          </table:table-cell>
          <table:table-cell office:value-type="string">
            <text:p>MTR;kWH M;;3P;57.7/100V;5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54510">
            <text:p>4545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000000002190062</text:p>
          </table:table-cell>
          <table:table-cell office:value-type="string">
            <text:p>MTR;kWH M;;3P;57.7/100V;5A;2;ST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000000002190068</text:p>
          </table:table-cell>
          <table:table-cell office:value-type="string">
            <text:p>MTR;kWH MCOM;;1P;230V;5-20A-16A;2;S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000000002190068</text:p>
          </table:table-cell>
          <table:table-cell office:value-type="string">
            <text:p>MTR;kWH MCOM;;1P;230V;5-20A-16A;2;S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000000002190080</text:p>
          </table:table-cell>
          <table:table-cell office:value-type="string">
            <text:p>MTR;KWH EXIM;;3P;57.7V;50A;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77913">
            <text:p>10779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000000002190080</text:p>
          </table:table-cell>
          <table:table-cell office:value-type="string">
            <text:p>MTR;KWH EXIM;;3P;57.7V;50A;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000000002190089</text:p>
          </table:table-cell>
          <table:table-cell office:value-type="string">
            <text:p>MTR;KWH E;;3P;220/380V;5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281">
            <text:p>24752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000000002190089</text:p>
          </table:table-cell>
          <table:table-cell office:value-type="string">
            <text:p>MTR;KWH E;;3P;220/380V;5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281">
            <text:p>24752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000000002190090</text:p>
          </table:table-cell>
          <table:table-cell office:value-type="string">
            <text:p>MTR;KWH E;;3P;57,7/100V;0,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448959">
            <text:p>54489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000000002190090</text:p>
          </table:table-cell>
          <table:table-cell office:value-type="string">
            <text:p>MTR;KWH E;;3P;57,7/100V;0,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448959">
            <text:p>54489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000000002190096</text:p>
          </table:table-cell>
          <table:table-cell office:value-type="string">
            <text:p>MTR;KWHMCOM;;1P;230V;5-20A MINMCB;2;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9200">
            <text:p>179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000000002190096</text:p>
          </table:table-cell>
          <table:table-cell office:value-type="string">
            <text:p>MTR;KWHMCOM;;1P;230V;5-20A MINMCB;2;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9200">
            <text:p>179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000000002190106</text:p>
          </table:table-cell>
          <table:table-cell office:value-type="string">
            <text:p>MTR;kWH E;;1P;230V;5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42100">
            <text:p>342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000000002190106</text:p>
          </table:table-cell>
          <table:table-cell office:value-type="string">
            <text:p>MTR;kWH E;;1P;230V;5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000000002190112</text:p>
          </table:table-cell>
          <table:table-cell office:value-type="string">
            <text:p>MTR;kWH E;;3P;57.7/100V;5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86500">
            <text:p>1886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000000002190112</text:p>
          </table:table-cell>
          <table:table-cell office:value-type="string">
            <text:p>MTR;kWH E;;3P;57.7/100V;5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86500">
            <text:p>1886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000000002190115</text:p>
          </table:table-cell>
          <table:table-cell office:value-type="string">
            <text:p>MTR;kWH E;MD;3P;57.7/100V;5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247000">
            <text:p>524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000000002190115</text:p>
          </table:table-cell>
          <table:table-cell office:value-type="string">
            <text:p>MTR;kWH E;MD;3P;57.7/100V;5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000000002190116</text:p>
          </table:table-cell>
          <table:table-cell office:value-type="string">
            <text:p>MTR;KWH EXIM;;1P;57.7V;5A;0.5;S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4000">
            <text:p>158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000000002190116</text:p>
          </table:table-cell>
          <table:table-cell office:value-type="string">
            <text:p>MTR;KWH EXIM;;1P;57.7V;5A;0.5;S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4000">
            <text:p>158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000000002190191</text:p>
          </table:table-cell>
          <table:table-cell office:value-type="string">
            <text:p>MTR;OFIT;;3P;20kV/100V;150-300/5.5A;0.5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717354">
            <text:p>887173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000000002190191</text:p>
          </table:table-cell>
          <table:table-cell office:value-type="string">
            <text:p>MTR;OFIT;;3P;20kV/100V;150-300/5.5A;0.5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717354">
            <text:p>887173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000000002190194</text:p>
          </table:table-cell>
          <table:table-cell office:value-type="string">
            <text:p>MTR;kWH E;;3P;220/38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25684">
            <text:p>23256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000000002190194</text:p>
          </table:table-cell>
          <table:table-cell office:value-type="string">
            <text:p>MTR;kWH E;;3P;220/38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25684">
            <text:p>23256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000000002190206</text:p>
          </table:table-cell>
          <table:table-cell office:value-type="string">
            <text:p>MTR;kWH E;;3P;57.7/240V;5-20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443000">
            <text:p>3443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000000002190206</text:p>
          </table:table-cell>
          <table:table-cell office:value-type="string">
            <text:p>MTR;kWH E;;3P;57.7/240V;5-20A;0.5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000000002190218</text:p>
          </table:table-cell>
          <table:table-cell office:value-type="string">
            <text:p>MTR;kWH E;;3P;230/400V;5-8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03435">
            <text:p>14034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000000002190218</text:p>
          </table:table-cell>
          <table:table-cell office:value-type="string">
            <text:p>MTR;kWH E;;3P;230/400V;5-8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03435">
            <text:p>14034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000000002190218</text:p>
          </table:table-cell>
          <table:table-cell office:value-type="string">
            <text:p>MTR;kWH E;;3P;230/400V;5-8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000000002190224</text:p>
          </table:table-cell>
          <table:table-cell office:value-type="string">
            <text:p>MTR;kWH E-PR;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6475">
            <text:p>2664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000000002190224</text:p>
          </table:table-cell>
          <table:table-cell office:value-type="string">
            <text:p>MTR;kWH E-PR;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6475">
            <text:p>2664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000000002190224</text:p>
          </table:table-cell>
          <table:table-cell office:value-type="string">
            <text:p>MTR;kWH E-PR;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000000002190226</text:p>
          </table:table-cell>
          <table:table-cell office:value-type="string">
            <text:p>MTR;kWH E;;1P;230V;5-65A;1;;2W;(PLC)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000">
            <text:p>247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000000002190226</text:p>
          </table:table-cell>
          <table:table-cell office:value-type="string">
            <text:p>MTR;kWH E;;1P;230V;5-65A;1;;2W;(PLC)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000000002190237</text:p>
          </table:table-cell>
          <table:table-cell office:value-type="string">
            <text:p>MTR;KWH E-PR-COM;1P;230V;5-60A-2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000000002190237</text:p>
          </table:table-cell>
          <table:table-cell office:value-type="string">
            <text:p>MTR;KWH E-PR-COM;1P;230V;5-60A-2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000000002190238</text:p>
          </table:table-cell>
          <table:table-cell office:value-type="string">
            <text:p>MTR;KWH E-PR-COM;1P;230V;5-60A-4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000000002190238</text:p>
          </table:table-cell>
          <table:table-cell office:value-type="string">
            <text:p>MTR;KWH E-PR-COM;1P;230V;5-60A-4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000000002190239</text:p>
          </table:table-cell>
          <table:table-cell office:value-type="string">
            <text:p>MTR;KWH E-PR-COM;1P;230V;5-60A-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000000002190239</text:p>
          </table:table-cell>
          <table:table-cell office:value-type="string">
            <text:p>MTR;KWH E-PR-COM;1P;230V;5-60A-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000000002190240</text:p>
          </table:table-cell>
          <table:table-cell office:value-type="string">
            <text:p>MTR;KWH E-PR-COM;1P;230V;5-60A-1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000000002190240</text:p>
          </table:table-cell>
          <table:table-cell office:value-type="string">
            <text:p>MTR;KWH E-PR-COM;1P;230V;5-60A-1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000000002190241</text:p>
          </table:table-cell>
          <table:table-cell office:value-type="string">
            <text:p>MTR;KWH E-PR-COM;1P;230V;5-60A-1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000000002190241</text:p>
          </table:table-cell>
          <table:table-cell office:value-type="string">
            <text:p>MTR;KWH E-PR-COM;1P;230V;5-60A-1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000000002190242</text:p>
          </table:table-cell>
          <table:table-cell office:value-type="string">
            <text:p>MTR;KWH E-PR-COM;1P;230V;5-60A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000000002190242</text:p>
          </table:table-cell>
          <table:table-cell office:value-type="string">
            <text:p>MTR;KWH E-PR-COM;1P;230V;5-60A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000000002190243</text:p>
          </table:table-cell>
          <table:table-cell office:value-type="string">
            <text:p>MTR;KWH E-PR-COM;1P;230V;5-60A-2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000000002190243</text:p>
          </table:table-cell>
          <table:table-cell office:value-type="string">
            <text:p>MTR;KWH E-PR-COM;1P;230V;5-60A-2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6940">
            <text:p>2369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000000002190244</text:p>
          </table:table-cell>
          <table:table-cell office:value-type="string">
            <text:p>MTR;KWHE-PR-COM;1P;230V;5-60;1;2W;MINMC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56800">
            <text:p>756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000000002190244</text:p>
          </table:table-cell>
          <table:table-cell office:value-type="string">
            <text:p>MTR;KWHE-PR-COM;1P;230V;5-60;1;2W;MINMC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000000002190250</text:p>
          </table:table-cell>
          <table:table-cell office:value-type="string">
            <text:p>MTR;kWH E;MD+ANT;1P;;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22500">
            <text:p>162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000000002190250</text:p>
          </table:table-cell>
          <table:table-cell office:value-type="string">
            <text:p>MTR;kWH E;MD+ANT;1P;;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22500">
            <text:p>162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000000002190254</text:p>
          </table:table-cell>
          <table:table-cell office:value-type="string">
            <text:p>MTR;kWH ECOM;DRUM;1P;230V;5-40-2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000000002190254</text:p>
          </table:table-cell>
          <table:table-cell office:value-type="string">
            <text:p>MTR;kWH ECOM;DRUM;1P;230V;5-40-2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000000002190255</text:p>
          </table:table-cell>
          <table:table-cell office:value-type="string">
            <text:p>MTR;kWH ECOM;DRUM;1P;230V;5-40-4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000000002190255</text:p>
          </table:table-cell>
          <table:table-cell office:value-type="string">
            <text:p>MTR;kWH ECOM;DRUM;1P;230V;5-40-4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000000002190256</text:p>
          </table:table-cell>
          <table:table-cell office:value-type="string">
            <text:p>MTR;kWH ECOM;DRUM;1P;230V;5-40-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000000002190256</text:p>
          </table:table-cell>
          <table:table-cell office:value-type="string">
            <text:p>MTR;kWH ECOM;DRUM;1P;230V;5-40-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000000002190257</text:p>
          </table:table-cell>
          <table:table-cell office:value-type="string">
            <text:p>MTR;kWH ECOM;DRUM;1P;230V;5-40-1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000000002190257</text:p>
          </table:table-cell>
          <table:table-cell office:value-type="string">
            <text:p>MTR;kWH ECOM;DRUM;1P;230V;5-40-1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000000002190258</text:p>
          </table:table-cell>
          <table:table-cell office:value-type="string">
            <text:p>MTR;kWH ECOM;DRUM;1P;230V;5-40-1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000000002190258</text:p>
          </table:table-cell>
          <table:table-cell office:value-type="string">
            <text:p>MTR;kWH ECOM;DRUM;1P;230V;5-40-16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000000002190259</text:p>
          </table:table-cell>
          <table:table-cell office:value-type="string">
            <text:p>MTR;kWH ECOM;DRUM;1P;230V;5-40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000000002190259</text:p>
          </table:table-cell>
          <table:table-cell office:value-type="string">
            <text:p>MTR;kWH ECOM;DRUM;1P;230V;5-40-2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000000002190260</text:p>
          </table:table-cell>
          <table:table-cell office:value-type="string">
            <text:p>MTR;kWH ECOM;DRUM;1P;230V;5-40-2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000000002190260</text:p>
          </table:table-cell>
          <table:table-cell office:value-type="string">
            <text:p>MTR;kWH ECOM;DRUM;1P;230V;5-40-2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6290">
            <text:p>136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000000002190261</text:p>
          </table:table-cell>
          <table:table-cell office:value-type="string">
            <text:p>MTR;kWHE-PR;STS-ISP;3P;23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74785">
            <text:p>10747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000000002190261</text:p>
          </table:table-cell>
          <table:table-cell office:value-type="string">
            <text:p>MTR;kWHE-PR;STS-ISP;3P;23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74785">
            <text:p>10747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000000002190295</text:p>
          </table:table-cell>
          <table:table-cell office:value-type="string">
            <text:p>MTR;kWH E;;3P;230/400V;5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54000">
            <text:p>235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000000002190295</text:p>
          </table:table-cell>
          <table:table-cell office:value-type="string">
            <text:p>MTR;kWH E;;3P;230/400V;5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54000">
            <text:p>235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000000002190295</text:p>
          </table:table-cell>
          <table:table-cell office:value-type="string">
            <text:p>MTR;kWH E;;3P;230/400V;5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54000">
            <text:p>235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000000002190296</text:p>
          </table:table-cell>
          <table:table-cell office:value-type="string">
            <text:p>MTR;kWH E;;3P;230/40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5800">
            <text:p>965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000000002190296</text:p>
          </table:table-cell>
          <table:table-cell office:value-type="string">
            <text:p>MTR;kWH E;;3P;230/400V;5-10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65800">
            <text:p>965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000000002190297</text:p>
          </table:table-cell>
          <table:table-cell office:value-type="string">
            <text:p>MTR;KWH E-PR-COM;1P;230V;5-60A-3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20347">
            <text:p>2203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000000002190297</text:p>
          </table:table-cell>
          <table:table-cell office:value-type="string">
            <text:p>MTR;KWH E-PR-COM;1P;230V;5-60A-35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20347">
            <text:p>2203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000000002190298</text:p>
          </table:table-cell>
          <table:table-cell office:value-type="string">
            <text:p>MTR;kWHE;MD+ANT;3P;230/400V;50-250A;1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615900">
            <text:p>12615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000000002190298</text:p>
          </table:table-cell>
          <table:table-cell office:value-type="string">
            <text:p>MTR;kWHE;MD+ANT;3P;230/400V;50-250A;1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615900">
            <text:p>12615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000000002190300</text:p>
          </table:table-cell>
          <table:table-cell office:value-type="string">
            <text:p>MTR;kWH ECOM;DRUM;1P;230V;5-4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65385">
            <text:p>1653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000000002190300</text:p>
          </table:table-cell>
          <table:table-cell office:value-type="string">
            <text:p>MTR;kWH ECOM;DRUM;1P;230V;5-4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65385">
            <text:p>1653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000000002190300</text:p>
          </table:table-cell>
          <table:table-cell office:value-type="string">
            <text:p>MTR;kWH ECOM;DRUM;1P;230V;5-4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000000002190401</text:p>
          </table:table-cell>
          <table:table-cell office:value-type="string">
            <text:p>MTR;KWH E-PR-NFC;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0200">
            <text:p>420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000000002190401</text:p>
          </table:table-cell>
          <table:table-cell office:value-type="string">
            <text:p>MTR;KWH E-PR-NFC;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0200">
            <text:p>420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000000002190438</text:p>
          </table:table-cell>
          <table:table-cell office:value-type="string">
            <text:p>MTR;kWHE;;3P;57.7/100V-230/400;5A;0.5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79038">
            <text:p>14790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000000002190438</text:p>
          </table:table-cell>
          <table:table-cell office:value-type="string">
            <text:p>MTR;kWHE;;3P;57.7/100V-230/400;5A;0.5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79038">
            <text:p>14790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000000002190489</text:p>
          </table:table-cell>
          <table:table-cell office:value-type="string">
            <text:p>MTR;kWH E-PR;;3P;230/400V;5-6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">
            <text:p>11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000000002190489</text:p>
          </table:table-cell>
          <table:table-cell office:value-type="string">
            <text:p>MTR;kWH E-PR;;3P;230/400V;5-6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">
            <text:p>11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000000002190489</text:p>
          </table:table-cell>
          <table:table-cell office:value-type="string">
            <text:p>MTR;kWH E-PR;;3P;230/400V;5-60A;1;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000000002190593</text:p>
          </table:table-cell>
          <table:table-cell office:value-type="string">
            <text:p>MTR;KWH E-PR-TWO WAYS;1P;230V;5-60A;1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85000">
            <text:p>3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000000002190593</text:p>
          </table:table-cell>
          <table:table-cell office:value-type="string">
            <text:p>MTR;KWH E-PR-TWO WAYS;1P;230V;5-60A;1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85000">
            <text:p>3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000000002190798</text:p>
          </table:table-cell>
          <table:table-cell office:value-type="string">
            <text:p>MTR;KWHEPR-2WAYS;;3P;230/400V;5-60A;1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0000">
            <text:p>15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000000002190798</text:p>
          </table:table-cell>
          <table:table-cell office:value-type="string">
            <text:p>MTR;KWHEPR-2WAYS;;3P;230/400V;5-60A;1;4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0000">
            <text:p>15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000000002190822</text:p>
          </table:table-cell>
          <table:table-cell office:value-type="string">
            <text:p>MTR;SPLU;PR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8000">
            <text:p>418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000000002190822</text:p>
          </table:table-cell>
          <table:table-cell office:value-type="string">
            <text:p>MTR;SPLU;PR;1P;230V;5-60A;1;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8000">
            <text:p>418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000000002190824</text:p>
          </table:table-cell>
          <table:table-cell office:value-type="string">
            <text:p>MTR;KWH E;;1P;230V;5-100A;1;M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2500">
            <text:p>30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000000002190824</text:p>
          </table:table-cell>
          <table:table-cell office:value-type="string">
            <text:p>MTR;KWH E;;1P;230V;5-100A;1;MT;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2500">
            <text:p>30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000000002190826</text:p>
          </table:table-cell>
          <table:table-cell office:value-type="string">
            <text:p>MTR;KWH E;MLP;1P;230V;5-60A;;;1,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6000">
            <text:p>61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000000002190826</text:p>
          </table:table-cell>
          <table:table-cell office:value-type="string">
            <text:p>MTR;KWH E;MLP;1P;230V;5-60A;;;1,2W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6000">
            <text:p>61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000000002200001</text:p>
          </table:table-cell>
          <table:table-cell office:value-type="string">
            <text:p>MTR ACC;MODEM GSM 12V DC DIGIT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07394">
            <text:p>8073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000000002200001</text:p>
          </table:table-cell>
          <table:table-cell office:value-type="string">
            <text:p>MTR ACC;MODEM GSM 12V DC DIGIT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07394">
            <text:p>8073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000000002200002</text:p>
          </table:table-cell>
          <table:table-cell office:value-type="string">
            <text:p>MTR ACC;MODEM GSM 12V DC ANALO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45000">
            <text:p>10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000000002200002</text:p>
          </table:table-cell>
          <table:table-cell office:value-type="string">
            <text:p>MTR ACC;MODEM GSM 12V DC ANALO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45000">
            <text:p>10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000000002200003</text:p>
          </table:table-cell>
          <table:table-cell office:value-type="string">
            <text:p>MTR ACC;WIRE 0.7X0.3mm</text:p>
          </table:table-cell>
          <table:table-cell office:value-type="string">
            <text:p/>
          </table:table-cell>
          <table:table-cell office:value-type="string">
            <text:p>KG</text:p>
          </table:table-cell>
          <table:table-cell office:value-type="float" office:value="116050">
            <text:p>116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000000002200003</text:p>
          </table:table-cell>
          <table:table-cell office:value-type="string">
            <text:p>MTR ACC;WIRE 0.7X0.3mm</text:p>
          </table:table-cell>
          <table:table-cell office:value-type="string">
            <text:p/>
          </table:table-cell>
          <table:table-cell office:value-type="string">
            <text:p>KG</text:p>
          </table:table-cell>
          <table:table-cell office:value-type="float" office:value="116050">
            <text:p>116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000000002200005</text:p>
          </table:table-cell>
          <table:table-cell office:value-type="string">
            <text:p>MTR ACC;TIMAH SEGEL</text:p>
          </table:table-cell>
          <table:table-cell office:value-type="string">
            <text:p/>
          </table:table-cell>
          <table:table-cell office:value-type="string">
            <text:p>KG</text:p>
          </table:table-cell>
          <table:table-cell office:value-type="float" office:value="58850">
            <text:p>588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000000002200005</text:p>
          </table:table-cell>
          <table:table-cell office:value-type="string">
            <text:p>MTR ACC;TIMAH SEGEL</text:p>
          </table:table-cell>
          <table:table-cell office:value-type="string">
            <text:p/>
          </table:table-cell>
          <table:table-cell office:value-type="string">
            <text:p>KG</text:p>
          </table:table-cell>
          <table:table-cell office:value-type="float" office:value="58850">
            <text:p>588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000000002200015</text:p>
          </table:table-cell>
          <table:table-cell office:value-type="string">
            <text:p>MTR ACC;FUSE KI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67800">
            <text:p>767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000000002200015</text:p>
          </table:table-cell>
          <table:table-cell office:value-type="string">
            <text:p>MTR ACC;FUSE KI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67800">
            <text:p>767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000000002200015</text:p>
          </table:table-cell>
          <table:table-cell office:value-type="string">
            <text:p>MTR ACC;FUSE KI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67800">
            <text:p>767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000000002200016</text:p>
          </table:table-cell>
          <table:table-cell office:value-type="string">
            <text:p>MTR ACC;SEGEL PUTAR PLASTI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42">
            <text:p>19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000000002200016</text:p>
          </table:table-cell>
          <table:table-cell office:value-type="string">
            <text:p>MTR ACC;SEGEL PUTAR PLASTI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42">
            <text:p>19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000000002200044</text:p>
          </table:table-cell>
          <table:table-cell office:value-type="string">
            <text:p>MTR ACC;MODEM GSM/GPRS 9.6KBPS 12V 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000000002200044</text:p>
          </table:table-cell>
          <table:table-cell office:value-type="string">
            <text:p>MTR ACC;MODEM GSM/GPRS 9.6KBPS 12V D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000000002200059</text:p>
          </table:table-cell>
          <table:table-cell office:value-type="string">
            <text:p>MTR ACC;POWER SUPPLY MODEM GSM/G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">
            <text:p>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000000002200059</text:p>
          </table:table-cell>
          <table:table-cell office:value-type="string">
            <text:p>MTR ACC;POWER SUPPLY MODEM GSM/G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">
            <text:p>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000000002200122</text:p>
          </table:table-cell>
          <table:table-cell office:value-type="string">
            <text:p>MTR ACC;MODEM 4G 12V DC DIGIT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33000">
            <text:p>1133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000000002200122</text:p>
          </table:table-cell>
          <table:table-cell office:value-type="string">
            <text:p>MTR ACC;MODEM 4G 12V DC DIGITA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33000">
            <text:p>1133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000000002230007</text:p>
          </table:table-cell>
          <table:table-cell office:value-type="string">
            <text:p>CLAMP;H;AL;150-170/150-70mm2;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000000002230007</text:p>
          </table:table-cell>
          <table:table-cell office:value-type="string">
            <text:p>CLAMP;H;AL;150-170/150-70mm2;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000000002230025</text:p>
          </table:table-cell>
          <table:table-cell office:value-type="string">
            <text:p>CLAMP;PG;AL;240mm2;2BOL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000000002230025</text:p>
          </table:table-cell>
          <table:table-cell office:value-type="string">
            <text:p>CLAMP;PG;AL;240mm2;2BOL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000000002240001</text:p>
          </table:table-cell>
          <table:table-cell office:value-type="string">
            <text:p>FUSE;20/24kV;16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000000002240001</text:p>
          </table:table-cell>
          <table:table-cell office:value-type="string">
            <text:p>FUSE;20/24kV;16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000000002240005</text:p>
          </table:table-cell>
          <table:table-cell office:value-type="string">
            <text:p>FUSE;20/24kV;31.5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82390">
            <text:p>11823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000000002240005</text:p>
          </table:table-cell>
          <table:table-cell office:value-type="string">
            <text:p>FUSE;20/24kV;31.5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82390">
            <text:p>11823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000000002240006</text:p>
          </table:table-cell>
          <table:table-cell office:value-type="string">
            <text:p>FUSE;20/24kV;31.5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86250">
            <text:p>1186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000000002240006</text:p>
          </table:table-cell>
          <table:table-cell office:value-type="string">
            <text:p>FUSE;20/24kV;31.5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86250">
            <text:p>1186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000000002240007</text:p>
          </table:table-cell>
          <table:table-cell office:value-type="string">
            <text:p>FUSE;20/24kV;32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1200">
            <text:p>1201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000000002240007</text:p>
          </table:table-cell>
          <table:table-cell office:value-type="string">
            <text:p>FUSE;20/24kV;32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1200">
            <text:p>1201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000000002240008</text:p>
          </table:table-cell>
          <table:table-cell office:value-type="string">
            <text:p>FUSE;20/24kV;32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9250">
            <text:p>1339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000000002240008</text:p>
          </table:table-cell>
          <table:table-cell office:value-type="string">
            <text:p>FUSE;20/24kV;32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9250">
            <text:p>1339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000000002240009</text:p>
          </table:table-cell>
          <table:table-cell office:value-type="string">
            <text:p>FUSE;20/24kV;40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1200">
            <text:p>1201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000000002240009</text:p>
          </table:table-cell>
          <table:table-cell office:value-type="string">
            <text:p>FUSE;20/24kV;40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1200">
            <text:p>1201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000000002240010</text:p>
          </table:table-cell>
          <table:table-cell office:value-type="string">
            <text:p>FUSE;20/24kV;40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86000">
            <text:p>138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000000002240010</text:p>
          </table:table-cell>
          <table:table-cell office:value-type="string">
            <text:p>FUSE;20/24kV;40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86000">
            <text:p>138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000000002240011</text:p>
          </table:table-cell>
          <table:table-cell office:value-type="string">
            <text:p>FUSE;20/24kV;43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86000">
            <text:p>138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000000002240011</text:p>
          </table:table-cell>
          <table:table-cell office:value-type="string">
            <text:p>FUSE;20/24kV;43A;TUBE;D21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86000">
            <text:p>138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000000002240012</text:p>
          </table:table-cell>
          <table:table-cell office:value-type="string">
            <text:p>FUSE;20/24kV;43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134">
            <text:p>13751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000000002240012</text:p>
          </table:table-cell>
          <table:table-cell office:value-type="string">
            <text:p>FUSE;20/24kV;43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134">
            <text:p>13751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000000002240014</text:p>
          </table:table-cell>
          <table:table-cell office:value-type="string">
            <text:p>FUSE;20/24kV;6.3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000000002240014</text:p>
          </table:table-cell>
          <table:table-cell office:value-type="string">
            <text:p>FUSE;20/24kV;6.3A;TUBE;D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000000002240021</text:p>
          </table:table-cell>
          <table:table-cell office:value-type="string">
            <text:p>FUSE;380/220V;10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0821">
            <text:p>410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000000002240021</text:p>
          </table:table-cell>
          <table:table-cell office:value-type="string">
            <text:p>FUSE;380/220V;10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000000002240021</text:p>
          </table:table-cell>
          <table:table-cell office:value-type="string">
            <text:p>FUSE;380/220V;10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0821">
            <text:p>410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000000002240024</text:p>
          </table:table-cell>
          <table:table-cell office:value-type="string">
            <text:p>FUSE;380/220V;10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822">
            <text:p>428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000000002240024</text:p>
          </table:table-cell>
          <table:table-cell office:value-type="string">
            <text:p>FUSE;380/220V;10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822">
            <text:p>428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000000002240026</text:p>
          </table:table-cell>
          <table:table-cell office:value-type="string">
            <text:p>FUSE;380/220V;12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105">
            <text:p>4381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000000002240026</text:p>
          </table:table-cell>
          <table:table-cell office:value-type="string">
            <text:p>FUSE;380/220V;12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000000002240026</text:p>
          </table:table-cell>
          <table:table-cell office:value-type="string">
            <text:p>FUSE;380/220V;12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105">
            <text:p>4381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000000002240027</text:p>
          </table:table-cell>
          <table:table-cell office:value-type="string">
            <text:p>FUSE;380/220V;125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000000002240027</text:p>
          </table:table-cell>
          <table:table-cell office:value-type="string">
            <text:p>FUSE;380/220V;125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000000002240029</text:p>
          </table:table-cell>
          <table:table-cell office:value-type="string">
            <text:p>FUSE;380/220V;125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000000002240029</text:p>
          </table:table-cell>
          <table:table-cell office:value-type="string">
            <text:p>FUSE;380/220V;125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000000002240032</text:p>
          </table:table-cell>
          <table:table-cell office:value-type="string">
            <text:p>FUSE;380/220V;16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000000002240032</text:p>
          </table:table-cell>
          <table:table-cell office:value-type="string">
            <text:p>FUSE;380/220V;16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000000002240035</text:p>
          </table:table-cell>
          <table:table-cell office:value-type="string">
            <text:p>FUSE;380/220V;16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000000002240035</text:p>
          </table:table-cell>
          <table:table-cell office:value-type="string">
            <text:p>FUSE;380/220V;16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000000002240038</text:p>
          </table:table-cell>
          <table:table-cell office:value-type="string">
            <text:p>FUSE;380/220V;20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000000002240038</text:p>
          </table:table-cell>
          <table:table-cell office:value-type="string">
            <text:p>FUSE;380/220V;20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0">
            <text:p>474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000000002240040</text:p>
          </table:table-cell>
          <table:table-cell office:value-type="string">
            <text:p>FUSE;380/220V;224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078">
            <text:p>470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000000002240040</text:p>
          </table:table-cell>
          <table:table-cell office:value-type="string">
            <text:p>FUSE;380/220V;224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078">
            <text:p>470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000000002240042</text:p>
          </table:table-cell>
          <table:table-cell office:value-type="string">
            <text:p>FUSE;380/220V;225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397">
            <text:p>473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000000002240042</text:p>
          </table:table-cell>
          <table:table-cell office:value-type="string">
            <text:p>FUSE;380/220V;225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397">
            <text:p>473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000000002240044</text:p>
          </table:table-cell>
          <table:table-cell office:value-type="string">
            <text:p>FUSE;380/220V;25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1">
            <text:p>474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000000002240044</text:p>
          </table:table-cell>
          <table:table-cell office:value-type="string">
            <text:p>FUSE;380/220V;25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11">
            <text:p>474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000000002240048</text:p>
          </table:table-cell>
          <table:table-cell office:value-type="string">
            <text:p>FUSE;380/220V;30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592">
            <text:p>6859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000000002240048</text:p>
          </table:table-cell>
          <table:table-cell office:value-type="string">
            <text:p>FUSE;380/220V;30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592">
            <text:p>6859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000000002240049</text:p>
          </table:table-cell>
          <table:table-cell office:value-type="string">
            <text:p>FUSE;380/220V;31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196">
            <text:p>731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000000002240049</text:p>
          </table:table-cell>
          <table:table-cell office:value-type="string">
            <text:p>FUSE;380/220V;31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196">
            <text:p>731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000000002240050</text:p>
          </table:table-cell>
          <table:table-cell office:value-type="string">
            <text:p>FUSE;380/220V;35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150">
            <text:p>73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000000002240050</text:p>
          </table:table-cell>
          <table:table-cell office:value-type="string">
            <text:p>FUSE;380/220V;35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150">
            <text:p>73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000000002240055</text:p>
          </table:table-cell>
          <table:table-cell office:value-type="string">
            <text:p>FUSE;380/220V;40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2594">
            <text:p>725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000000002240055</text:p>
          </table:table-cell>
          <table:table-cell office:value-type="string">
            <text:p>FUSE;380/220V;40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2594">
            <text:p>725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000000002240058</text:p>
          </table:table-cell>
          <table:table-cell office:value-type="string">
            <text:p>FUSE;380/220V;42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099">
            <text:p>5509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000000002240058</text:p>
          </table:table-cell>
          <table:table-cell office:value-type="string">
            <text:p>FUSE;380/220V;425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099">
            <text:p>5509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000000002240060</text:p>
          </table:table-cell>
          <table:table-cell office:value-type="string">
            <text:p>FUSE;380/220V;500A;SQUARE;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7935">
            <text:p>779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000000002240060</text:p>
          </table:table-cell>
          <table:table-cell office:value-type="string">
            <text:p>FUSE;380/220V;500A;SQUARE;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000000002240060</text:p>
          </table:table-cell>
          <table:table-cell office:value-type="string">
            <text:p>FUSE;380/220V;500A;SQUARE;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7935">
            <text:p>779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000000002240064</text:p>
          </table:table-cell>
          <table:table-cell office:value-type="string">
            <text:p>FUSE;380/220V;630A;SQUARE;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3500">
            <text:p>93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000000002240064</text:p>
          </table:table-cell>
          <table:table-cell office:value-type="string">
            <text:p>FUSE;380/220V;630A;SQUARE;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3500">
            <text:p>93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000000002240066</text:p>
          </table:table-cell>
          <table:table-cell office:value-type="string">
            <text:p>FUSE;380/220V;63A;SQUARE;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350">
            <text:p>423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000000002240066</text:p>
          </table:table-cell>
          <table:table-cell office:value-type="string">
            <text:p>FUSE;380/220V;63A;SQUARE;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350">
            <text:p>423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000000002240067</text:p>
          </table:table-cell>
          <table:table-cell office:value-type="string">
            <text:p>FUSE;380/220V;63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65">
            <text:p>474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000000002240067</text:p>
          </table:table-cell>
          <table:table-cell office:value-type="string">
            <text:p>FUSE;380/220V;63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465">
            <text:p>474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000000002240069</text:p>
          </table:table-cell>
          <table:table-cell office:value-type="string">
            <text:p>FUSE;380/220V;8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815">
            <text:p>4388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000000002240069</text:p>
          </table:table-cell>
          <table:table-cell office:value-type="string">
            <text:p>FUSE;380/220V;8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000000002240069</text:p>
          </table:table-cell>
          <table:table-cell office:value-type="string">
            <text:p>FUSE;380/220V;800A;SQUARE;4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815">
            <text:p>4388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000000002240071</text:p>
          </table:table-cell>
          <table:table-cell office:value-type="string">
            <text:p>FUSE;380/220V;80A;SQUARE;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420">
            <text:p>464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000000002240071</text:p>
          </table:table-cell>
          <table:table-cell office:value-type="string">
            <text:p>FUSE;380/220V;80A;SQUARE;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420">
            <text:p>464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000000002240072</text:p>
          </table:table-cell>
          <table:table-cell office:value-type="string">
            <text:p>FUSE;380/220V;8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0800">
            <text:p>40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000000002240072</text:p>
          </table:table-cell>
          <table:table-cell office:value-type="string">
            <text:p>FUSE;380/220V;80A;SQUARE;1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0800">
            <text:p>40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000000002240105</text:p>
          </table:table-cell>
          <table:table-cell office:value-type="string">
            <text:p>FUSE;380/220V;63A;SQUARE;0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680">
            <text:p>316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000000002240105</text:p>
          </table:table-cell>
          <table:table-cell office:value-type="string">
            <text:p>FUSE;380/220V;63A;SQUARE;0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680">
            <text:p>316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000000002240106</text:p>
          </table:table-cell>
          <table:table-cell office:value-type="string">
            <text:p>FUSE;380/220V;80A;SQUARE;0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37411">
            <text:p>5374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000000002240106</text:p>
          </table:table-cell>
          <table:table-cell office:value-type="string">
            <text:p>FUSE;380/220V;80A;SQUARE;0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000000002240113</text:p>
          </table:table-cell>
          <table:table-cell office:value-type="string">
            <text:p>FUSE;380/220V;25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500">
            <text:p>71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000000002240113</text:p>
          </table:table-cell>
          <table:table-cell office:value-type="string">
            <text:p>FUSE;380/220V;250A;SQUARE;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1500">
            <text:p>71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000000003030018</text:p>
          </table:table-cell>
          <table:table-cell office:value-type="string">
            <text:p>POLE;CONCRETE;220V;CIRCL;9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2147310">
            <text:p>21473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000000003030018</text:p>
          </table:table-cell>
          <table:table-cell office:value-type="string">
            <text:p>POLE;CONCRETE;220V;CIRCL;9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2147310">
            <text:p>21473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000000003030020</text:p>
          </table:table-cell>
          <table:table-cell office:value-type="string">
            <text:p>POLE;CONCRETE;220V;CIRCL;9m;5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3059100">
            <text:p>3059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000000003030020</text:p>
          </table:table-cell>
          <table:table-cell office:value-type="string">
            <text:p>POLE;CONCRETE;220V;CIRCL;9m;5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3059100">
            <text:p>3059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000000003030030</text:p>
          </table:table-cell>
          <table:table-cell office:value-type="string">
            <text:p>POLE;STEEL;20kV;CIRCL;11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3859801">
            <text:p>38598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000000003030030</text:p>
          </table:table-cell>
          <table:table-cell office:value-type="string">
            <text:p>POLE;STEEL;20kV;CIRCL;11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3859801">
            <text:p>38598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000000003030040</text:p>
          </table:table-cell>
          <table:table-cell office:value-type="string">
            <text:p>POLE;STEEL;220V;CIRCL;9m;156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1313000">
            <text:p>1313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000000003030040</text:p>
          </table:table-cell>
          <table:table-cell office:value-type="string">
            <text:p>POLE;STEEL;220V;CIRCL;9m;156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000000003030041</text:p>
          </table:table-cell>
          <table:table-cell office:value-type="string">
            <text:p>POLE;STEEL;220V;CIRCL;9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4631000">
            <text:p>4631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000000003030041</text:p>
          </table:table-cell>
          <table:table-cell office:value-type="string">
            <text:p>POLE;STEEL;220V;CIRCL;9m;2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4631000">
            <text:p>4631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000000003030042</text:p>
          </table:table-cell>
          <table:table-cell office:value-type="string">
            <text:p>POLE;STEEL;220V;CIRCL;9m;28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000000003030042</text:p>
          </table:table-cell>
          <table:table-cell office:value-type="string">
            <text:p>POLE;STEEL;220V;CIRCL;9m;28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000000003030043</text:p>
          </table:table-cell>
          <table:table-cell office:value-type="string">
            <text:p>POLE;STEEL;220V;CIRCL;9m;35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5431723">
            <text:p>54317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000000003030043</text:p>
          </table:table-cell>
          <table:table-cell office:value-type="string">
            <text:p>POLE;STEEL;220V;CIRCL;9m;35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5431723">
            <text:p>54317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000000003030046</text:p>
          </table:table-cell>
          <table:table-cell office:value-type="string">
            <text:p>POLE;STEEL;220V;CIRCL;9m;8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000000003030046</text:p>
          </table:table-cell>
          <table:table-cell office:value-type="string">
            <text:p>POLE;STEEL;220V;CIRCL;9m;800daN;;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000000003040004</text:p>
          </table:table-cell>
          <table:table-cell office:value-type="string">
            <text:p>POLE ACC;BRACKE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">
            <text:p>8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000000003040004</text:p>
          </table:table-cell>
          <table:table-cell office:value-type="string">
            <text:p>POLE ACC;BRACKE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000000003040007</text:p>
          </table:table-cell>
          <table:table-cell office:value-type="string">
            <text:p>POLE ACC;CR ARM UNP88X45X5X23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827">
            <text:p>58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000000003040007</text:p>
          </table:table-cell>
          <table:table-cell office:value-type="string">
            <text:p>POLE ACC;CR ARM UNP88X45X5X23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000000003040012</text:p>
          </table:table-cell>
          <table:table-cell office:value-type="string">
            <text:p>POLE ACC;ST PLATE 350X23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000000003040012</text:p>
          </table:table-cell>
          <table:table-cell office:value-type="string">
            <text:p>POLE ACC;ST PLATE 350X23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000000003040017</text:p>
          </table:table-cell>
          <table:table-cell office:value-type="string">
            <text:p>POLE ACC;U BAR 80X45X3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645">
            <text:p>76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000000003040017</text:p>
          </table:table-cell>
          <table:table-cell office:value-type="string">
            <text:p>POLE ACC;U BAR 80X45X3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000000003040019</text:p>
          </table:table-cell>
          <table:table-cell office:value-type="string">
            <text:p>POLE ACC;DOUBLE SUPPORT 2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000000003040019</text:p>
          </table:table-cell>
          <table:table-cell office:value-type="string">
            <text:p>POLE ACC;DOUBLE SUPPORT 2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000000003050030</text:p>
          </table:table-cell>
          <table:table-cell office:value-type="string">
            <text:p>CONDUCTOR;CU;50mm2;19.28k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8200">
            <text:p>68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000000003050030</text:p>
          </table:table-cell>
          <table:table-cell office:value-type="string">
            <text:p>CONDUCTOR;CU;50mm2;19.28k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8200">
            <text:p>68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000000003050104</text:p>
          </table:table-cell>
          <table:table-cell office:value-type="string">
            <text:p>CONDUCTOR;AAAC-S;150mm2;44kN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000000003050104</text:p>
          </table:table-cell>
          <table:table-cell office:value-type="string">
            <text:p>CONDUCTOR;AAAC-S;150mm2;44kN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000000003060027</text:p>
          </table:table-cell>
          <table:table-cell office:value-type="string">
            <text:p>COND ACC;JOINT SLEEVE AL 150mm2 COM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0160">
            <text:p>50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000000003060027</text:p>
          </table:table-cell>
          <table:table-cell office:value-type="string">
            <text:p>COND ACC;JOINT SLEEVE AL 150mm2 COM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0160">
            <text:p>50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000000003060045</text:p>
          </table:table-cell>
          <table:table-cell office:value-type="string">
            <text:p>COND ACC;SIDE TIE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000000003060045</text:p>
          </table:table-cell>
          <table:table-cell office:value-type="string">
            <text:p>COND ACC;SIDE TIE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000000003060132</text:p>
          </table:table-cell>
          <table:table-cell office:value-type="string">
            <text:p>COND ACC;NON TENSION JOINT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000000003060132</text:p>
          </table:table-cell>
          <table:table-cell office:value-type="string">
            <text:p>COND ACC;NON TENSION JOINT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000000003060150</text:p>
          </table:table-cell>
          <table:table-cell office:value-type="string">
            <text:p>COND ACC;REPAIR SLEEVE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000000003060150</text:p>
          </table:table-cell>
          <table:table-cell office:value-type="string">
            <text:p>COND ACC;REPAIR SLEEVE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000000003060167</text:p>
          </table:table-cell>
          <table:table-cell office:value-type="string">
            <text:p>COND ACC;PREFORMED TIE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000000003060167</text:p>
          </table:table-cell>
          <table:table-cell office:value-type="string">
            <text:p>COND ACC;PREFORMED TIE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000000003060184</text:p>
          </table:table-cell>
          <table:table-cell office:value-type="string">
            <text:p>COND ACC;SUSPENSION /SMALL ANGLE AS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181">
            <text:p>561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000000003060184</text:p>
          </table:table-cell>
          <table:table-cell office:value-type="string">
            <text:p>COND ACC;SUSPENSION /SMALL ANGLE AS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181">
            <text:p>561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000000003060479</text:p>
          </table:table-cell>
          <table:table-cell office:value-type="string">
            <text:p>COND ACC;JOINT PIN BIMETAL AL/CU 70/9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623">
            <text:p>566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000000003060479</text:p>
          </table:table-cell>
          <table:table-cell office:value-type="string">
            <text:p>COND ACC;JOINT PIN BIMETAL AL/CU 70/9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623">
            <text:p>566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000000003060504</text:p>
          </table:table-cell>
          <table:table-cell office:value-type="string">
            <text:p>COND ACC;SIDE TIE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000000003060504</text:p>
          </table:table-cell>
          <table:table-cell office:value-type="string">
            <text:p>COND ACC;SIDE TIE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000000003070007</text:p>
          </table:table-cell>
          <table:table-cell office:value-type="string">
            <text:p>ISOLATOR;;PORC;20kV;PINPO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000000003070007</text:p>
          </table:table-cell>
          <table:table-cell office:value-type="string">
            <text:p>ISOLATOR;;PORC;20kV;PINPOST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000000003070019</text:p>
          </table:table-cell>
          <table:table-cell office:value-type="string">
            <text:p>ISOLATOR;NOR;PORC;20kV;DISC;160k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000000003070154</text:p>
          </table:table-cell>
          <table:table-cell office:value-type="string">
            <text:p>ISOLATOR;SUSP;POLYMER;24KV;;70k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000000003070154</text:p>
          </table:table-cell>
          <table:table-cell office:value-type="string">
            <text:p>ISOLATOR;SUSP;POLYMER;24KV;;70k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000000003100002</text:p>
          </table:table-cell>
          <table:table-cell office:value-type="string">
            <text:p>STRINGSET ACC;BALL CLEVIS HORN 7000K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856">
            <text:p>98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000000003100002</text:p>
          </table:table-cell>
          <table:table-cell office:value-type="string">
            <text:p>STRINGSET ACC;BALL CLEVIS HORN 7000K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000000003100006</text:p>
          </table:table-cell>
          <table:table-cell office:value-type="string">
            <text:p>STRINGSET ACC;CLEVIS EYE EXTENTIO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000000003100006</text:p>
          </table:table-cell>
          <table:table-cell office:value-type="string">
            <text:p>STRINGSET ACC;CLEVIS EYE EXTENTIO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000000003110010</text:p>
          </table:table-cell>
          <table:table-cell office:value-type="string">
            <text:p>CABLE PWR;N2XSY;1X35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04390">
            <text:p>1043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000000003110010</text:p>
          </table:table-cell>
          <table:table-cell office:value-type="string">
            <text:p>CABLE PWR;N2XSY;1X35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04390">
            <text:p>1043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000000003110014</text:p>
          </table:table-cell>
          <table:table-cell office:value-type="string">
            <text:p>CABLE PWR;NA2XSEYBY;3X15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48347">
            <text:p>1483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000000003110014</text:p>
          </table:table-cell>
          <table:table-cell office:value-type="string">
            <text:p>CABLE PWR;NA2XSEYBY;3X15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000000003110015</text:p>
          </table:table-cell>
          <table:table-cell office:value-type="string">
            <text:p>CABLE PWR;NA2XSEYBY;3X24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81625">
            <text:p>2816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000000003110015</text:p>
          </table:table-cell>
          <table:table-cell office:value-type="string">
            <text:p>CABLE PWR;NA2XSEYBY;3X24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81625">
            <text:p>2816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000000003110016</text:p>
          </table:table-cell>
          <table:table-cell office:value-type="string">
            <text:p>CABLE PWR;NA2XSEYBY;3X30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81048">
            <text:p>4810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000000003110016</text:p>
          </table:table-cell>
          <table:table-cell office:value-type="string">
            <text:p>CABLE PWR;NA2XSEYBY;3X30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81048">
            <text:p>4810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000000003110016</text:p>
          </table:table-cell>
          <table:table-cell office:value-type="string">
            <text:p>CABLE PWR;NA2XSEYBY;3X30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000000003110021</text:p>
          </table:table-cell>
          <table:table-cell office:value-type="string">
            <text:p>CABLE PWR;NA2XSY;1x80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5409">
            <text:p>2354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000000003110021</text:p>
          </table:table-cell>
          <table:table-cell office:value-type="string">
            <text:p>CABLE PWR;NA2XSY;1x80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5409">
            <text:p>2354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000000003110025</text:p>
          </table:table-cell>
          <table:table-cell office:value-type="string">
            <text:p>CABLE PWR;NFA2X;2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087">
            <text:p>40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000000003110025</text:p>
          </table:table-cell>
          <table:table-cell office:value-type="string">
            <text:p>CABLE PWR;NFA2X;2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087">
            <text:p>40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000000003110025</text:p>
          </table:table-cell>
          <table:table-cell office:value-type="string">
            <text:p>CABLE PWR;NFA2X;2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000000003110026</text:p>
          </table:table-cell>
          <table:table-cell office:value-type="string">
            <text:p>CABLE PWR;NFA2X;2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358">
            <text:p>63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000000003110026</text:p>
          </table:table-cell>
          <table:table-cell office:value-type="string">
            <text:p>CABLE PWR;NFA2X;2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358">
            <text:p>63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000000003110028</text:p>
          </table:table-cell>
          <table:table-cell office:value-type="string">
            <text:p>CABLE PWR;NFA2X;4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000000003110028</text:p>
          </table:table-cell>
          <table:table-cell office:value-type="string">
            <text:p>CABLE PWR;NFA2X;4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000000003110029</text:p>
          </table:table-cell>
          <table:table-cell office:value-type="string">
            <text:p>CABLE PWR;NFA2X;4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3090">
            <text:p>130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000000003110029</text:p>
          </table:table-cell>
          <table:table-cell office:value-type="string">
            <text:p>CABLE PWR;NFA2X;4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3090">
            <text:p>130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000000003110030</text:p>
          </table:table-cell>
          <table:table-cell office:value-type="string">
            <text:p>CABLE PWR;NFA2X;4X2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5389">
            <text:p>153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000000003110030</text:p>
          </table:table-cell>
          <table:table-cell office:value-type="string">
            <text:p>CABLE PWR;NFA2X;4X2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5389">
            <text:p>153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000000003110031</text:p>
          </table:table-cell>
          <table:table-cell office:value-type="string">
            <text:p>CABLE PWR;NFA2XSE2Y;3X1X15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7391">
            <text:p>673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000000003110031</text:p>
          </table:table-cell>
          <table:table-cell office:value-type="string">
            <text:p>CABLE PWR;NFA2XSE2Y;3X1X150mm2;20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67391">
            <text:p>673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000000003110033</text:p>
          </table:table-cell>
          <table:table-cell office:value-type="string">
            <text:p>CABLE PWR;NFA2XSY-T;3X150+1X50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000000003110033</text:p>
          </table:table-cell>
          <table:table-cell office:value-type="string">
            <text:p>CABLE PWR;NFA2XSY-T;3X150+1X50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000000003110034</text:p>
          </table:table-cell>
          <table:table-cell office:value-type="string">
            <text:p>CABLE PWR;NFA2XSY-T;3X150+1X95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000000003110034</text:p>
          </table:table-cell>
          <table:table-cell office:value-type="string">
            <text:p>CABLE PWR;NFA2XSY-T;3X150+1X95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000000003110038</text:p>
          </table:table-cell>
          <table:table-cell office:value-type="string">
            <text:p>CABLE PWR;NFA2X-T;3X35+1X25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6620">
            <text:p>266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000000003110038</text:p>
          </table:table-cell>
          <table:table-cell office:value-type="string">
            <text:p>CABLE PWR;NFA2X-T;3X35+1X25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6620">
            <text:p>266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000000003110041</text:p>
          </table:table-cell>
          <table:table-cell office:value-type="string">
            <text:p>CABLE PWR;NFA2X-T;3X70+1X5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4313">
            <text:p>443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000000003110041</text:p>
          </table:table-cell>
          <table:table-cell office:value-type="string">
            <text:p>CABLE PWR;NFA2X-T;3X70+1X5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4313">
            <text:p>443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000000003110045</text:p>
          </table:table-cell>
          <table:table-cell office:value-type="string">
            <text:p>CABLE PWR;NYA;1X2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000000003110045</text:p>
          </table:table-cell>
          <table:table-cell office:value-type="string">
            <text:p>CABLE PWR;NYA;1X2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000000003110048</text:p>
          </table:table-cell>
          <table:table-cell office:value-type="string">
            <text:p>CABLE PWR;NYAF;1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287">
            <text:p>232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000000003110048</text:p>
          </table:table-cell>
          <table:table-cell office:value-type="string">
            <text:p>CABLE PWR;NYAF;1X1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287">
            <text:p>232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000000003110049</text:p>
          </table:table-cell>
          <table:table-cell office:value-type="string">
            <text:p>CABLE PWR;NYAF;1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7922">
            <text:p>379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000000003110049</text:p>
          </table:table-cell>
          <table:table-cell office:value-type="string">
            <text:p>CABLE PWR;NYAF;1X1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7922">
            <text:p>379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000000003110053</text:p>
          </table:table-cell>
          <table:table-cell office:value-type="string">
            <text:p>CABLE PWR;NYFGBY;4X16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14809">
            <text:p>1148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000000003110053</text:p>
          </table:table-cell>
          <table:table-cell office:value-type="string">
            <text:p>CABLE PWR;NYFGBY;4X16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14809">
            <text:p>1148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000000003110054</text:p>
          </table:table-cell>
          <table:table-cell office:value-type="string">
            <text:p>CABLE PWR;NYFGBY;4X25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24618">
            <text:p>1246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000000003110054</text:p>
          </table:table-cell>
          <table:table-cell office:value-type="string">
            <text:p>CABLE PWR;NYFGBY;4X25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24618">
            <text:p>1246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000000003110056</text:p>
          </table:table-cell>
          <table:table-cell office:value-type="string">
            <text:p>CABLE PWR;NYFGBY;4X50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47500">
            <text:p>24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000000003110056</text:p>
          </table:table-cell>
          <table:table-cell office:value-type="string">
            <text:p>CABLE PWR;NYFGBY;4X50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47500">
            <text:p>24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000000003110058</text:p>
          </table:table-cell>
          <table:table-cell office:value-type="string">
            <text:p>CABLE PWR;NYFGBY;4X95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588471">
            <text:p>5884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000000003110058</text:p>
          </table:table-cell>
          <table:table-cell office:value-type="string">
            <text:p>CABLE PWR;NYFGBY;4X95mm2;0.6/1kV;U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588471">
            <text:p>5884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000000003110061</text:p>
          </table:table-cell>
          <table:table-cell office:value-type="string">
            <text:p>CABLE PWR;NYY;1X24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09977">
            <text:p>2099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000000003110061</text:p>
          </table:table-cell>
          <table:table-cell office:value-type="string">
            <text:p>CABLE PWR;NYY;1X240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09977">
            <text:p>2099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000000003110086</text:p>
          </table:table-cell>
          <table:table-cell office:value-type="string">
            <text:p>CABLE PWR;MVTIC;3X150+1X95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76937">
            <text:p>2769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000000003110086</text:p>
          </table:table-cell>
          <table:table-cell office:value-type="string">
            <text:p>CABLE PWR;MVTIC;3X150+1X95;20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76937">
            <text:p>2769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000000003110088</text:p>
          </table:table-cell>
          <table:table-cell office:value-type="string">
            <text:p>CABLE PWR;NGA;1X10MM2;0.6/1KV;;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000000003110088</text:p>
          </table:table-cell>
          <table:table-cell office:value-type="string">
            <text:p>CABLE PWR;NGA;1X10MM2;0.6/1KV;;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000000003110273</text:p>
          </table:table-cell>
          <table:table-cell office:value-type="string">
            <text:p>CABLE PWR;NFA2X-T;3X95+1X7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9043">
            <text:p>490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000000003110273</text:p>
          </table:table-cell>
          <table:table-cell office:value-type="string">
            <text:p>CABLE PWR;NFA2X-T;3X95+1X7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49043">
            <text:p>490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000000003110323</text:p>
          </table:table-cell>
          <table:table-cell office:value-type="string">
            <text:p>CABLE PWR;NYMHY;4x4 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6905">
            <text:p>369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000000003110323</text:p>
          </table:table-cell>
          <table:table-cell office:value-type="string">
            <text:p>CABLE PWR;NYMHY;4x4 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6905">
            <text:p>369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000000003110365</text:p>
          </table:table-cell>
          <table:table-cell office:value-type="string">
            <text:p>CABLE PWR;NFA2X-T;3X70+1X50;0.6kV;OH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000000003110365</text:p>
          </table:table-cell>
          <table:table-cell office:value-type="string">
            <text:p>CABLE PWR;NFA2X-T;3X70+1X50;0.6kV;OH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000000003110366</text:p>
          </table:table-cell>
          <table:table-cell office:value-type="string">
            <text:p>CABLE PWR;NA2XSEYBY;3X240mm2;20kV;UG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80950">
            <text:p>2809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000000003110366</text:p>
          </table:table-cell>
          <table:table-cell office:value-type="string">
            <text:p>CABLE PWR;NA2XSEYBY;3X240mm2;20kV;UG-ADB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80950">
            <text:p>2809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000000003110517</text:p>
          </table:table-cell>
          <table:table-cell office:value-type="string">
            <text:p>CABLE PWR;NYY;1X240mm2;0.6/1kV;Opsti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42909">
            <text:p>3429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000000003110517</text:p>
          </table:table-cell>
          <table:table-cell office:value-type="string">
            <text:p>CABLE PWR;NYY;1X240mm2;0.6/1kV;Opstig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42909">
            <text:p>3429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000000003110542</text:p>
          </table:table-cell>
          <table:table-cell office:value-type="string">
            <text:p>CABLE PWR;NFA2X-T;3X70+1X7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53014">
            <text:p>530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000000003110542</text:p>
          </table:table-cell>
          <table:table-cell office:value-type="string">
            <text:p>CABLE PWR;NFA2X-T;3X70+1X7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53014">
            <text:p>530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000000003110542</text:p>
          </table:table-cell>
          <table:table-cell office:value-type="string">
            <text:p>CABLE PWR;NFA2X-T;3X70+1X70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000000003120001</text:p>
          </table:table-cell>
          <table:table-cell office:value-type="string">
            <text:p>CABLE PWR ACC;BRACKET 13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000000003120001</text:p>
          </table:table-cell>
          <table:table-cell office:value-type="string">
            <text:p>CABLE PWR ACC;BRACKET 13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000000003120002</text:p>
          </table:table-cell>
          <table:table-cell office:value-type="string">
            <text:p>CABLE PWR ACC;BRACKET 1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000000003120002</text:p>
          </table:table-cell>
          <table:table-cell office:value-type="string">
            <text:p>CABLE PWR ACC;BRACKET 1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000000003120005</text:p>
          </table:table-cell>
          <table:table-cell office:value-type="string">
            <text:p>CABLE PWR ACC;BRACKET U 80X77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000000003120005</text:p>
          </table:table-cell>
          <table:table-cell office:value-type="string">
            <text:p>CABLE PWR ACC;BRACKET U 80X77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000000003120006</text:p>
          </table:table-cell>
          <table:table-cell office:value-type="string">
            <text:p>CABLE PWR ACC;BUNDLE END PROTECTION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9475">
            <text:p>594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000000003120006</text:p>
          </table:table-cell>
          <table:table-cell office:value-type="string">
            <text:p>CABLE PWR ACC;BUNDLE END PROTECTION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9475">
            <text:p>594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000000003120007</text:p>
          </table:table-cell>
          <table:table-cell office:value-type="string">
            <text:p>CABLE PWR ACC;CABLE SHOE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000000003120007</text:p>
          </table:table-cell>
          <table:table-cell office:value-type="string">
            <text:p>CABLE PWR ACC;CABLE SHOE AL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000000003120010</text:p>
          </table:table-cell>
          <table:table-cell office:value-type="string">
            <text:p>CABLE PWR ACC;CABLE SHOE AL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565">
            <text:p>75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000000003120010</text:p>
          </table:table-cell>
          <table:table-cell office:value-type="string">
            <text:p>CABLE PWR ACC;CABLE SHOE AL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000000003120012</text:p>
          </table:table-cell>
          <table:table-cell office:value-type="string">
            <text:p>CABLE PWR ACC;CABLE SHOE CU 12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90">
            <text:p>1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000000003120012</text:p>
          </table:table-cell>
          <table:table-cell office:value-type="string">
            <text:p>CABLE PWR ACC;CABLE SHOE CU 12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000000003120013</text:p>
          </table:table-cell>
          <table:table-cell office:value-type="string">
            <text:p>CABLE PWR ACC;CABLE SHOE CU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800">
            <text:p>8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000000003120013</text:p>
          </table:table-cell>
          <table:table-cell office:value-type="string">
            <text:p>CABLE PWR ACC;CABLE SHOE CU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000000003120015</text:p>
          </table:table-cell>
          <table:table-cell office:value-type="string">
            <text:p>CABLE PWR ACC;CABLE SHOE CU 2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201">
            <text:p>312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000000003120015</text:p>
          </table:table-cell>
          <table:table-cell office:value-type="string">
            <text:p>CABLE PWR ACC;CABLE SHOE CU 2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201">
            <text:p>312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000000003120016</text:p>
          </table:table-cell>
          <table:table-cell office:value-type="string">
            <text:p>CABLE PWR ACC;CABLE SHOE CU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95">
            <text:p>15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000000003120016</text:p>
          </table:table-cell>
          <table:table-cell office:value-type="string">
            <text:p>CABLE PWR ACC;CABLE SHOE CU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000000003120017</text:p>
          </table:table-cell>
          <table:table-cell office:value-type="string">
            <text:p>CABLE PWR ACC;CABLE SHOE CU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991">
            <text:p>199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000000003120017</text:p>
          </table:table-cell>
          <table:table-cell office:value-type="string">
            <text:p>CABLE PWR ACC;CABLE SHOE CU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991">
            <text:p>199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000000003120018</text:p>
          </table:table-cell>
          <table:table-cell office:value-type="string">
            <text:p>CABLE PWR ACC;CABLE SHOE CU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868">
            <text:p>738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000000003120018</text:p>
          </table:table-cell>
          <table:table-cell office:value-type="string">
            <text:p>CABLE PWR ACC;CABLE SHOE CU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868">
            <text:p>738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000000003120024</text:p>
          </table:table-cell>
          <table:table-cell office:value-type="string">
            <text:p>CABLE PWR ACC;CLAMPING CONNECT DIA13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000000003120024</text:p>
          </table:table-cell>
          <table:table-cell office:value-type="string">
            <text:p>CABLE PWR ACC;CLAMPING CONNECT DIA13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000000003120026</text:p>
          </table:table-cell>
          <table:table-cell office:value-type="string">
            <text:p>CABLE PWR ACC;CLAMPING&amp;SWS DIA20X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000000003120026</text:p>
          </table:table-cell>
          <table:table-cell office:value-type="string">
            <text:p>CABLE PWR ACC;CLAMPING&amp;SWS DIA20X24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000000003120027</text:p>
          </table:table-cell>
          <table:table-cell office:value-type="string">
            <text:p>CABLE PWR ACC;COLLARS MV CABLE 14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000000003120027</text:p>
          </table:table-cell>
          <table:table-cell office:value-type="string">
            <text:p>CABLE PWR ACC;COLLARS MV CABLE 14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000000003120028</text:p>
          </table:table-cell>
          <table:table-cell office:value-type="string">
            <text:p>CABLE PWR ACC;CONNECTING BLOCK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000000003120028</text:p>
          </table:table-cell>
          <table:table-cell office:value-type="string">
            <text:p>CABLE PWR ACC;CONNECTING BLOCK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000000003120032</text:p>
          </table:table-cell>
          <table:table-cell office:value-type="string">
            <text:p>CABLE PWR ACC;DEAD END ASSY ADJ 5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000000003120032</text:p>
          </table:table-cell>
          <table:table-cell office:value-type="string">
            <text:p>CABLE PWR ACC;DEAD END ASSY ADJ 5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000000003120038</text:p>
          </table:table-cell>
          <table:table-cell office:value-type="string">
            <text:p>CABLE PWR ACC;DEAD END ASSY FIXED 7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380">
            <text:p>643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000000003120038</text:p>
          </table:table-cell>
          <table:table-cell office:value-type="string">
            <text:p>CABLE PWR ACC;DEAD END ASSY FIXED 7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380">
            <text:p>643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000000003120042</text:p>
          </table:table-cell>
          <table:table-cell office:value-type="string">
            <text:p>CABLE PWR ACC;FIXING COLLAR FOR ST 1.5I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120">
            <text:p>211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000000003120042</text:p>
          </table:table-cell>
          <table:table-cell office:value-type="string">
            <text:p>CABLE PWR ACC;FIXING COLLAR FOR ST 1.5I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000000003120048</text:p>
          </table:table-cell>
          <table:table-cell office:value-type="string">
            <text:p>CABLE PWR ACC;FLEXIB.CONDUIT 3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014">
            <text:p>30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000000003120048</text:p>
          </table:table-cell>
          <table:table-cell office:value-type="string">
            <text:p>CABLE PWR ACC;FLEXIB.CONDUIT 3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014">
            <text:p>30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000000003120052</text:p>
          </table:table-cell>
          <table:table-cell office:value-type="string">
            <text:p>CABLE PWR ACC;INTERMEDIATE PART 13F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000000003120052</text:p>
          </table:table-cell>
          <table:table-cell office:value-type="string">
            <text:p>CABLE PWR ACC;INTERMEDIATE PART 13F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000000003120053</text:p>
          </table:table-cell>
          <table:table-cell office:value-type="string">
            <text:p>CABLE PWR ACC;INTERMEDIATE PLATE 14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000000003120053</text:p>
          </table:table-cell>
          <table:table-cell office:value-type="string">
            <text:p>CABLE PWR ACC;INTERMEDIATE PLATE 14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000000003120054</text:p>
          </table:table-cell>
          <table:table-cell office:value-type="string">
            <text:p>CABLE PWR ACC;J BOLT LOCK WASHER &amp; NU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000000003120054</text:p>
          </table:table-cell>
          <table:table-cell office:value-type="string">
            <text:p>CABLE PWR ACC;J BOLT LOCK WASHER &amp; NU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000000003120060</text:p>
          </table:table-cell>
          <table:table-cell office:value-type="string">
            <text:p>CABLE PWR ACC;LINK 25X2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47">
            <text:p>8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000000003120060</text:p>
          </table:table-cell>
          <table:table-cell office:value-type="string">
            <text:p>CABLE PWR ACC;LINK 25X2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47">
            <text:p>8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000000003120063</text:p>
          </table:table-cell>
          <table:table-cell office:value-type="string">
            <text:p>CABLE PWR ACC;MECH E ANCHOR 8/0-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90">
            <text:p>4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000000003120063</text:p>
          </table:table-cell>
          <table:table-cell office:value-type="string">
            <text:p>CABLE PWR ACC;MECH E ANCHOR 8/0-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290">
            <text:p>4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000000003120068</text:p>
          </table:table-cell>
          <table:table-cell office:value-type="string">
            <text:p>CABLE PWR ACC;PROTECT OF SCMV 13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000000003120068</text:p>
          </table:table-cell>
          <table:table-cell office:value-type="string">
            <text:p>CABLE PWR ACC;PROTECT OF SCMV 13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000000003120069</text:p>
          </table:table-cell>
          <table:table-cell office:value-type="string">
            <text:p>CABLE PWR ACC;PROTECTIV CUP DIA 1.5I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000000003120069</text:p>
          </table:table-cell>
          <table:table-cell office:value-type="string">
            <text:p>CABLE PWR ACC;PROTECTIV CUP DIA 1.5IN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000000003120077</text:p>
          </table:table-cell>
          <table:table-cell office:value-type="string">
            <text:p>CABLE PWR ACC;STAINLEES STEEL STRIP SSS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8980">
            <text:p>89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000000003120077</text:p>
          </table:table-cell>
          <table:table-cell office:value-type="string">
            <text:p>CABLE PWR ACC;STAINLEES STEEL STRIP SSS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8980">
            <text:p>89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000000003120079</text:p>
          </table:table-cell>
          <table:table-cell office:value-type="string">
            <text:p>CABLE PWR ACC;STOPPING BUCKLE SSS 20 x 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">
            <text:p>12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000000003120079</text:p>
          </table:table-cell>
          <table:table-cell office:value-type="string">
            <text:p>CABLE PWR ACC;STOPPING BUCKLE SSS 20 x 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">
            <text:p>12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000000003120080</text:p>
          </table:table-cell>
          <table:table-cell office:value-type="string">
            <text:p>CABLE PWR ACC;STRAIGHT CONN 10-50mm 18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000000003120080</text:p>
          </table:table-cell>
          <table:table-cell office:value-type="string">
            <text:p>CABLE PWR ACC;STRAIGHT CONN 10-50mm 18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000000003120081</text:p>
          </table:table-cell>
          <table:table-cell office:value-type="string">
            <text:p>CABLE PWR ACC;STR HOOK T IV DIA12X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000000003120081</text:p>
          </table:table-cell>
          <table:table-cell office:value-type="string">
            <text:p>CABLE PWR ACC;STR HOOK T IV DIA12X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000000003120082</text:p>
          </table:table-cell>
          <table:table-cell office:value-type="string">
            <text:p>CABLE PWR ACC;STRUCT 15 I 50X36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000000003120082</text:p>
          </table:table-cell>
          <table:table-cell office:value-type="string">
            <text:p>CABLE PWR ACC;STRUCT 15 I 50X36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000000003120092</text:p>
          </table:table-cell>
          <table:table-cell office:value-type="string">
            <text:p>CABLE PWR ACC;SUSPENSION ASSY  7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3903">
            <text:p>539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000000003120092</text:p>
          </table:table-cell>
          <table:table-cell office:value-type="string">
            <text:p>CABLE PWR ACC;SUSPENSION ASSY  7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3903">
            <text:p>539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000000003120094</text:p>
          </table:table-cell>
          <table:table-cell office:value-type="string">
            <text:p>CABLE PWR ACC;SUSPENSION CLAM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650">
            <text:p>566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000000003120094</text:p>
          </table:table-cell>
          <table:table-cell office:value-type="string">
            <text:p>CABLE PWR ACC;SUSPENSION CLAM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6650">
            <text:p>566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000000003120095</text:p>
          </table:table-cell>
          <table:table-cell office:value-type="string">
            <text:p>CABLE PWR ACC;T.CONN DIA 9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000000003120095</text:p>
          </table:table-cell>
          <table:table-cell office:value-type="string">
            <text:p>CABLE PWR ACC;T.CONN DIA 9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000000003120097</text:p>
          </table:table-cell>
          <table:table-cell office:value-type="string">
            <text:p>CABLE PWR ACC;THREE SCMV CBL INSL SUPP.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000000003120097</text:p>
          </table:table-cell>
          <table:table-cell office:value-type="string">
            <text:p>CABLE PWR ACC;THREE SCMV CBL INSL SUPP.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000000003120098</text:p>
          </table:table-cell>
          <table:table-cell office:value-type="string">
            <text:p>CABLE PWR ACC;TREAD ROD 0.8mm L1M 20I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000000003120098</text:p>
          </table:table-cell>
          <table:table-cell office:value-type="string">
            <text:p>CABLE PWR ACC;TREAD ROD 0.8mm L1M 20I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000000003120099</text:p>
          </table:table-cell>
          <table:table-cell office:value-type="string">
            <text:p>CABLE PWR ACC;TURN BUCKLE DIA 1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000000003120099</text:p>
          </table:table-cell>
          <table:table-cell office:value-type="string">
            <text:p>CABLE PWR ACC;TURN BUCKLE DIA 1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000000003120101</text:p>
          </table:table-cell>
          <table:table-cell office:value-type="string">
            <text:p>CABLE PWR ACC;W.SCREW ROAD HEAD D.4X3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000000003120101</text:p>
          </table:table-cell>
          <table:table-cell office:value-type="string">
            <text:p>CABLE PWR ACC;W.SCREW ROAD HEAD D.4X3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000000003120103</text:p>
          </table:table-cell>
          <table:table-cell office:value-type="string">
            <text:p>CABLE PWR ACC;W.SCREW ROAD HEAD D.4X5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000000003120103</text:p>
          </table:table-cell>
          <table:table-cell office:value-type="string">
            <text:p>CABLE PWR ACC;W.SCREW ROAD HEAD D.4X50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000000003120104</text:p>
          </table:table-cell>
          <table:table-cell office:value-type="string">
            <text:p>CABLE PWR ACC;WEDGE CLAMP 4X1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37">
            <text:p>28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000000003120104</text:p>
          </table:table-cell>
          <table:table-cell office:value-type="string">
            <text:p>CABLE PWR ACC;WEDGE CLAMP 4X1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37">
            <text:p>28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000000003120105</text:p>
          </table:table-cell>
          <table:table-cell office:value-type="string">
            <text:p>CABLE PWR ACC;WEDGE CLAMP 4X1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60">
            <text:p>27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000000003120105</text:p>
          </table:table-cell>
          <table:table-cell office:value-type="string">
            <text:p>CABLE PWR ACC;WEDGE CLAMP 4X1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60">
            <text:p>27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000000003120107</text:p>
          </table:table-cell>
          <table:table-cell office:value-type="string">
            <text:p>CABLE PWR ACC;BUNDLE END PROTEC 3X35X50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000000003120107</text:p>
          </table:table-cell>
          <table:table-cell office:value-type="string">
            <text:p>CABLE PWR ACC;BUNDLE END PROTEC 3X35X50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000000003120111</text:p>
          </table:table-cell>
          <table:table-cell office:value-type="string">
            <text:p>CABLE PWR ACC;CABLE SHOE AL-CU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3050">
            <text:p>83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000000003120111</text:p>
          </table:table-cell>
          <table:table-cell office:value-type="string">
            <text:p>CABLE PWR ACC;CABLE SHOE AL-CU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>000000003120113</text:p>
          </table:table-cell>
          <table:table-cell office:value-type="string">
            <text:p>CABLE PWR ACC;CABLE SHOE AL-CU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823">
            <text:p>418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000000003120113</text:p>
          </table:table-cell>
          <table:table-cell office:value-type="string">
            <text:p>CABLE PWR ACC;CABLE SHOE AL-CU 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823">
            <text:p>418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000000003120114</text:p>
          </table:table-cell>
          <table:table-cell office:value-type="string">
            <text:p>CABLE PWR ACC;CABLE SHOE CU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000000003120114</text:p>
          </table:table-cell>
          <table:table-cell office:value-type="string">
            <text:p>CABLE PWR ACC;CABLE SHOE CU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000000003120115</text:p>
          </table:table-cell>
          <table:table-cell office:value-type="string">
            <text:p>CABLE PWR ACC;CABLE SHOE AL-CU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620">
            <text:p>466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000000003120115</text:p>
          </table:table-cell>
          <table:table-cell office:value-type="string">
            <text:p>CABLE PWR ACC;CABLE SHOE AL-CU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620">
            <text:p>466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000000003120118</text:p>
          </table:table-cell>
          <table:table-cell office:value-type="string">
            <text:p>CABLE PWR ACC;CABLE SHOE AL-CU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4800">
            <text:p>74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000000003120118</text:p>
          </table:table-cell>
          <table:table-cell office:value-type="string">
            <text:p>CABLE PWR ACC;CABLE SHOE AL-CU 15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4800">
            <text:p>74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000000003120121</text:p>
          </table:table-cell>
          <table:table-cell office:value-type="string">
            <text:p>CABLE PWR ACC;CABLE SHOE CU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5250">
            <text:p>195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000000003120121</text:p>
          </table:table-cell>
          <table:table-cell office:value-type="string">
            <text:p>CABLE PWR ACC;CABLE SHOE CU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5250">
            <text:p>195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000000003120123</text:p>
          </table:table-cell>
          <table:table-cell office:value-type="string">
            <text:p>CABLE PWR ACC;CABLE SHOE AL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000000003120123</text:p>
          </table:table-cell>
          <table:table-cell office:value-type="string">
            <text:p>CABLE PWR ACC;CABLE SHOE AL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000000003120156</text:p>
          </table:table-cell>
          <table:table-cell office:value-type="string">
            <text:p>CABLE PWR ACC;CABLE SHOE AL-CU 1H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302">
            <text:p>5530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000000003120156</text:p>
          </table:table-cell>
          <table:table-cell office:value-type="string">
            <text:p>CABLE PWR ACC;CABLE SHOE AL-CU 1H 7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302">
            <text:p>5530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000000003120157</text:p>
          </table:table-cell>
          <table:table-cell office:value-type="string">
            <text:p>CABLE PWR ACC;CABLE SHOE AL-CU 1H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565">
            <text:p>615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000000003120157</text:p>
          </table:table-cell>
          <table:table-cell office:value-type="string">
            <text:p>CABLE PWR ACC;CABLE SHOE AL-CU 1H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565">
            <text:p>615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000000003120239</text:p>
          </table:table-cell>
          <table:table-cell office:value-type="string">
            <text:p>CABLE PWR ACC;CABLE SHOE CU OD 1H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879">
            <text:p>288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000000003120239</text:p>
          </table:table-cell>
          <table:table-cell office:value-type="string">
            <text:p>CABLE PWR ACC;CABLE SHOE CU OD 1H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879">
            <text:p>288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000000003120242</text:p>
          </table:table-cell>
          <table:table-cell office:value-type="string">
            <text:p>CABLE PWR ACC;CABLE SHOE CU OD 1H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593">
            <text:p>735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000000003120242</text:p>
          </table:table-cell>
          <table:table-cell office:value-type="string">
            <text:p>CABLE PWR ACC;CABLE SHOE CU OD 1H 9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3593">
            <text:p>735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000000003120246</text:p>
          </table:table-cell>
          <table:table-cell office:value-type="string">
            <text:p>CABLE PWR ACC;CABLE SHOE CU OD 1H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7349">
            <text:p>1973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000000003120246</text:p>
          </table:table-cell>
          <table:table-cell office:value-type="string">
            <text:p>CABLE PWR ACC;CABLE SHOE CU OD 1H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7349">
            <text:p>1973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000000003120252</text:p>
          </table:table-cell>
          <table:table-cell office:value-type="string">
            <text:p>CABLE PWR ACC;CABLE SHOE CU ID 2H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9348">
            <text:p>293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000000003120252</text:p>
          </table:table-cell>
          <table:table-cell office:value-type="string">
            <text:p>CABLE PWR ACC;CABLE SHOE CU ID 2H 35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9348">
            <text:p>293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000000003120259</text:p>
          </table:table-cell>
          <table:table-cell office:value-type="string">
            <text:p>CABLE PWR ACC;CABLE SHOE CU ID 2H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5250">
            <text:p>195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000000003120259</text:p>
          </table:table-cell>
          <table:table-cell office:value-type="string">
            <text:p>CABLE PWR ACC;CABLE SHOE CU ID 2H 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5250">
            <text:p>195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000000003120317</text:p>
          </table:table-cell>
          <table:table-cell office:value-type="string">
            <text:p>CABLE PWR ACC;STRAIN HOOK S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938">
            <text:p>79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000000003120317</text:p>
          </table:table-cell>
          <table:table-cell office:value-type="string">
            <text:p>CABLE PWR ACC;STRAIN HOOK S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938">
            <text:p>79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000000003120465</text:p>
          </table:table-cell>
          <table:table-cell office:value-type="string">
            <text:p>CABLE PWR ACC;FLEXIB.CONDUIT 1 1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026666">
            <text:p>10266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000000003120465</text:p>
          </table:table-cell>
          <table:table-cell office:value-type="string">
            <text:p>CABLE PWR ACC;FLEXIB.CONDUIT 1 1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026666">
            <text:p>10266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000000003120487</text:p>
          </table:table-cell>
          <table:table-cell office:value-type="string">
            <text:p>CABLE PWR ACC;SUPER FLEXIBLE ACC 240SQ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2250000">
            <text:p>52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000000003120487</text:p>
          </table:table-cell>
          <table:table-cell office:value-type="string">
            <text:p>CABLE PWR ACC;SUPER FLEXIBLE ACC 240SQ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000000003120505</text:p>
          </table:table-cell>
          <table:table-cell office:value-type="string">
            <text:p>CABLE PWR ACC;DOP CABLE 4X95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2000">
            <text:p>22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000000003120505</text:p>
          </table:table-cell>
          <table:table-cell office:value-type="string">
            <text:p>CABLE PWR ACC;DOP CABLE 4X95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2000">
            <text:p>22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000000003120506</text:p>
          </table:table-cell>
          <table:table-cell office:value-type="string">
            <text:p>CABLE PWR ACC;DOP CABLE 3X240/3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4000">
            <text:p>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000000003120506</text:p>
          </table:table-cell>
          <table:table-cell office:value-type="string">
            <text:p>CABLE PWR ACC;DOP CABLE 3X240/3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4000">
            <text:p>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000000003130002</text:p>
          </table:table-cell>
          <table:table-cell office:value-type="string">
            <text:p>JOINT;1kV;AL-AL;10-16/10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480">
            <text:p>74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000000003130002</text:p>
          </table:table-cell>
          <table:table-cell office:value-type="string">
            <text:p>JOINT;1kV;AL-AL;10-16/10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480">
            <text:p>74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000000003130007</text:p>
          </table:table-cell>
          <table:table-cell office:value-type="string">
            <text:p>JOINT;1kV;AL-AL;16-16mm2;;1P;CONN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22">
            <text:p>55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000000003130007</text:p>
          </table:table-cell>
          <table:table-cell office:value-type="string">
            <text:p>JOINT;1kV;AL-AL;16-16mm2;;1P;CONN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522">
            <text:p>55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000000003130008</text:p>
          </table:table-cell>
          <table:table-cell office:value-type="string">
            <text:p>JOINT;1kV;AL-AL;16-16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40">
            <text:p>92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000000003130008</text:p>
          </table:table-cell>
          <table:table-cell office:value-type="string">
            <text:p>JOINT;1kV;AL-AL;16-16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40">
            <text:p>92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000000003130014</text:p>
          </table:table-cell>
          <table:table-cell office:value-type="string">
            <text:p>JOINT;1kV;AL-AL;35-70/35-70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990">
            <text:p>129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000000003130014</text:p>
          </table:table-cell>
          <table:table-cell office:value-type="string">
            <text:p>JOINT;1kV;AL-AL;35-70/35-70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990">
            <text:p>129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000000003130016</text:p>
          </table:table-cell>
          <table:table-cell office:value-type="string">
            <text:p>JOINT;1kV;AL-AL;50-50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297">
            <text:p>132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000000003130016</text:p>
          </table:table-cell>
          <table:table-cell office:value-type="string">
            <text:p>JOINT;1kV;AL-AL;50-50mm2;;1P;PRIS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297">
            <text:p>132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000000003130019</text:p>
          </table:table-cell>
          <table:table-cell office:value-type="string">
            <text:p>JOINT;1kV;AL-AL;70-70mm2;;1P;CON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025">
            <text:p>140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000000003130019</text:p>
          </table:table-cell>
          <table:table-cell office:value-type="string">
            <text:p>JOINT;1kV;AL-AL;70-70mm2;;1P;CON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000000003130020</text:p>
          </table:table-cell>
          <table:table-cell office:value-type="string">
            <text:p>JOINT;1kV;AL-AL;70-70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188">
            <text:p>141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000000003130020</text:p>
          </table:table-cell>
          <table:table-cell office:value-type="string">
            <text:p>JOINT;1kV;AL-AL;70-70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188">
            <text:p>141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000000003130022</text:p>
          </table:table-cell>
          <table:table-cell office:value-type="string">
            <text:p>JOINT;1kV;AL-CU;10-10/10-10mm2;;1P;PRH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000000003130022</text:p>
          </table:table-cell>
          <table:table-cell office:value-type="string">
            <text:p>JOINT;1kV;AL-CU;10-10/10-10mm2;;1P;PRH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000000003130023</text:p>
          </table:table-cell>
          <table:table-cell office:value-type="string">
            <text:p>JOINT;1kV;AL-CU;10-16/10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58">
            <text:p>133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000000003130023</text:p>
          </table:table-cell>
          <table:table-cell office:value-type="string">
            <text:p>JOINT;1kV;AL-CU;10-16/10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58">
            <text:p>133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000000003130025</text:p>
          </table:table-cell>
          <table:table-cell office:value-type="string">
            <text:p>JOINT;1kV;AL-CU;16-6/16-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886">
            <text:p>178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000000003130025</text:p>
          </table:table-cell>
          <table:table-cell office:value-type="string">
            <text:p>JOINT;1kV;AL-CU;16-6/16-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886">
            <text:p>178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000000003130026</text:p>
          </table:table-cell>
          <table:table-cell office:value-type="string">
            <text:p>JOINT;1kV;AL-CU;25-16/25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642">
            <text:p>176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000000003130026</text:p>
          </table:table-cell>
          <table:table-cell office:value-type="string">
            <text:p>JOINT;1kV;AL-CU;25-16/25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642">
            <text:p>176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000000003130027</text:p>
          </table:table-cell>
          <table:table-cell office:value-type="string">
            <text:p>JOINT;1kV;AL-CU;3X70+50-4X95mm2;;3P;PRH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0200">
            <text:p>640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000000003130027</text:p>
          </table:table-cell>
          <table:table-cell office:value-type="string">
            <text:p>JOINT;1kV;AL-CU;3X70+50-4X95mm2;;3P;PRH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0200">
            <text:p>640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000000003130029</text:p>
          </table:table-cell>
          <table:table-cell office:value-type="string">
            <text:p>JOINT;1kV;CU-CU;10-10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60">
            <text:p>6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000000003130029</text:p>
          </table:table-cell>
          <table:table-cell office:value-type="string">
            <text:p>JOINT;1kV;CU-CU;10-10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160">
            <text:p>6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000000003130032</text:p>
          </table:table-cell>
          <table:table-cell office:value-type="string">
            <text:p>JOINT;1kV;CU-CU;16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720">
            <text:p>117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000000003130032</text:p>
          </table:table-cell>
          <table:table-cell office:value-type="string">
            <text:p>JOINT;1kV;CU-CU;16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720">
            <text:p>117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000000003130034</text:p>
          </table:table-cell>
          <table:table-cell office:value-type="string">
            <text:p>JOINT;1kV;CU-CU;4X95-4X95mm2;;;PV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88975">
            <text:p>7889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000000003130034</text:p>
          </table:table-cell>
          <table:table-cell office:value-type="string">
            <text:p>JOINT;1kV;CU-CU;4X95-4X95mm2;;;PVC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88975">
            <text:p>7889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000000003130044</text:p>
          </table:table-cell>
          <table:table-cell office:value-type="string">
            <text:p>JOINT;20kV;AL-AL;3X150-3X240mm2;P-X;3P;H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125000">
            <text:p>412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000000003130044</text:p>
          </table:table-cell>
          <table:table-cell office:value-type="string">
            <text:p>JOINT;20kV;AL-AL;3X150-3X240mm2;P-X;3P;H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000000003130050</text:p>
          </table:table-cell>
          <table:table-cell office:value-type="string">
            <text:p>JOINT;20kV;AL-AL;3X240-3X24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15075">
            <text:p>27150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000000003130050</text:p>
          </table:table-cell>
          <table:table-cell office:value-type="string">
            <text:p>JOINT;20kV;AL-AL;3X240-3X24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15075">
            <text:p>27150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000000003130051</text:p>
          </table:table-cell>
          <table:table-cell office:value-type="string">
            <text:p>JOINT;20kV;AL-AL;3X240-3X30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587090">
            <text:p>25870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000000003130051</text:p>
          </table:table-cell>
          <table:table-cell office:value-type="string">
            <text:p>JOINT;20kV;AL-AL;3X240-3X30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000000003130052</text:p>
          </table:table-cell>
          <table:table-cell office:value-type="string">
            <text:p>JOINT;20kV;AL-AL;3X300-3X30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592633">
            <text:p>25926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000000003130052</text:p>
          </table:table-cell>
          <table:table-cell office:value-type="string">
            <text:p>JOINT;20kV;AL-AL;3X300-3X300mm2;;3P;P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000000003130069</text:p>
          </table:table-cell>
          <table:table-cell office:value-type="string">
            <text:p>JOINT;1KV;AL-AL;3X70+50-4X150MM2;;3P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76598">
            <text:p>17659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000000003130069</text:p>
          </table:table-cell>
          <table:table-cell office:value-type="string">
            <text:p>JOINT;1KV;AL-AL;3X70+50-4X150MM2;;3P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000000003130089</text:p>
          </table:table-cell>
          <table:table-cell office:value-type="string">
            <text:p>JOINT;1kV;AL-CU;16-25/6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956">
            <text:p>239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000000003130089</text:p>
          </table:table-cell>
          <table:table-cell office:value-type="string">
            <text:p>JOINT;1kV;AL-CU;16-25/6-16mm2;;1P;PR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956">
            <text:p>239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000000003130107</text:p>
          </table:table-cell>
          <table:table-cell office:value-type="string">
            <text:p>JOINT;1kV;AL-CU;70-95mm2;;1P;PRS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483">
            <text:p>484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000000003130107</text:p>
          </table:table-cell>
          <table:table-cell office:value-type="string">
            <text:p>JOINT;1kV;AL-CU;70-95mm2;;1P;PRSH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483">
            <text:p>484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000000003130109</text:p>
          </table:table-cell>
          <table:table-cell office:value-type="string">
            <text:p>JOINT;20kV;AL-AL;3X240-3X240mm2;;3P;PRC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90000">
            <text:p>64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000000003130109</text:p>
          </table:table-cell>
          <table:table-cell office:value-type="string">
            <text:p>JOINT;20kV;AL-AL;3X240-3X240mm2;;3P;PRC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90000">
            <text:p>64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000000003130109</text:p>
          </table:table-cell>
          <table:table-cell office:value-type="string">
            <text:p>JOINT;20kV;AL-AL;3X240-3X240mm2;;3P;PRC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490000">
            <text:p>64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000000003130166</text:p>
          </table:table-cell>
          <table:table-cell office:value-type="string">
            <text:p>JOINT;1KV;CU;95MM2;;1P;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9200">
            <text:p>89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000000003130166</text:p>
          </table:table-cell>
          <table:table-cell office:value-type="string">
            <text:p>JOINT;1KV;CU;95MM2;;1P;PR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89200">
            <text:p>89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000000003130200</text:p>
          </table:table-cell>
          <table:table-cell office:value-type="string">
            <text:p>JOINT;1KV;AL-CU;3X70+70-4X95MM2;;;PVC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92979">
            <text:p>6929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000000003130200</text:p>
          </table:table-cell>
          <table:table-cell office:value-type="string">
            <text:p>JOINT;1KV;AL-CU;3X70+70-4X95MM2;;;PVC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692979">
            <text:p>6929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000000003140002</text:p>
          </table:table-cell>
          <table:table-cell office:value-type="string">
            <text:p>JOINT ACC;CONN JOINT 24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000000003140002</text:p>
          </table:table-cell>
          <table:table-cell office:value-type="string">
            <text:p>JOINT ACC;CONN JOINT 24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000000003140005</text:p>
          </table:table-cell>
          <table:table-cell office:value-type="string">
            <text:p>JOINT ACC;CONN AL-AL 150-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000000003140005</text:p>
          </table:table-cell>
          <table:table-cell office:value-type="string">
            <text:p>JOINT ACC;CONN AL-AL 150-240mm2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000000003150002</text:p>
          </table:table-cell>
          <table:table-cell office:value-type="string">
            <text:p>TERM;20kV;CUB;CU;3P;3X1X35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448368">
            <text:p>34483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000000003150002</text:p>
          </table:table-cell>
          <table:table-cell office:value-type="string">
            <text:p>TERM;20kV;CUB;CU;3P;3X1X35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448368">
            <text:p>34483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000000003150002</text:p>
          </table:table-cell>
          <table:table-cell office:value-type="string">
            <text:p>TERM;20kV;CUB;CU;3P;3X1X35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448368">
            <text:p>34483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000000003150004</text:p>
          </table:table-cell>
          <table:table-cell office:value-type="string">
            <text:p>TERM;20kV;JR;AL-CU;3P;3X150;NO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421637">
            <text:p>24216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000000003150004</text:p>
          </table:table-cell>
          <table:table-cell office:value-type="string">
            <text:p>TERM;20kV;JR;AL-CU;3P;3X150;NO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000000003150005</text:p>
          </table:table-cell>
          <table:table-cell office:value-type="string">
            <text:p>TERM;20kV;JR;AL-CU;3P;3X150;NON ISO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469935">
            <text:p>4699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000000003150005</text:p>
          </table:table-cell>
          <table:table-cell office:value-type="string">
            <text:p>TERM;20kV;JR;AL-CU;3P;3X150;NON ISO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000000003150019</text:p>
          </table:table-cell>
          <table:table-cell office:value-type="string">
            <text:p>TERM;20kV;JR;AL-CU;3P;3X240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658769">
            <text:p>56587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000000003150019</text:p>
          </table:table-cell>
          <table:table-cell office:value-type="string">
            <text:p>TERM;20kV;JR;AL-CU;3P;3X240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658769">
            <text:p>56587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000000003150019</text:p>
          </table:table-cell>
          <table:table-cell office:value-type="string">
            <text:p>TERM;20kV;JR;AL-CU;3P;3X240;ISOLBOW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658769">
            <text:p>56587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000000003150020</text:p>
          </table:table-cell>
          <table:table-cell office:value-type="string">
            <text:p>TERM;20kV;JR;AL-CU;3P;3X240;NO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000000003150020</text:p>
          </table:table-cell>
          <table:table-cell office:value-type="string">
            <text:p>TERM;20kV;JR;AL-CU;3P;3X240;NO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000000003150028</text:p>
          </table:table-cell>
          <table:table-cell office:value-type="string">
            <text:p>TERM;20kV;TRF;CU;3P;1X240;HS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000000003150028</text:p>
          </table:table-cell>
          <table:table-cell office:value-type="string">
            <text:p>TERM;20kV;TRF;CU;3P;1X240;HS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000000003150031</text:p>
          </table:table-cell>
          <table:table-cell office:value-type="string">
            <text:p>TERM;20kV;TRF;CU;3P;3X1X35;ISO STRG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49428">
            <text:p>11494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000000003150031</text:p>
          </table:table-cell>
          <table:table-cell office:value-type="string">
            <text:p>TERM;20kV;TRF;CU;3P;3X1X35;ISO STRG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000000003150033</text:p>
          </table:table-cell>
          <table:table-cell office:value-type="string">
            <text:p>TERM;20KV;;CU;3P;3X1X35mm2;N ISO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10000">
            <text:p>12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000000003150033</text:p>
          </table:table-cell>
          <table:table-cell office:value-type="string">
            <text:p>TERM;20KV;;CU;3P;3X1X35mm2;N ISO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000000003150034</text:p>
          </table:table-cell>
          <table:table-cell office:value-type="string">
            <text:p>TERM;20KV;CUB;CU;3P;3X1X35mm2;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88435">
            <text:p>11884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000000003150034</text:p>
          </table:table-cell>
          <table:table-cell office:value-type="string">
            <text:p>TERM;20KV;CUB;CU;3P;3X1X35mm2;N ISO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000000003160004</text:p>
          </table:table-cell>
          <table:table-cell office:value-type="string">
            <text:p>TERM ACC;WASHER BIMETAL 24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000000003160004</text:p>
          </table:table-cell>
          <table:table-cell office:value-type="string">
            <text:p>TERM ACC;WASHER BIMETAL 24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000000003190002</text:p>
          </table:table-cell>
          <table:table-cell office:value-type="string">
            <text:p>CUT OUT;20kV;6-100A;10kA;125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3450">
            <text:p>9234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000000003190002</text:p>
          </table:table-cell>
          <table:table-cell office:value-type="string">
            <text:p>CUT OUT;20kV;6-100A;10kA;125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3450">
            <text:p>9234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000000003190002</text:p>
          </table:table-cell>
          <table:table-cell office:value-type="string">
            <text:p>CUT OUT;20kV;6-100A;10kA;125kV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3450">
            <text:p>9234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000000003200002</text:p>
          </table:table-cell>
          <table:table-cell office:value-type="string">
            <text:p>CUT OUT ACC;FUSE LINK 20kV 1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691">
            <text:p>206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000000003200002</text:p>
          </table:table-cell>
          <table:table-cell office:value-type="string">
            <text:p>CUT OUT ACC;FUSE LINK 20kV 1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000000003200003</text:p>
          </table:table-cell>
          <table:table-cell office:value-type="string">
            <text:p>CUT OUT ACC;FUSE LINK 20kV 12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823">
            <text:p>148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000000003200003</text:p>
          </table:table-cell>
          <table:table-cell office:value-type="string">
            <text:p>CUT OUT ACC;FUSE LINK 20kV 12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000000003200004</text:p>
          </table:table-cell>
          <table:table-cell office:value-type="string">
            <text:p>CUT OUT ACC;FUSE LINK 20kV 1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821">
            <text:p>14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000000003200004</text:p>
          </table:table-cell>
          <table:table-cell office:value-type="string">
            <text:p>CUT OUT ACC;FUSE LINK 20kV 1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821">
            <text:p>14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000000003200005</text:p>
          </table:table-cell>
          <table:table-cell office:value-type="string">
            <text:p>CUT OUT ACC;FUSE LINK 20kV 2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0">
            <text:p>247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000000003200005</text:p>
          </table:table-cell>
          <table:table-cell office:value-type="string">
            <text:p>CUT OUT ACC;FUSE LINK 20kV 2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50">
            <text:p>247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000000003200007</text:p>
          </table:table-cell>
          <table:table-cell office:value-type="string">
            <text:p>CUT OUT ACC;FUSE LINK 20kV 2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000000003200007</text:p>
          </table:table-cell>
          <table:table-cell office:value-type="string">
            <text:p>CUT OUT ACC;FUSE LINK 20kV 2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000000003200025</text:p>
          </table:table-cell>
          <table:table-cell office:value-type="string">
            <text:p>CUT OUT ACC;FUSE LINK 20kV 16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55">
            <text:p>187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000000003200025</text:p>
          </table:table-cell>
          <table:table-cell office:value-type="string">
            <text:p>CUT OUT ACC;FUSE LINK 20kV 16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55">
            <text:p>187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000000003200026</text:p>
          </table:table-cell>
          <table:table-cell office:value-type="string">
            <text:p>CUT OUT ACC;FUSE LINK 20kV 32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000000003200026</text:p>
          </table:table-cell>
          <table:table-cell office:value-type="string">
            <text:p>CUT OUT ACC;FUSE LINK 20kV 32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>000000003210005</text:p>
          </table:table-cell>
          <table:table-cell office:value-type="string">
            <text:p>POLE TOP SWITCH;20KV;630A;16kA;LB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>000000003210020</text:p>
          </table:table-cell>
          <table:table-cell office:value-type="string">
            <text:p>POLE TOP SWITCH;24KV;630A;16KA;LBS RTU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>000000003210020</text:p>
          </table:table-cell>
          <table:table-cell office:value-type="string">
            <text:p>POLE TOP SWITCH;24KV;630A;16KA;LBS RTU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>000000003250007</text:p>
          </table:table-cell>
          <table:table-cell office:value-type="string">
            <text:p>MCB;220/250V;1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765">
            <text:p>127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1">
            <text:p>941</text:p>
          </table:table-cell>
          <table:table-cell office:value-type="string">
            <text:p>000000003250007</text:p>
          </table:table-cell>
          <table:table-cell office:value-type="string">
            <text:p>MCB;220/250V;1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765">
            <text:p>127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2">
            <text:p>942</text:p>
          </table:table-cell>
          <table:table-cell office:value-type="string">
            <text:p>000000003250008</text:p>
          </table:table-cell>
          <table:table-cell office:value-type="string">
            <text:p>MCB;220/250V;1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62">
            <text:p>120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3">
            <text:p>943</text:p>
          </table:table-cell>
          <table:table-cell office:value-type="string">
            <text:p>000000003250008</text:p>
          </table:table-cell>
          <table:table-cell office:value-type="string">
            <text:p>MCB;220/250V;1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062">
            <text:p>120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4">
            <text:p>944</text:p>
          </table:table-cell>
          <table:table-cell office:value-type="string">
            <text:p>000000003250010</text:p>
          </table:table-cell>
          <table:table-cell office:value-type="string">
            <text:p>MCB;220/250V;1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148">
            <text:p>231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5">
            <text:p>945</text:p>
          </table:table-cell>
          <table:table-cell office:value-type="string">
            <text:p>000000003250010</text:p>
          </table:table-cell>
          <table:table-cell office:value-type="string">
            <text:p>MCB;220/250V;1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148">
            <text:p>231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6">
            <text:p>946</text:p>
          </table:table-cell>
          <table:table-cell office:value-type="string">
            <text:p>000000003250011</text:p>
          </table:table-cell>
          <table:table-cell office:value-type="string">
            <text:p>MCB;220/250V;1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587">
            <text:p>175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7">
            <text:p>947</text:p>
          </table:table-cell>
          <table:table-cell office:value-type="string">
            <text:p>000000003250011</text:p>
          </table:table-cell>
          <table:table-cell office:value-type="string">
            <text:p>MCB;220/250V;1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587">
            <text:p>175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8">
            <text:p>948</text:p>
          </table:table-cell>
          <table:table-cell office:value-type="string">
            <text:p>000000003250012</text:p>
          </table:table-cell>
          <table:table-cell office:value-type="string">
            <text:p>MCB;220/250V;1P;2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1945">
            <text:p>219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9">
            <text:p>949</text:p>
          </table:table-cell>
          <table:table-cell office:value-type="string">
            <text:p>000000003250012</text:p>
          </table:table-cell>
          <table:table-cell office:value-type="string">
            <text:p>MCB;220/250V;1P;2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0">
            <text:p>950</text:p>
          </table:table-cell>
          <table:table-cell office:value-type="string">
            <text:p>000000003250013</text:p>
          </table:table-cell>
          <table:table-cell office:value-type="string">
            <text:p>MCB;220/250V;1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177">
            <text:p>131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1">
            <text:p>951</text:p>
          </table:table-cell>
          <table:table-cell office:value-type="string">
            <text:p>000000003250013</text:p>
          </table:table-cell>
          <table:table-cell office:value-type="string">
            <text:p>MCB;220/250V;1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177">
            <text:p>131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2">
            <text:p>952</text:p>
          </table:table-cell>
          <table:table-cell office:value-type="string">
            <text:p>000000003250015</text:p>
          </table:table-cell>
          <table:table-cell office:value-type="string">
            <text:p>MCB;220/250V;1P;4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62">
            <text:p>158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3">
            <text:p>953</text:p>
          </table:table-cell>
          <table:table-cell office:value-type="string">
            <text:p>000000003250015</text:p>
          </table:table-cell>
          <table:table-cell office:value-type="string">
            <text:p>MCB;220/250V;1P;4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62">
            <text:p>158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4">
            <text:p>954</text:p>
          </table:table-cell>
          <table:table-cell office:value-type="string">
            <text:p>000000003250016</text:p>
          </table:table-cell>
          <table:table-cell office:value-type="string">
            <text:p>MCB;220/250V;1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4470">
            <text:p>544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5">
            <text:p>955</text:p>
          </table:table-cell>
          <table:table-cell office:value-type="string">
            <text:p>000000003250016</text:p>
          </table:table-cell>
          <table:table-cell office:value-type="string">
            <text:p>MCB;220/250V;1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4470">
            <text:p>544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6">
            <text:p>956</text:p>
          </table:table-cell>
          <table:table-cell office:value-type="string">
            <text:p>000000003250017</text:p>
          </table:table-cell>
          <table:table-cell office:value-type="string">
            <text:p>MCB;220/250V;1P;63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7050">
            <text:p>127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7">
            <text:p>957</text:p>
          </table:table-cell>
          <table:table-cell office:value-type="string">
            <text:p>000000003250017</text:p>
          </table:table-cell>
          <table:table-cell office:value-type="string">
            <text:p>MCB;220/250V;1P;63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7050">
            <text:p>127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8">
            <text:p>958</text:p>
          </table:table-cell>
          <table:table-cell office:value-type="string">
            <text:p>000000003250018</text:p>
          </table:table-cell>
          <table:table-cell office:value-type="string">
            <text:p>MCB;220/250V;1P;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42">
            <text:p>121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9">
            <text:p>959</text:p>
          </table:table-cell>
          <table:table-cell office:value-type="string">
            <text:p>000000003250018</text:p>
          </table:table-cell>
          <table:table-cell office:value-type="string">
            <text:p>MCB;220/250V;1P;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42">
            <text:p>121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0">
            <text:p>960</text:p>
          </table:table-cell>
          <table:table-cell office:value-type="string">
            <text:p>000000003250019</text:p>
          </table:table-cell>
          <table:table-cell office:value-type="string">
            <text:p>MCB;220/40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1">
            <text:p>961</text:p>
          </table:table-cell>
          <table:table-cell office:value-type="string">
            <text:p>000000003250019</text:p>
          </table:table-cell>
          <table:table-cell office:value-type="string">
            <text:p>MCB;220/40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2">
            <text:p>962</text:p>
          </table:table-cell>
          <table:table-cell office:value-type="string">
            <text:p>000000003250021</text:p>
          </table:table-cell>
          <table:table-cell office:value-type="string">
            <text:p>MCB;380/400V;3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329">
            <text:p>463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3">
            <text:p>963</text:p>
          </table:table-cell>
          <table:table-cell office:value-type="string">
            <text:p>000000003250021</text:p>
          </table:table-cell>
          <table:table-cell office:value-type="string">
            <text:p>MCB;380/400V;3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6329">
            <text:p>463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4">
            <text:p>964</text:p>
          </table:table-cell>
          <table:table-cell office:value-type="string">
            <text:p>000000003250022</text:p>
          </table:table-cell>
          <table:table-cell office:value-type="string">
            <text:p>MCB;380/440V;3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0132">
            <text:p>501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5">
            <text:p>965</text:p>
          </table:table-cell>
          <table:table-cell office:value-type="string">
            <text:p>000000003250022</text:p>
          </table:table-cell>
          <table:table-cell office:value-type="string">
            <text:p>MCB;380/440V;3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0132">
            <text:p>501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6">
            <text:p>966</text:p>
          </table:table-cell>
          <table:table-cell office:value-type="string">
            <text:p>000000003250024</text:p>
          </table:table-cell>
          <table:table-cell office:value-type="string">
            <text:p>MCB;380/44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618">
            <text:p>1506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7">
            <text:p>967</text:p>
          </table:table-cell>
          <table:table-cell office:value-type="string">
            <text:p>000000003250024</text:p>
          </table:table-cell>
          <table:table-cell office:value-type="string">
            <text:p>MCB;380/44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618">
            <text:p>1506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8">
            <text:p>968</text:p>
          </table:table-cell>
          <table:table-cell office:value-type="string">
            <text:p>000000003250025</text:p>
          </table:table-cell>
          <table:table-cell office:value-type="string">
            <text:p>MCB;380/440V;3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590">
            <text:p>1505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9">
            <text:p>969</text:p>
          </table:table-cell>
          <table:table-cell office:value-type="string">
            <text:p>000000003250025</text:p>
          </table:table-cell>
          <table:table-cell office:value-type="string">
            <text:p>MCB;380/440V;3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590">
            <text:p>1505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0">
            <text:p>970</text:p>
          </table:table-cell>
          <table:table-cell office:value-type="string">
            <text:p>000000003250027</text:p>
          </table:table-cell>
          <table:table-cell office:value-type="string">
            <text:p>MCB;380/440V;3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590">
            <text:p>1505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1">
            <text:p>971</text:p>
          </table:table-cell>
          <table:table-cell office:value-type="string">
            <text:p>000000003250027</text:p>
          </table:table-cell>
          <table:table-cell office:value-type="string">
            <text:p>MCB;380/440V;3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0590">
            <text:p>1505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2">
            <text:p>972</text:p>
          </table:table-cell>
          <table:table-cell office:value-type="string">
            <text:p>000000003250029</text:p>
          </table:table-cell>
          <table:table-cell office:value-type="string">
            <text:p>MCB;380/440V;3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6900">
            <text:p>196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3">
            <text:p>973</text:p>
          </table:table-cell>
          <table:table-cell office:value-type="string">
            <text:p>000000003250029</text:p>
          </table:table-cell>
          <table:table-cell office:value-type="string">
            <text:p>MCB;380/440V;3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96900">
            <text:p>196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4">
            <text:p>974</text:p>
          </table:table-cell>
          <table:table-cell office:value-type="string">
            <text:p>000000003250031</text:p>
          </table:table-cell>
          <table:table-cell office:value-type="string">
            <text:p>MCB;380/440V;3P;63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9650">
            <text:p>4196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5">
            <text:p>975</text:p>
          </table:table-cell>
          <table:table-cell office:value-type="string">
            <text:p>000000003250031</text:p>
          </table:table-cell>
          <table:table-cell office:value-type="string">
            <text:p>MCB;380/440V;3P;63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19650">
            <text:p>4196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6">
            <text:p>976</text:p>
          </table:table-cell>
          <table:table-cell office:value-type="string">
            <text:p>000000003250036</text:p>
          </table:table-cell>
          <table:table-cell office:value-type="string">
            <text:p>MCB;220/250V;1P;2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7">
            <text:p>977</text:p>
          </table:table-cell>
          <table:table-cell office:value-type="string">
            <text:p>000000003250036</text:p>
          </table:table-cell>
          <table:table-cell office:value-type="string">
            <text:p>MCB;220/250V;1P;2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8">
            <text:p>978</text:p>
          </table:table-cell>
          <table:table-cell office:value-type="string">
            <text:p>000000003250037</text:p>
          </table:table-cell>
          <table:table-cell office:value-type="string">
            <text:p>MCB;220/250V;1P;4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9">
            <text:p>979</text:p>
          </table:table-cell>
          <table:table-cell office:value-type="string">
            <text:p>000000003250037</text:p>
          </table:table-cell>
          <table:table-cell office:value-type="string">
            <text:p>MCB;220/250V;1P;4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0">
            <text:p>980</text:p>
          </table:table-cell>
          <table:table-cell office:value-type="string">
            <text:p>000000003250038</text:p>
          </table:table-cell>
          <table:table-cell office:value-type="string">
            <text:p>MCB;220/250V;1P;6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426">
            <text:p>244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1">
            <text:p>981</text:p>
          </table:table-cell>
          <table:table-cell office:value-type="string">
            <text:p>000000003250038</text:p>
          </table:table-cell>
          <table:table-cell office:value-type="string">
            <text:p>MCB;220/250V;1P;6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426">
            <text:p>244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2">
            <text:p>982</text:p>
          </table:table-cell>
          <table:table-cell office:value-type="string">
            <text:p>000000003250039</text:p>
          </table:table-cell>
          <table:table-cell office:value-type="string">
            <text:p>MCB;220/250V;1P;10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2724">
            <text:p>227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3">
            <text:p>983</text:p>
          </table:table-cell>
          <table:table-cell office:value-type="string">
            <text:p>000000003250039</text:p>
          </table:table-cell>
          <table:table-cell office:value-type="string">
            <text:p>MCB;220/250V;1P;10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2724">
            <text:p>227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4">
            <text:p>984</text:p>
          </table:table-cell>
          <table:table-cell office:value-type="string">
            <text:p>000000003250040</text:p>
          </table:table-cell>
          <table:table-cell office:value-type="string">
            <text:p>MCB;220/250V;1P;16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5">
            <text:p>985</text:p>
          </table:table-cell>
          <table:table-cell office:value-type="string">
            <text:p>000000003250040</text:p>
          </table:table-cell>
          <table:table-cell office:value-type="string">
            <text:p>MCB;220/250V;1P;16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270">
            <text:p>28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6">
            <text:p>986</text:p>
          </table:table-cell>
          <table:table-cell office:value-type="string">
            <text:p>000000003250041</text:p>
          </table:table-cell>
          <table:table-cell office:value-type="string">
            <text:p>MCB;220/250V;1P;20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385">
            <text:p>263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7">
            <text:p>987</text:p>
          </table:table-cell>
          <table:table-cell office:value-type="string">
            <text:p>000000003250041</text:p>
          </table:table-cell>
          <table:table-cell office:value-type="string">
            <text:p>MCB;220/250V;1P;20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385">
            <text:p>263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8">
            <text:p>988</text:p>
          </table:table-cell>
          <table:table-cell office:value-type="string">
            <text:p>000000003250042</text:p>
          </table:table-cell>
          <table:table-cell office:value-type="string">
            <text:p>MCB;220/250V;1P;25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9">
            <text:p>989</text:p>
          </table:table-cell>
          <table:table-cell office:value-type="string">
            <text:p>000000003250042</text:p>
          </table:table-cell>
          <table:table-cell office:value-type="string">
            <text:p>MCB;220/250V;1P;25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0">
            <text:p>990</text:p>
          </table:table-cell>
          <table:table-cell office:value-type="string">
            <text:p>000000003250043</text:p>
          </table:table-cell>
          <table:table-cell office:value-type="string">
            <text:p>MCB;220/250V;1P;35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1">
            <text:p>991</text:p>
          </table:table-cell>
          <table:table-cell office:value-type="string">
            <text:p>000000003250043</text:p>
          </table:table-cell>
          <table:table-cell office:value-type="string">
            <text:p>MCB;220/250V;1P;35A;50Hz;MINBOX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2">
            <text:p>992</text:p>
          </table:table-cell>
          <table:table-cell office:value-type="string">
            <text:p>000000003250046</text:p>
          </table:table-cell>
          <table:table-cell office:value-type="string">
            <text:p>MCB;230/400V;1P;2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3">
            <text:p>993</text:p>
          </table:table-cell>
          <table:table-cell office:value-type="string">
            <text:p>000000003250046</text:p>
          </table:table-cell>
          <table:table-cell office:value-type="string">
            <text:p>MCB;230/400V;1P;2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4">
            <text:p>994</text:p>
          </table:table-cell>
          <table:table-cell office:value-type="string">
            <text:p>000000003250048</text:p>
          </table:table-cell>
          <table:table-cell office:value-type="string">
            <text:p>MCB;230/400V;1P;4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5">
            <text:p>995</text:p>
          </table:table-cell>
          <table:table-cell office:value-type="string">
            <text:p>000000003250048</text:p>
          </table:table-cell>
          <table:table-cell office:value-type="string">
            <text:p>MCB;230/400V;1P;4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6">
            <text:p>996</text:p>
          </table:table-cell>
          <table:table-cell office:value-type="string">
            <text:p>000000003250050</text:p>
          </table:table-cell>
          <table:table-cell office:value-type="string">
            <text:p>MCB;230/400V;1P;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7">
            <text:p>997</text:p>
          </table:table-cell>
          <table:table-cell office:value-type="string">
            <text:p>000000003250050</text:p>
          </table:table-cell>
          <table:table-cell office:value-type="string">
            <text:p>MCB;230/400V;1P;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8">
            <text:p>998</text:p>
          </table:table-cell>
          <table:table-cell office:value-type="string">
            <text:p>000000003250050</text:p>
          </table:table-cell>
          <table:table-cell office:value-type="string">
            <text:p>MCB;230/400V;1P;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989">
            <text:p>79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9">
            <text:p>999</text:p>
          </table:table-cell>
          <table:table-cell office:value-type="string">
            <text:p>000000003250052</text:p>
          </table:table-cell>
          <table:table-cell office:value-type="string">
            <text:p>MCB;230/400V;1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0">
            <text:p>1000</text:p>
          </table:table-cell>
          <table:table-cell office:value-type="string">
            <text:p>000000003250052</text:p>
          </table:table-cell>
          <table:table-cell office:value-type="string">
            <text:p>MCB;230/400V;1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>000000003250054</text:p>
          </table:table-cell>
          <table:table-cell office:value-type="string">
            <text:p>MCB;230/400V;1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0">
            <text:p>373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2">
            <text:p>1002</text:p>
          </table:table-cell>
          <table:table-cell office:value-type="string">
            <text:p>000000003250054</text:p>
          </table:table-cell>
          <table:table-cell office:value-type="string">
            <text:p>MCB;230/400V;1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0">
            <text:p>373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3">
            <text:p>1003</text:p>
          </table:table-cell>
          <table:table-cell office:value-type="string">
            <text:p>000000003250056</text:p>
          </table:table-cell>
          <table:table-cell office:value-type="string">
            <text:p>MCB;230/400V;1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5469">
            <text:p>354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4">
            <text:p>1004</text:p>
          </table:table-cell>
          <table:table-cell office:value-type="string">
            <text:p>000000003250056</text:p>
          </table:table-cell>
          <table:table-cell office:value-type="string">
            <text:p>MCB;230/400V;1P;2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5469">
            <text:p>354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5">
            <text:p>1005</text:p>
          </table:table-cell>
          <table:table-cell office:value-type="string">
            <text:p>000000003250058</text:p>
          </table:table-cell>
          <table:table-cell office:value-type="string">
            <text:p>MCB;230/400V;1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120">
            <text:p>371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6">
            <text:p>1006</text:p>
          </table:table-cell>
          <table:table-cell office:value-type="string">
            <text:p>000000003250058</text:p>
          </table:table-cell>
          <table:table-cell office:value-type="string">
            <text:p>MCB;230/400V;1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120">
            <text:p>371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7">
            <text:p>1007</text:p>
          </table:table-cell>
          <table:table-cell office:value-type="string">
            <text:p>000000003250059</text:p>
          </table:table-cell>
          <table:table-cell office:value-type="string">
            <text:p>MCB;230/400V;1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8">
            <text:p>1008</text:p>
          </table:table-cell>
          <table:table-cell office:value-type="string">
            <text:p>000000003250059</text:p>
          </table:table-cell>
          <table:table-cell office:value-type="string">
            <text:p>MCB;230/400V;1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12">
            <text:p>37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9">
            <text:p>1009</text:p>
          </table:table-cell>
          <table:table-cell office:value-type="string">
            <text:p>000000003250060</text:p>
          </table:table-cell>
          <table:table-cell office:value-type="string">
            <text:p>MCB;230/400V;1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00">
            <text:p>373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0">
            <text:p>1010</text:p>
          </table:table-cell>
          <table:table-cell office:value-type="string">
            <text:p>000000003250060</text:p>
          </table:table-cell>
          <table:table-cell office:value-type="string">
            <text:p>MCB;230/400V;1P;5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7300">
            <text:p>373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1">
            <text:p>1011</text:p>
          </table:table-cell>
          <table:table-cell office:value-type="string">
            <text:p>000000003250081</text:p>
          </table:table-cell>
          <table:table-cell office:value-type="string">
            <text:p>MCB;220/250V;1P;2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2">
            <text:p>1012</text:p>
          </table:table-cell>
          <table:table-cell office:value-type="string">
            <text:p>000000003250081</text:p>
          </table:table-cell>
          <table:table-cell office:value-type="string">
            <text:p>MCB;220/250V;1P;2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3">
            <text:p>1013</text:p>
          </table:table-cell>
          <table:table-cell office:value-type="string">
            <text:p>000000003250082</text:p>
          </table:table-cell>
          <table:table-cell office:value-type="string">
            <text:p>MCB;220/250V;1P;4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4">
            <text:p>1014</text:p>
          </table:table-cell>
          <table:table-cell office:value-type="string">
            <text:p>000000003250082</text:p>
          </table:table-cell>
          <table:table-cell office:value-type="string">
            <text:p>MCB;220/250V;1P;4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5">
            <text:p>1015</text:p>
          </table:table-cell>
          <table:table-cell office:value-type="string">
            <text:p>000000003250083</text:p>
          </table:table-cell>
          <table:table-cell office:value-type="string">
            <text:p>MCB;220/250V;1P;16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6">
            <text:p>1016</text:p>
          </table:table-cell>
          <table:table-cell office:value-type="string">
            <text:p>000000003250083</text:p>
          </table:table-cell>
          <table:table-cell office:value-type="string">
            <text:p>MCB;220/250V;1P;16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0580">
            <text:p>305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000000003250084</text:p>
          </table:table-cell>
          <table:table-cell office:value-type="string">
            <text:p>MCB;220/250V;1P;35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8">
            <text:p>1018</text:p>
          </table:table-cell>
          <table:table-cell office:value-type="string">
            <text:p>000000003250084</text:p>
          </table:table-cell>
          <table:table-cell office:value-type="string">
            <text:p>MCB;220/250V;1P;35A;50Hz;WITH COV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3485">
            <text:p>23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9">
            <text:p>1019</text:p>
          </table:table-cell>
          <table:table-cell office:value-type="string">
            <text:p>000000003250097</text:p>
          </table:table-cell>
          <table:table-cell office:value-type="string">
            <text:p>MCB;230/400V;3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0">
            <text:p>1020</text:p>
          </table:table-cell>
          <table:table-cell office:value-type="string">
            <text:p>000000003250097</text:p>
          </table:table-cell>
          <table:table-cell office:value-type="string">
            <text:p>MCB;230/400V;3P;10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1">
            <text:p>1021</text:p>
          </table:table-cell>
          <table:table-cell office:value-type="string">
            <text:p>000000003250099</text:p>
          </table:table-cell>
          <table:table-cell office:value-type="string">
            <text:p>MCB;230/40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2">
            <text:p>1022</text:p>
          </table:table-cell>
          <table:table-cell office:value-type="string">
            <text:p>000000003250099</text:p>
          </table:table-cell>
          <table:table-cell office:value-type="string">
            <text:p>MCB;230/400V;3P;16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3">
            <text:p>1023</text:p>
          </table:table-cell>
          <table:table-cell office:value-type="string">
            <text:p>000000003250102</text:p>
          </table:table-cell>
          <table:table-cell office:value-type="string">
            <text:p>MCB;230/400V;3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4">
            <text:p>1024</text:p>
          </table:table-cell>
          <table:table-cell office:value-type="string">
            <text:p>000000003250102</text:p>
          </table:table-cell>
          <table:table-cell office:value-type="string">
            <text:p>MCB;230/400V;3P;2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5">
            <text:p>1025</text:p>
          </table:table-cell>
          <table:table-cell office:value-type="string">
            <text:p>000000003250103</text:p>
          </table:table-cell>
          <table:table-cell office:value-type="string">
            <text:p>MCB;230/400V;3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6">
            <text:p>1026</text:p>
          </table:table-cell>
          <table:table-cell office:value-type="string">
            <text:p>000000003250103</text:p>
          </table:table-cell>
          <table:table-cell office:value-type="string">
            <text:p>MCB;230/400V;3P;35A;50Hz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082">
            <text:p>1370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7">
            <text:p>1027</text:p>
          </table:table-cell>
          <table:table-cell office:value-type="string">
            <text:p>000000003250289</text:p>
          </table:table-cell>
          <table:table-cell office:value-type="string">
            <text:p>MCB;230/400V;3P;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88680">
            <text:p>14886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8">
            <text:p>1028</text:p>
          </table:table-cell>
          <table:table-cell office:value-type="string">
            <text:p>000000003250289</text:p>
          </table:table-cell>
          <table:table-cell office:value-type="string">
            <text:p>MCB;230/400V;3P;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88680">
            <text:p>14886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9">
            <text:p>1029</text:p>
          </table:table-cell>
          <table:table-cell office:value-type="string">
            <text:p>000000003250290</text:p>
          </table:table-cell>
          <table:table-cell office:value-type="string">
            <text:p>MCB;230/400V;3P;3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00">
            <text:p>1332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0">
            <text:p>1030</text:p>
          </table:table-cell>
          <table:table-cell office:value-type="string">
            <text:p>000000003250290</text:p>
          </table:table-cell>
          <table:table-cell office:value-type="string">
            <text:p>MCB;230/400V;3P;3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00">
            <text:p>1332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1">
            <text:p>1031</text:p>
          </table:table-cell>
          <table:table-cell office:value-type="string">
            <text:p>000000003250291</text:p>
          </table:table-cell>
          <table:table-cell office:value-type="string">
            <text:p>MCB;230/400V;3P;5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69814">
            <text:p>14698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2">
            <text:p>1032</text:p>
          </table:table-cell>
          <table:table-cell office:value-type="string">
            <text:p>000000003250291</text:p>
          </table:table-cell>
          <table:table-cell office:value-type="string">
            <text:p>MCB;230/400V;3P;5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69814">
            <text:p>14698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3">
            <text:p>1033</text:p>
          </table:table-cell>
          <table:table-cell office:value-type="string">
            <text:p>000000003250292</text:p>
          </table:table-cell>
          <table:table-cell office:value-type="string">
            <text:p>MCB;230/400V;3P;63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1007">
            <text:p>158100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4">
            <text:p>1034</text:p>
          </table:table-cell>
          <table:table-cell office:value-type="string">
            <text:p>000000003250292</text:p>
          </table:table-cell>
          <table:table-cell office:value-type="string">
            <text:p>MCB;230/400V;3P;63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81007">
            <text:p>158100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5">
            <text:p>1035</text:p>
          </table:table-cell>
          <table:table-cell office:value-type="string">
            <text:p>000000003250296</text:p>
          </table:table-cell>
          <table:table-cell office:value-type="string">
            <text:p>MCB;230/415V;3P;2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6">
            <text:p>1036</text:p>
          </table:table-cell>
          <table:table-cell office:value-type="string">
            <text:p>000000003250296</text:p>
          </table:table-cell>
          <table:table-cell office:value-type="string">
            <text:p>MCB;230/415V;3P;2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7">
            <text:p>1037</text:p>
          </table:table-cell>
          <table:table-cell office:value-type="string">
            <text:p>000000003250297</text:p>
          </table:table-cell>
          <table:table-cell office:value-type="string">
            <text:p>MCB;230/415V;3P;2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8">
            <text:p>1038</text:p>
          </table:table-cell>
          <table:table-cell office:value-type="string">
            <text:p>000000003250297</text:p>
          </table:table-cell>
          <table:table-cell office:value-type="string">
            <text:p>MCB;230/415V;3P;2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9">
            <text:p>1039</text:p>
          </table:table-cell>
          <table:table-cell office:value-type="string">
            <text:p>000000003250298</text:p>
          </table:table-cell>
          <table:table-cell office:value-type="string">
            <text:p>MCB;230/415V;3P;25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0">
            <text:p>1040</text:p>
          </table:table-cell>
          <table:table-cell office:value-type="string">
            <text:p>000000003250298</text:p>
          </table:table-cell>
          <table:table-cell office:value-type="string">
            <text:p>MCB;230/415V;3P;25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50000">
            <text:p>2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1">
            <text:p>1041</text:p>
          </table:table-cell>
          <table:table-cell office:value-type="string">
            <text:p>000000003250299</text:p>
          </table:table-cell>
          <table:table-cell office:value-type="string">
            <text:p>MCB;230/415V;3P;3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83130">
            <text:p>4783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2">
            <text:p>1042</text:p>
          </table:table-cell>
          <table:table-cell office:value-type="string">
            <text:p>000000003250299</text:p>
          </table:table-cell>
          <table:table-cell office:value-type="string">
            <text:p>MCB;230/415V;3P;3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83130">
            <text:p>4783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3">
            <text:p>1043</text:p>
          </table:table-cell>
          <table:table-cell office:value-type="string">
            <text:p>000000003250300</text:p>
          </table:table-cell>
          <table:table-cell office:value-type="string">
            <text:p>MCB;230/415V;3P;8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69196">
            <text:p>18691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4">
            <text:p>1044</text:p>
          </table:table-cell>
          <table:table-cell office:value-type="string">
            <text:p>000000003250300</text:p>
          </table:table-cell>
          <table:table-cell office:value-type="string">
            <text:p>MCB;230/415V;3P;8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69196">
            <text:p>18691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5">
            <text:p>1045</text:p>
          </table:table-cell>
          <table:table-cell office:value-type="string">
            <text:p>000000003250301</text:p>
          </table:table-cell>
          <table:table-cell office:value-type="string">
            <text:p>MCB;230/415V;3P;1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81561">
            <text:p>18815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6">
            <text:p>1046</text:p>
          </table:table-cell>
          <table:table-cell office:value-type="string">
            <text:p>000000003250301</text:p>
          </table:table-cell>
          <table:table-cell office:value-type="string">
            <text:p>MCB;230/415V;3P;10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81561">
            <text:p>18815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7">
            <text:p>1047</text:p>
          </table:table-cell>
          <table:table-cell office:value-type="string">
            <text:p>000000003250302</text:p>
          </table:table-cell>
          <table:table-cell office:value-type="string">
            <text:p>MCB;230/415V;3P;1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521767">
            <text:p>25217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8">
            <text:p>1048</text:p>
          </table:table-cell>
          <table:table-cell office:value-type="string">
            <text:p>000000003250302</text:p>
          </table:table-cell>
          <table:table-cell office:value-type="string">
            <text:p>MCB;230/415V;3P;125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521767">
            <text:p>25217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9">
            <text:p>1049</text:p>
          </table:table-cell>
          <table:table-cell office:value-type="string">
            <text:p>000000003250303</text:p>
          </table:table-cell>
          <table:table-cell office:value-type="string">
            <text:p>MCB;230/415V;3P;16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86200">
            <text:p>2686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0">
            <text:p>1050</text:p>
          </table:table-cell>
          <table:table-cell office:value-type="string">
            <text:p>000000003250303</text:p>
          </table:table-cell>
          <table:table-cell office:value-type="string">
            <text:p>MCB;230/415V;3P;16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86200">
            <text:p>2686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1">
            <text:p>1051</text:p>
          </table:table-cell>
          <table:table-cell office:value-type="string">
            <text:p>000000003250313</text:p>
          </table:table-cell>
          <table:table-cell office:value-type="string">
            <text:p>MCB;230/400V;3P;2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000">
            <text:p>12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2">
            <text:p>1052</text:p>
          </table:table-cell>
          <table:table-cell office:value-type="string">
            <text:p>000000003250313</text:p>
          </table:table-cell>
          <table:table-cell office:value-type="string">
            <text:p>MCB;230/400V;3P;20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000">
            <text:p>12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3">
            <text:p>1053</text:p>
          </table:table-cell>
          <table:table-cell office:value-type="string">
            <text:p>000000003250314</text:p>
          </table:table-cell>
          <table:table-cell office:value-type="string">
            <text:p>MCB;230/400V;3P;16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4">
            <text:p>1054</text:p>
          </table:table-cell>
          <table:table-cell office:value-type="string">
            <text:p>000000003250314</text:p>
          </table:table-cell>
          <table:table-cell office:value-type="string">
            <text:p>MCB;230/400V;3P;16A;50HZ;MCCB+SHUNTTRI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5">
            <text:p>1055</text:p>
          </table:table-cell>
          <table:table-cell office:value-type="string">
            <text:p>000000003260001</text:p>
          </table:table-cell>
          <table:table-cell office:value-type="string">
            <text:p>LVSB;DIST;3P;380V;10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69000">
            <text:p>1076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6">
            <text:p>1056</text:p>
          </table:table-cell>
          <table:table-cell office:value-type="string">
            <text:p>000000003260001</text:p>
          </table:table-cell>
          <table:table-cell office:value-type="string">
            <text:p>LVSB;DIST;3P;380V;10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7">
            <text:p>1057</text:p>
          </table:table-cell>
          <table:table-cell office:value-type="string">
            <text:p>000000003260004</text:p>
          </table:table-cell>
          <table:table-cell office:value-type="string">
            <text:p>LVSB;DIST;3P;380V;12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00813">
            <text:p>107008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8">
            <text:p>1058</text:p>
          </table:table-cell>
          <table:table-cell office:value-type="string">
            <text:p>000000003260004</text:p>
          </table:table-cell>
          <table:table-cell office:value-type="string">
            <text:p>LVSB;DIST;3P;380V;12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9">
            <text:p>1059</text:p>
          </table:table-cell>
          <table:table-cell office:value-type="string">
            <text:p>000000003260005</text:p>
          </table:table-cell>
          <table:table-cell office:value-type="string">
            <text:p>LVSB;DIST;3P;380V;1200A;4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929000">
            <text:p>2792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0">
            <text:p>1060</text:p>
          </table:table-cell>
          <table:table-cell office:value-type="string">
            <text:p>000000003260005</text:p>
          </table:table-cell>
          <table:table-cell office:value-type="string">
            <text:p>LVSB;DIST;3P;380V;1200A;4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929000">
            <text:p>2792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1">
            <text:p>1061</text:p>
          </table:table-cell>
          <table:table-cell office:value-type="string">
            <text:p>000000003260006</text:p>
          </table:table-cell>
          <table:table-cell office:value-type="string">
            <text:p>LVSB;DIST;3P;380V;12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680000">
            <text:p>316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2">
            <text:p>1062</text:p>
          </table:table-cell>
          <table:table-cell office:value-type="string">
            <text:p>000000003260006</text:p>
          </table:table-cell>
          <table:table-cell office:value-type="string">
            <text:p>LVSB;DIST;3P;380V;12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680000">
            <text:p>316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3">
            <text:p>1063</text:p>
          </table:table-cell>
          <table:table-cell office:value-type="string">
            <text:p>000000003260007</text:p>
          </table:table-cell>
          <table:table-cell office:value-type="string">
            <text:p>LVSB;DIST;3P;380V;12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5420000">
            <text:p>354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4">
            <text:p>1064</text:p>
          </table:table-cell>
          <table:table-cell office:value-type="string">
            <text:p>000000003260007</text:p>
          </table:table-cell>
          <table:table-cell office:value-type="string">
            <text:p>LVSB;DIST;3P;380V;12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5420000">
            <text:p>354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5">
            <text:p>1065</text:p>
          </table:table-cell>
          <table:table-cell office:value-type="string">
            <text:p>000000003260008</text:p>
          </table:table-cell>
          <table:table-cell office:value-type="string">
            <text:p>LVSB;DIST;3P;380V;16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299195">
            <text:p>132991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6">
            <text:p>1066</text:p>
          </table:table-cell>
          <table:table-cell office:value-type="string">
            <text:p>000000003260008</text:p>
          </table:table-cell>
          <table:table-cell office:value-type="string">
            <text:p>LVSB;DIST;3P;380V;160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7">
            <text:p>1067</text:p>
          </table:table-cell>
          <table:table-cell office:value-type="string">
            <text:p>000000003260010</text:p>
          </table:table-cell>
          <table:table-cell office:value-type="string">
            <text:p>LVSB;DIST;3P;380V;16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2560000">
            <text:p>3256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8">
            <text:p>1068</text:p>
          </table:table-cell>
          <table:table-cell office:value-type="string">
            <text:p>000000003260010</text:p>
          </table:table-cell>
          <table:table-cell office:value-type="string">
            <text:p>LVSB;DIST;3P;380V;16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2560000">
            <text:p>3256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9">
            <text:p>1069</text:p>
          </table:table-cell>
          <table:table-cell office:value-type="string">
            <text:p>000000003260011</text:p>
          </table:table-cell>
          <table:table-cell office:value-type="string">
            <text:p>LVSB;DIST;3P;380V;16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5495000">
            <text:p>554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0">
            <text:p>1070</text:p>
          </table:table-cell>
          <table:table-cell office:value-type="string">
            <text:p>000000003260011</text:p>
          </table:table-cell>
          <table:table-cell office:value-type="string">
            <text:p>LVSB;DIST;3P;380V;16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5495000">
            <text:p>554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1">
            <text:p>1071</text:p>
          </table:table-cell>
          <table:table-cell office:value-type="string">
            <text:p>000000003260015</text:p>
          </table:table-cell>
          <table:table-cell office:value-type="string">
            <text:p>LVSB;DIST;3P;380V;2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050000">
            <text:p>500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2">
            <text:p>1072</text:p>
          </table:table-cell>
          <table:table-cell office:value-type="string">
            <text:p>000000003260015</text:p>
          </table:table-cell>
          <table:table-cell office:value-type="string">
            <text:p>LVSB;DIST;3P;380V;2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050000">
            <text:p>500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3">
            <text:p>1073</text:p>
          </table:table-cell>
          <table:table-cell office:value-type="string">
            <text:p>000000003260016</text:p>
          </table:table-cell>
          <table:table-cell office:value-type="string">
            <text:p>LVSB;DIST;3P;380V;63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200000">
            <text:p>32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4">
            <text:p>1074</text:p>
          </table:table-cell>
          <table:table-cell office:value-type="string">
            <text:p>000000003260016</text:p>
          </table:table-cell>
          <table:table-cell office:value-type="string">
            <text:p>LVSB;DIST;3P;380V;630A;1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5">
            <text:p>1075</text:p>
          </table:table-cell>
          <table:table-cell office:value-type="string">
            <text:p>000000003260018</text:p>
          </table:table-cell>
          <table:table-cell office:value-type="string">
            <text:p>LVSB;DIST;3P;380V;630A;4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335000">
            <text:p>1633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6">
            <text:p>1076</text:p>
          </table:table-cell>
          <table:table-cell office:value-type="string">
            <text:p>000000003260018</text:p>
          </table:table-cell>
          <table:table-cell office:value-type="string">
            <text:p>LVSB;DIST;3P;380V;630A;4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335000">
            <text:p>1633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7">
            <text:p>1077</text:p>
          </table:table-cell>
          <table:table-cell office:value-type="string">
            <text:p>000000003260020</text:p>
          </table:table-cell>
          <table:table-cell office:value-type="string">
            <text:p>LVSB;DIST;3P;380V;1200A;6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974720">
            <text:p>239747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8">
            <text:p>1078</text:p>
          </table:table-cell>
          <table:table-cell office:value-type="string">
            <text:p>000000003260020</text:p>
          </table:table-cell>
          <table:table-cell office:value-type="string">
            <text:p>LVSB;DIST;3P;380V;1200A;6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974720">
            <text:p>239747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9">
            <text:p>1079</text:p>
          </table:table-cell>
          <table:table-cell office:value-type="string">
            <text:p>000000003260023</text:p>
          </table:table-cell>
          <table:table-cell office:value-type="string">
            <text:p>LVSB;DIST;3P;380V;250A;10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9818050">
            <text:p>98180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0">
            <text:p>1080</text:p>
          </table:table-cell>
          <table:table-cell office:value-type="string">
            <text:p>000000003260023</text:p>
          </table:table-cell>
          <table:table-cell office:value-type="string">
            <text:p>LVSB;DIST;3P;380V;250A;10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1">
            <text:p>1081</text:p>
          </table:table-cell>
          <table:table-cell office:value-type="string">
            <text:p>000000003260220</text:p>
          </table:table-cell>
          <table:table-cell office:value-type="string">
            <text:p>LVSB;DIST;3P;400V;12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2">
            <text:p>1082</text:p>
          </table:table-cell>
          <table:table-cell office:value-type="string">
            <text:p>000000003260220</text:p>
          </table:table-cell>
          <table:table-cell office:value-type="string">
            <text:p>LVSB;DIST;3P;400V;12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3">
            <text:p>1083</text:p>
          </table:table-cell>
          <table:table-cell office:value-type="string">
            <text:p>000000003260221</text:p>
          </table:table-cell>
          <table:table-cell office:value-type="string">
            <text:p>LVSB;DIST;3P;400V;2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050000">
            <text:p>500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4">
            <text:p>1084</text:p>
          </table:table-cell>
          <table:table-cell office:value-type="string">
            <text:p>000000003260221</text:p>
          </table:table-cell>
          <table:table-cell office:value-type="string">
            <text:p>LVSB;DIST;3P;400V;2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0050000">
            <text:p>500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5">
            <text:p>1085</text:p>
          </table:table-cell>
          <table:table-cell office:value-type="string">
            <text:p>000000003260224</text:p>
          </table:table-cell>
          <table:table-cell office:value-type="string">
            <text:p>LVSB;DIST;3PH;400V;10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854053">
            <text:p>318540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6">
            <text:p>1086</text:p>
          </table:table-cell>
          <table:table-cell office:value-type="string">
            <text:p>000000003260224</text:p>
          </table:table-cell>
          <table:table-cell office:value-type="string">
            <text:p>LVSB;DIST;3PH;400V;1000A;6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854053">
            <text:p>318540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7">
            <text:p>1087</text:p>
          </table:table-cell>
          <table:table-cell office:value-type="string">
            <text:p>000000003260225</text:p>
          </table:table-cell>
          <table:table-cell office:value-type="string">
            <text:p>LVSB;DIST;3PH;400V;1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8">
            <text:p>1088</text:p>
          </table:table-cell>
          <table:table-cell office:value-type="string">
            <text:p>000000003260225</text:p>
          </table:table-cell>
          <table:table-cell office:value-type="string">
            <text:p>LVSB;DIST;3PH;400V;1000A;8LINE;I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9">
            <text:p>1089</text:p>
          </table:table-cell>
          <table:table-cell office:value-type="string">
            <text:p>000000003260226</text:p>
          </table:table-cell>
          <table:table-cell office:value-type="string">
            <text:p>LVSB;DIST;3P;400V;630A;4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7469496">
            <text:p>174694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0">
            <text:p>1090</text:p>
          </table:table-cell>
          <table:table-cell office:value-type="string">
            <text:p>000000003260226</text:p>
          </table:table-cell>
          <table:table-cell office:value-type="string">
            <text:p>LVSB;DIST;3P;400V;630A;4LINE;OD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7469496">
            <text:p>174694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1">
            <text:p>1091</text:p>
          </table:table-cell>
          <table:table-cell office:value-type="string">
            <text:p>000000003260253</text:p>
          </table:table-cell>
          <table:table-cell office:value-type="string">
            <text:p>LVSB;DIST;3P;380V;MCCB1250A;8LINE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685000">
            <text:p>476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2">
            <text:p>1092</text:p>
          </table:table-cell>
          <table:table-cell office:value-type="string">
            <text:p>000000003260253</text:p>
          </table:table-cell>
          <table:table-cell office:value-type="string">
            <text:p>LVSB;DIST;3P;380V;MCCB1250A;8LINE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685000">
            <text:p>476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3">
            <text:p>1093</text:p>
          </table:table-cell>
          <table:table-cell office:value-type="string">
            <text:p>000000003270008</text:p>
          </table:table-cell>
          <table:table-cell office:value-type="string">
            <text:p>LVSB ACC;GROUND PLATE 10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96821">
            <text:p>796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4">
            <text:p>1094</text:p>
          </table:table-cell>
          <table:table-cell office:value-type="string">
            <text:p>000000003270008</text:p>
          </table:table-cell>
          <table:table-cell office:value-type="string">
            <text:p>LVSB ACC;GROUND PLATE 10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96821">
            <text:p>7968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5">
            <text:p>1095</text:p>
          </table:table-cell>
          <table:table-cell office:value-type="string">
            <text:p>000000003270013</text:p>
          </table:table-cell>
          <table:table-cell office:value-type="string">
            <text:p>LVSB ACC;GROUND PLATE 250A HH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">
            <text:p>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6">
            <text:p>1096</text:p>
          </table:table-cell>
          <table:table-cell office:value-type="string">
            <text:p>000000003270013</text:p>
          </table:table-cell>
          <table:table-cell office:value-type="string">
            <text:p>LVSB ACC;GROUND PLATE 250A HH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">
            <text:p>1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7">
            <text:p>1097</text:p>
          </table:table-cell>
          <table:table-cell office:value-type="string">
            <text:p>000000003270016</text:p>
          </table:table-cell>
          <table:table-cell office:value-type="string">
            <text:p>LVSB ACC;GROUND PLATE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000">
            <text:p>18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8">
            <text:p>1098</text:p>
          </table:table-cell>
          <table:table-cell office:value-type="string">
            <text:p>000000003270016</text:p>
          </table:table-cell>
          <table:table-cell office:value-type="string">
            <text:p>LVSB ACC;GROUND PLATE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000">
            <text:p>18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9">
            <text:p>1099</text:p>
          </table:table-cell>
          <table:table-cell office:value-type="string">
            <text:p>000000003270017</text:p>
          </table:table-cell>
          <table:table-cell office:value-type="string">
            <text:p>LVSB ACC;GROUND PLATE 63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1032">
            <text:p>2710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0">
            <text:p>1100</text:p>
          </table:table-cell>
          <table:table-cell office:value-type="string">
            <text:p>000000003270017</text:p>
          </table:table-cell>
          <table:table-cell office:value-type="string">
            <text:p>LVSB ACC;GROUND PLATE 63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1032">
            <text:p>2710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1">
            <text:p>1101</text:p>
          </table:table-cell>
          <table:table-cell office:value-type="string">
            <text:p>000000003270020</text:p>
          </table:table-cell>
          <table:table-cell office:value-type="string">
            <text:p>JLVSB ACC;TIME SWITCH DIG 220V 15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2">
            <text:p>1102</text:p>
          </table:table-cell>
          <table:table-cell office:value-type="string">
            <text:p>000000003270020</text:p>
          </table:table-cell>
          <table:table-cell office:value-type="string">
            <text:p>JLVSB ACC;TIME SWITCH DIG 220V 15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3">
            <text:p>1103</text:p>
          </table:table-cell>
          <table:table-cell office:value-type="string">
            <text:p>000000003270021</text:p>
          </table:table-cell>
          <table:table-cell office:value-type="string">
            <text:p>LVSB ACC;TIME SWITCH DIG 220V 16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6181">
            <text:p>2661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4">
            <text:p>1104</text:p>
          </table:table-cell>
          <table:table-cell office:value-type="string">
            <text:p>000000003270021</text:p>
          </table:table-cell>
          <table:table-cell office:value-type="string">
            <text:p>LVSB ACC;TIME SWITCH DIG 220V 16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66181">
            <text:p>2661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5">
            <text:p>1105</text:p>
          </table:table-cell>
          <table:table-cell office:value-type="string">
            <text:p>000000003270026</text:p>
          </table:table-cell>
          <table:table-cell office:value-type="string">
            <text:p>LVSB ACC;TIME SWITCH MEC 220 20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7723">
            <text:p>2777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6">
            <text:p>1106</text:p>
          </table:table-cell>
          <table:table-cell office:value-type="string">
            <text:p>000000003270026</text:p>
          </table:table-cell>
          <table:table-cell office:value-type="string">
            <text:p>LVSB ACC;TIME SWITCH MEC 220 20A 1CO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7">
            <text:p>1107</text:p>
          </table:table-cell>
          <table:table-cell office:value-type="string">
            <text:p>000000003270029</text:p>
          </table:table-cell>
          <table:table-cell office:value-type="string">
            <text:p>LVSB ACC;FUSE HOLDER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000">
            <text:p>18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8">
            <text:p>1108</text:p>
          </table:table-cell>
          <table:table-cell office:value-type="string">
            <text:p>000000003270029</text:p>
          </table:table-cell>
          <table:table-cell office:value-type="string">
            <text:p>LVSB ACC;FUSE HOLDER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7000">
            <text:p>18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9">
            <text:p>1109</text:p>
          </table:table-cell>
          <table:table-cell office:value-type="string">
            <text:p>000000003270065</text:p>
          </table:table-cell>
          <table:table-cell office:value-type="string">
            <text:p>LVSB ACC;FUSE HOLDER 380V 63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0">
            <text:p>1110</text:p>
          </table:table-cell>
          <table:table-cell office:value-type="string">
            <text:p>000000003270065</text:p>
          </table:table-cell>
          <table:table-cell office:value-type="string">
            <text:p>LVSB ACC;FUSE HOLDER 380V 63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1">
            <text:p>1111</text:p>
          </table:table-cell>
          <table:table-cell office:value-type="string">
            <text:p>000000003270149</text:p>
          </table:table-cell>
          <table:table-cell office:value-type="string">
            <text:p>LVSB ACC;RAIL PLATE COPP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000">
            <text:p>12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2">
            <text:p>1112</text:p>
          </table:table-cell>
          <table:table-cell office:value-type="string">
            <text:p>000000003270149</text:p>
          </table:table-cell>
          <table:table-cell office:value-type="string">
            <text:p>LVSB ACC;RAIL PLATE COPP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0000">
            <text:p>121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3">
            <text:p>1113</text:p>
          </table:table-cell>
          <table:table-cell office:value-type="string">
            <text:p>000000003270154</text:p>
          </table:table-cell>
          <table:table-cell office:value-type="string">
            <text:p>LVSB ACC;GROUND PLATE 160A HH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2370">
            <text:p>623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4">
            <text:p>1114</text:p>
          </table:table-cell>
          <table:table-cell office:value-type="string">
            <text:p>000000003270154</text:p>
          </table:table-cell>
          <table:table-cell office:value-type="string">
            <text:p>LVSB ACC;GROUND PLATE 160A HH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2370">
            <text:p>623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5">
            <text:p>1115</text:p>
          </table:table-cell>
          <table:table-cell office:value-type="string">
            <text:p>000000003280066</text:p>
          </table:table-cell>
          <table:table-cell office:value-type="string">
            <text:p>CONN;1kV;;AL;10-16/10-16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82">
            <text:p>68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6">
            <text:p>1116</text:p>
          </table:table-cell>
          <table:table-cell office:value-type="string">
            <text:p>000000003280066</text:p>
          </table:table-cell>
          <table:table-cell office:value-type="string">
            <text:p>CONN;1kV;;AL;10-16/10-16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82">
            <text:p>68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7">
            <text:p>1117</text:p>
          </table:table-cell>
          <table:table-cell office:value-type="string">
            <text:p>000000003280068</text:p>
          </table:table-cell>
          <table:table-cell office:value-type="string">
            <text:p>CONN;1kV;;AL;35-70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52">
            <text:p>15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8">
            <text:p>1118</text:p>
          </table:table-cell>
          <table:table-cell office:value-type="string">
            <text:p>000000003280068</text:p>
          </table:table-cell>
          <table:table-cell office:value-type="string">
            <text:p>CONN;1kV;;AL;35-70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52">
            <text:p>15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9">
            <text:p>1119</text:p>
          </table:table-cell>
          <table:table-cell office:value-type="string">
            <text:p>000000003280069</text:p>
          </table:table-cell>
          <table:table-cell office:value-type="string">
            <text:p>CONN;1kV;;AL;50-70/5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485">
            <text:p>144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0">
            <text:p>1120</text:p>
          </table:table-cell>
          <table:table-cell office:value-type="string">
            <text:p>000000003280069</text:p>
          </table:table-cell>
          <table:table-cell office:value-type="string">
            <text:p>CONN;1kV;;AL;50-70/5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1">
            <text:p>1121</text:p>
          </table:table-cell>
          <table:table-cell office:value-type="string">
            <text:p>000000003280071</text:p>
          </table:table-cell>
          <table:table-cell office:value-type="string">
            <text:p>CONN;1kV;;AL;6-25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2">
            <text:p>1122</text:p>
          </table:table-cell>
          <table:table-cell office:value-type="string">
            <text:p>000000003280071</text:p>
          </table:table-cell>
          <table:table-cell office:value-type="string">
            <text:p>CONN;1kV;;AL;6-25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3">
            <text:p>1123</text:p>
          </table:table-cell>
          <table:table-cell office:value-type="string">
            <text:p>000000003280074</text:p>
          </table:table-cell>
          <table:table-cell office:value-type="string">
            <text:p>CONN;1kV;;AL;6-35/6-35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4">
            <text:p>1124</text:p>
          </table:table-cell>
          <table:table-cell office:value-type="string">
            <text:p>000000003280074</text:p>
          </table:table-cell>
          <table:table-cell office:value-type="string">
            <text:p>CONN;1kV;;AL;6-35/6-35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5">
            <text:p>1125</text:p>
          </table:table-cell>
          <table:table-cell office:value-type="string">
            <text:p>000000003280075</text:p>
          </table:table-cell>
          <table:table-cell office:value-type="string">
            <text:p>CONN;1kV;;AL;70-70/7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912">
            <text:p>159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6">
            <text:p>1126</text:p>
          </table:table-cell>
          <table:table-cell office:value-type="string">
            <text:p>000000003280075</text:p>
          </table:table-cell>
          <table:table-cell office:value-type="string">
            <text:p>CONN;1kV;;AL;70-70/7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912">
            <text:p>159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7">
            <text:p>1127</text:p>
          </table:table-cell>
          <table:table-cell office:value-type="string">
            <text:p>000000003280102</text:p>
          </table:table-cell>
          <table:table-cell office:value-type="string">
            <text:p>CONN;1kV;;AL;16-35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">
            <text:p>133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8">
            <text:p>1128</text:p>
          </table:table-cell>
          <table:table-cell office:value-type="string">
            <text:p>000000003280102</text:p>
          </table:table-cell>
          <table:table-cell office:value-type="string">
            <text:p>CONN;1kV;;AL;16-35/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">
            <text:p>133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9">
            <text:p>1129</text:p>
          </table:table-cell>
          <table:table-cell office:value-type="string">
            <text:p>000000003280104</text:p>
          </table:table-cell>
          <table:table-cell office:value-type="string">
            <text:p>CONN;1kV;;AL;16-16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537">
            <text:p>75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0">
            <text:p>1130</text:p>
          </table:table-cell>
          <table:table-cell office:value-type="string">
            <text:p>000000003280104</text:p>
          </table:table-cell>
          <table:table-cell office:value-type="string">
            <text:p>CONN;1kV;;AL;16-16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537">
            <text:p>75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000000003280140</text:p>
          </table:table-cell>
          <table:table-cell office:value-type="string">
            <text:p>CONN;0.6/1kV;H;AL;16-35/35-70mm2;PRS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2">
            <text:p>1132</text:p>
          </table:table-cell>
          <table:table-cell office:value-type="string">
            <text:p>000000003280140</text:p>
          </table:table-cell>
          <table:table-cell office:value-type="string">
            <text:p>CONN;0.6/1kV;H;AL;16-35/35-70mm2;PRS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3">
            <text:p>1133</text:p>
          </table:table-cell>
          <table:table-cell office:value-type="string">
            <text:p>000000003280183</text:p>
          </table:table-cell>
          <table:table-cell office:value-type="string">
            <text:p>CONN;1kV;;AL;10-16/5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">
            <text:p>133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4">
            <text:p>1134</text:p>
          </table:table-cell>
          <table:table-cell office:value-type="string">
            <text:p>000000003280183</text:p>
          </table:table-cell>
          <table:table-cell office:value-type="string">
            <text:p>CONN;1kV;;AL;10-16/50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320">
            <text:p>133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5">
            <text:p>1135</text:p>
          </table:table-cell>
          <table:table-cell office:value-type="string">
            <text:p>000000003280189</text:p>
          </table:table-cell>
          <table:table-cell office:value-type="string">
            <text:p>CONN;0,6/1kV;CCO;AL;10-16/50-70mm2;PRS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150">
            <text:p>18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6">
            <text:p>1136</text:p>
          </table:table-cell>
          <table:table-cell office:value-type="string">
            <text:p>000000003280189</text:p>
          </table:table-cell>
          <table:table-cell office:value-type="string">
            <text:p>CONN;0,6/1kV;CCO;AL;10-16/50-70mm2;PRS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8150">
            <text:p>18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7">
            <text:p>1137</text:p>
          </table:table-cell>
          <table:table-cell office:value-type="string">
            <text:p>000000003280326</text:p>
          </table:table-cell>
          <table:table-cell office:value-type="string">
            <text:p>CONN;1kV;;AL;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52">
            <text:p>15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8">
            <text:p>1138</text:p>
          </table:table-cell>
          <table:table-cell office:value-type="string">
            <text:p>000000003280326</text:p>
          </table:table-cell>
          <table:table-cell office:value-type="string">
            <text:p>CONN;1kV;;AL;35-70mm2;PRS HS;W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52">
            <text:p>15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9">
            <text:p>1139</text:p>
          </table:table-cell>
          <table:table-cell office:value-type="string">
            <text:p>000000004010063</text:p>
          </table:table-cell>
          <table:table-cell office:value-type="string">
            <text:p>BATTERY;LEAD ACID;;PLASTIC;12V;18Ah</text:p>
          </table:table-cell>
          <table:table-cell office:value-type="string">
            <text:p/>
          </table:table-cell>
          <table:table-cell office:value-type="string">
            <text:p>CEL</text:p>
          </table:table-cell>
          <table:table-cell office:value-type="float" office:value="1650000">
            <text:p>16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0">
            <text:p>1140</text:p>
          </table:table-cell>
          <table:table-cell office:value-type="string">
            <text:p>000000004010063</text:p>
          </table:table-cell>
          <table:table-cell office:value-type="string">
            <text:p>BATTERY;LEAD ACID;;PLASTIC;12V;18Ah</text:p>
          </table:table-cell>
          <table:table-cell office:value-type="string">
            <text:p/>
          </table:table-cell>
          <table:table-cell office:value-type="string">
            <text:p>CEL</text:p>
          </table:table-cell>
          <table:table-cell office:value-type="float" office:value="1650000">
            <text:p>16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1">
            <text:p>1141</text:p>
          </table:table-cell>
          <table:table-cell office:value-type="string">
            <text:p>000000004080085</text:p>
          </table:table-cell>
          <table:table-cell office:value-type="string">
            <text:p>GENSET;7KW;220V;1P;MOBILE;SILENT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55000000">
            <text:p>55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2">
            <text:p>1142</text:p>
          </table:table-cell>
          <table:table-cell office:value-type="string">
            <text:p>000000004080085</text:p>
          </table:table-cell>
          <table:table-cell office:value-type="string">
            <text:p>GENSET;7KW;220V;1P;MOBILE;SILENT;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55000000">
            <text:p>55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3">
            <text:p>1143</text:p>
          </table:table-cell>
          <table:table-cell office:value-type="string">
            <text:p>000000004120003</text:p>
          </table:table-cell>
          <table:table-cell office:value-type="string">
            <text:p>BOX;APP POLE;ST PLATE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4">
            <text:p>1144</text:p>
          </table:table-cell>
          <table:table-cell office:value-type="string">
            <text:p>000000004120003</text:p>
          </table:table-cell>
          <table:table-cell office:value-type="string">
            <text:p>BOX;APP POLE;ST PLATE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5">
            <text:p>1145</text:p>
          </table:table-cell>
          <table:table-cell office:value-type="string">
            <text:p>000000004120008</text:p>
          </table:table-cell>
          <table:table-cell office:value-type="string">
            <text:p>BOX;CTR E RECL;ST PLATE 3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6">
            <text:p>1146</text:p>
          </table:table-cell>
          <table:table-cell office:value-type="string">
            <text:p>000000004120008</text:p>
          </table:table-cell>
          <table:table-cell office:value-type="string">
            <text:p>BOX;CTR E RECL;ST PLATE 3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7">
            <text:p>1147</text:p>
          </table:table-cell>
          <table:table-cell office:value-type="string">
            <text:p>000000004120009</text:p>
          </table:table-cell>
          <table:table-cell office:value-type="string">
            <text:p>BOX;CUB RMU;ST PLATE 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985000">
            <text:p>179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8">
            <text:p>1148</text:p>
          </table:table-cell>
          <table:table-cell office:value-type="string">
            <text:p>000000004120009</text:p>
          </table:table-cell>
          <table:table-cell office:value-type="string">
            <text:p>BOX;CUB RMU;ST PLATE 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7985000">
            <text:p>179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9">
            <text:p>1149</text:p>
          </table:table-cell>
          <table:table-cell office:value-type="string">
            <text:p>000000004120015</text:p>
          </table:table-cell>
          <table:table-cell office:value-type="string">
            <text:p>BOX;GD SUSUN;ST PLATE 3mm;221X136X366cm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04500000">
            <text:p>1045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0">
            <text:p>1150</text:p>
          </table:table-cell>
          <table:table-cell office:value-type="string">
            <text:p>000000004120015</text:p>
          </table:table-cell>
          <table:table-cell office:value-type="string">
            <text:p>BOX;GD SUSUN;ST PLATE 3mm;221X136X366cm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04500000">
            <text:p>1045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1">
            <text:p>1151</text:p>
          </table:table-cell>
          <table:table-cell office:value-type="string">
            <text:p>000000004120030</text:p>
          </table:table-cell>
          <table:table-cell office:value-type="string">
            <text:p>BOX;RELAY;STEEL PLATE;400x500x2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0000">
            <text:p>15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2">
            <text:p>1152</text:p>
          </table:table-cell>
          <table:table-cell office:value-type="string">
            <text:p>000000004120030</text:p>
          </table:table-cell>
          <table:table-cell office:value-type="string">
            <text:p>BOX;RELAY;STEEL PLATE;400x500x2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540000">
            <text:p>15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3">
            <text:p>1153</text:p>
          </table:table-cell>
          <table:table-cell office:value-type="string">
            <text:p>000000004120032</text:p>
          </table:table-cell>
          <table:table-cell office:value-type="string">
            <text:p>BOX;CT-FUSE 400A;ST PLATE;700x5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9000">
            <text:p>130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4">
            <text:p>1154</text:p>
          </table:table-cell>
          <table:table-cell office:value-type="string">
            <text:p>000000004120032</text:p>
          </table:table-cell>
          <table:table-cell office:value-type="string">
            <text:p>BOX;CT-FUSE 400A;ST PLATE;700x5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9000">
            <text:p>130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5">
            <text:p>1155</text:p>
          </table:table-cell>
          <table:table-cell office:value-type="string">
            <text:p>000000004120033</text:p>
          </table:table-cell>
          <table:table-cell office:value-type="string">
            <text:p>BOX;CT-FUSE 200A;ST PLATE;700x5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37417">
            <text:p>12374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6">
            <text:p>1156</text:p>
          </table:table-cell>
          <table:table-cell office:value-type="string">
            <text:p>000000004120033</text:p>
          </table:table-cell>
          <table:table-cell office:value-type="string">
            <text:p>BOX;CT-FUSE 200A;ST PLATE;700x5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37417">
            <text:p>12374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7">
            <text:p>1157</text:p>
          </table:table-cell>
          <table:table-cell office:value-type="string">
            <text:p>000000004120036</text:p>
          </table:table-cell>
          <table:table-cell office:value-type="string">
            <text:p>BOX;GD COMP;S.PL 2.5mm;3.178X2100X22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47728128">
            <text:p>2477281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8">
            <text:p>1158</text:p>
          </table:table-cell>
          <table:table-cell office:value-type="string">
            <text:p>000000004120036</text:p>
          </table:table-cell>
          <table:table-cell office:value-type="string">
            <text:p>BOX;GD COMP;S.PL 2.5mm;3.178X2100X225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9">
            <text:p>1159</text:p>
          </table:table-cell>
          <table:table-cell office:value-type="string">
            <text:p>000000004120039</text:p>
          </table:table-cell>
          <table:table-cell office:value-type="string">
            <text:p>BOX;APPIII+JOINT AL-CU;ST PLATE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27550">
            <text:p>2275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0">
            <text:p>1160</text:p>
          </table:table-cell>
          <table:table-cell office:value-type="string">
            <text:p>000000004120039</text:p>
          </table:table-cell>
          <table:table-cell office:value-type="string">
            <text:p>BOX;APPIII+JOINT AL-CU;ST PLATE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27550">
            <text:p>2275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1">
            <text:p>1161</text:p>
          </table:table-cell>
          <table:table-cell office:value-type="string">
            <text:p>000000004120040</text:p>
          </table:table-cell>
          <table:table-cell office:value-type="string">
            <text:p>BOX;APPI+JOINT AL-CU;ST PLATE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7750">
            <text:p>577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2">
            <text:p>1162</text:p>
          </table:table-cell>
          <table:table-cell office:value-type="string">
            <text:p>000000004120040</text:p>
          </table:table-cell>
          <table:table-cell office:value-type="string">
            <text:p>BOX;APPI+JOINT AL-CU;ST PLATE;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7750">
            <text:p>577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3">
            <text:p>1163</text:p>
          </table:table-cell>
          <table:table-cell office:value-type="string">
            <text:p>000000004120041</text:p>
          </table:table-cell>
          <table:table-cell office:value-type="string">
            <text:p>BOX;kWH E TM;ST PLATE 1.2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60000">
            <text:p>286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4">
            <text:p>1164</text:p>
          </table:table-cell>
          <table:table-cell office:value-type="string">
            <text:p>000000004120041</text:p>
          </table:table-cell>
          <table:table-cell office:value-type="string">
            <text:p>BOX;kWH E TM;ST PLATE 1.2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860000">
            <text:p>286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5">
            <text:p>1165</text:p>
          </table:table-cell>
          <table:table-cell office:value-type="string">
            <text:p>000000004120042</text:p>
          </table:table-cell>
          <table:table-cell office:value-type="string">
            <text:p>BOX;kWH E TR;ST PLATE 1.2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76146">
            <text:p>6761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6">
            <text:p>1166</text:p>
          </table:table-cell>
          <table:table-cell office:value-type="string">
            <text:p>000000004120042</text:p>
          </table:table-cell>
          <table:table-cell office:value-type="string">
            <text:p>BOX;kWH E TR;ST PLATE 1.2MM;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76146">
            <text:p>6761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7">
            <text:p>1167</text:p>
          </table:table-cell>
          <table:table-cell office:value-type="string">
            <text:p>000000004120082</text:p>
          </table:table-cell>
          <table:table-cell office:value-type="string">
            <text:p>BOX;MCB;PLASTIC 2mm;8X10X20c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40">
            <text:p>48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8">
            <text:p>1168</text:p>
          </table:table-cell>
          <table:table-cell office:value-type="string">
            <text:p>000000004120082</text:p>
          </table:table-cell>
          <table:table-cell office:value-type="string">
            <text:p>BOX;MCB;PLASTIC 2mm;8X10X20c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40">
            <text:p>48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9">
            <text:p>1169</text:p>
          </table:table-cell>
          <table:table-cell office:value-type="string">
            <text:p>000000004120085</text:p>
          </table:table-cell>
          <table:table-cell office:value-type="string">
            <text:p>BOX;APPIII MCCB 8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0">
            <text:p>1170</text:p>
          </table:table-cell>
          <table:table-cell office:value-type="string">
            <text:p>000000004120085</text:p>
          </table:table-cell>
          <table:table-cell office:value-type="string">
            <text:p>BOX;APPIII MCCB 8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1">
            <text:p>1171</text:p>
          </table:table-cell>
          <table:table-cell office:value-type="string">
            <text:p>000000004120086</text:p>
          </table:table-cell>
          <table:table-cell office:value-type="string">
            <text:p>BOX;APPIII MCCB 1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2">
            <text:p>1172</text:p>
          </table:table-cell>
          <table:table-cell office:value-type="string">
            <text:p>000000004120086</text:p>
          </table:table-cell>
          <table:table-cell office:value-type="string">
            <text:p>BOX;APPIII MCCB 1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3">
            <text:p>1173</text:p>
          </table:table-cell>
          <table:table-cell office:value-type="string">
            <text:p>000000004120087</text:p>
          </table:table-cell>
          <table:table-cell office:value-type="string">
            <text:p>BOX;APPIII MCCB 125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4">
            <text:p>1174</text:p>
          </table:table-cell>
          <table:table-cell office:value-type="string">
            <text:p>000000004120087</text:p>
          </table:table-cell>
          <table:table-cell office:value-type="string">
            <text:p>BOX;APPIII MCCB 125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5">
            <text:p>1175</text:p>
          </table:table-cell>
          <table:table-cell office:value-type="string">
            <text:p>000000004120088</text:p>
          </table:table-cell>
          <table:table-cell office:value-type="string">
            <text:p>BOX;APPIII MCCB 16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6">
            <text:p>1176</text:p>
          </table:table-cell>
          <table:table-cell office:value-type="string">
            <text:p>000000004120088</text:p>
          </table:table-cell>
          <table:table-cell office:value-type="string">
            <text:p>BOX;APPIII MCCB 16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7">
            <text:p>1177</text:p>
          </table:table-cell>
          <table:table-cell office:value-type="string">
            <text:p>000000004120089</text:p>
          </table:table-cell>
          <table:table-cell office:value-type="string">
            <text:p>BOX;APPIII MCCB 2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8">
            <text:p>1178</text:p>
          </table:table-cell>
          <table:table-cell office:value-type="string">
            <text:p>000000004120089</text:p>
          </table:table-cell>
          <table:table-cell office:value-type="string">
            <text:p>BOX;APPIII MCCB 2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9">
            <text:p>1179</text:p>
          </table:table-cell>
          <table:table-cell office:value-type="string">
            <text:p>000000004120090</text:p>
          </table:table-cell>
          <table:table-cell office:value-type="string">
            <text:p>BOX;APPIII MCCB 225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0">
            <text:p>1180</text:p>
          </table:table-cell>
          <table:table-cell office:value-type="string">
            <text:p>000000004120090</text:p>
          </table:table-cell>
          <table:table-cell office:value-type="string">
            <text:p>BOX;APPIII MCCB 225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1">
            <text:p>1181</text:p>
          </table:table-cell>
          <table:table-cell office:value-type="string">
            <text:p>000000004120091</text:p>
          </table:table-cell>
          <table:table-cell office:value-type="string">
            <text:p>BOX;APPIII MCCB 25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2">
            <text:p>1182</text:p>
          </table:table-cell>
          <table:table-cell office:value-type="string">
            <text:p>000000004120091</text:p>
          </table:table-cell>
          <table:table-cell office:value-type="string">
            <text:p>BOX;APPIII MCCB 25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3">
            <text:p>1183</text:p>
          </table:table-cell>
          <table:table-cell office:value-type="string">
            <text:p>000000004120092</text:p>
          </table:table-cell>
          <table:table-cell office:value-type="string">
            <text:p>BOX;APPIII MCCB 3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127500">
            <text:p>1212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4">
            <text:p>1184</text:p>
          </table:table-cell>
          <table:table-cell office:value-type="string">
            <text:p>000000004120092</text:p>
          </table:table-cell>
          <table:table-cell office:value-type="string">
            <text:p>BOX;APPIII MCCB 300A;PLAT 2mm;80X50X35c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127500">
            <text:p>1212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5">
            <text:p>1185</text:p>
          </table:table-cell>
          <table:table-cell office:value-type="string">
            <text:p>000000004120093</text:p>
          </table:table-cell>
          <table:table-cell office:value-type="string">
            <text:p>BOX;KWH E-PR;ST PLATE 1,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8760">
            <text:p>6887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6">
            <text:p>1186</text:p>
          </table:table-cell>
          <table:table-cell office:value-type="string">
            <text:p>000000004120093</text:p>
          </table:table-cell>
          <table:table-cell office:value-type="string">
            <text:p>BOX;KWH E-PR;ST PLATE 1,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8760">
            <text:p>6887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7">
            <text:p>1187</text:p>
          </table:table-cell>
          <table:table-cell office:value-type="string">
            <text:p>000000004120102</text:p>
          </table:table-cell>
          <table:table-cell office:value-type="string">
            <text:p>BOX;MER TRIP MODEM MCCB CT TR 53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8370000">
            <text:p>1837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8">
            <text:p>1188</text:p>
          </table:table-cell>
          <table:table-cell office:value-type="string">
            <text:p>000000004120102</text:p>
          </table:table-cell>
          <table:table-cell office:value-type="string">
            <text:p>BOX;MER TRIP MODEM MCCB CT TR 53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9">
            <text:p>1189</text:p>
          </table:table-cell>
          <table:table-cell office:value-type="string">
            <text:p>000000004120103</text:p>
          </table:table-cell>
          <table:table-cell office:value-type="string">
            <text:p>BOX;MER TRIP MODEM MCCB CT TR 66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7626190">
            <text:p>76261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0">
            <text:p>1190</text:p>
          </table:table-cell>
          <table:table-cell office:value-type="string">
            <text:p>000000004120103</text:p>
          </table:table-cell>
          <table:table-cell office:value-type="string">
            <text:p>BOX;MER TRIP MODEM MCCB CT TR 66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7626190">
            <text:p>76261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1">
            <text:p>1191</text:p>
          </table:table-cell>
          <table:table-cell office:value-type="string">
            <text:p>000000004120105</text:p>
          </table:table-cell>
          <table:table-cell office:value-type="string">
            <text:p>BOX;MER TRIP MODEM MCCB CT TR 10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9250000">
            <text:p>19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2">
            <text:p>1192</text:p>
          </table:table-cell>
          <table:table-cell office:value-type="string">
            <text:p>000000004120105</text:p>
          </table:table-cell>
          <table:table-cell office:value-type="string">
            <text:p>BOX;MER TRIP MODEM MCCB CT TR 10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9250000">
            <text:p>19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3">
            <text:p>1193</text:p>
          </table:table-cell>
          <table:table-cell office:value-type="string">
            <text:p>000000004120108</text:p>
          </table:table-cell>
          <table:table-cell office:value-type="string">
            <text:p>BOX;MER TRIP MODEM MCCB CT TR 164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0130000">
            <text:p>201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4">
            <text:p>1194</text:p>
          </table:table-cell>
          <table:table-cell office:value-type="string">
            <text:p>000000004120108</text:p>
          </table:table-cell>
          <table:table-cell office:value-type="string">
            <text:p>BOX;MER TRIP MODEM MCCB CT TR 164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0130000">
            <text:p>201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5">
            <text:p>1195</text:p>
          </table:table-cell>
          <table:table-cell office:value-type="string">
            <text:p>000000004120109</text:p>
          </table:table-cell>
          <table:table-cell office:value-type="string">
            <text:p>BOX;MER TRIP MODEM MCCB CT TR 197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2660000">
            <text:p>2266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6">
            <text:p>1196</text:p>
          </table:table-cell>
          <table:table-cell office:value-type="string">
            <text:p>000000004120109</text:p>
          </table:table-cell>
          <table:table-cell office:value-type="string">
            <text:p>BOX;MER TRIP MODEM MCCB CT TR 197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7">
            <text:p>1197</text:p>
          </table:table-cell>
          <table:table-cell office:value-type="string">
            <text:p>000000004120110</text:p>
          </table:table-cell>
          <table:table-cell office:value-type="string">
            <text:p>BOX;AMR 233KVA MCCB 3P 40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8577384">
            <text:p>185773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8">
            <text:p>1198</text:p>
          </table:table-cell>
          <table:table-cell office:value-type="string">
            <text:p>000000004120110</text:p>
          </table:table-cell>
          <table:table-cell office:value-type="string">
            <text:p>BOX;AMR 233KVA MCCB 3P 40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8577384">
            <text:p>185773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9">
            <text:p>1199</text:p>
          </table:table-cell>
          <table:table-cell office:value-type="string">
            <text:p>000000004120111</text:p>
          </table:table-cell>
          <table:table-cell office:value-type="string">
            <text:p>BOX;AMR 329KVA MCCB 3P 63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079169">
            <text:p>210791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0">
            <text:p>1200</text:p>
          </table:table-cell>
          <table:table-cell office:value-type="string">
            <text:p>000000004120111</text:p>
          </table:table-cell>
          <table:table-cell office:value-type="string">
            <text:p>BOX;AMR 329KVA MCCB 3P 63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1">
            <text:p>1201</text:p>
          </table:table-cell>
          <table:table-cell office:value-type="string">
            <text:p>000000004120112</text:p>
          </table:table-cell>
          <table:table-cell office:value-type="string">
            <text:p>BOX;AMR 414KVA MCCB 3P 63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079170">
            <text:p>21079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2">
            <text:p>1202</text:p>
          </table:table-cell>
          <table:table-cell office:value-type="string">
            <text:p>000000004120112</text:p>
          </table:table-cell>
          <table:table-cell office:value-type="string">
            <text:p>BOX;AMR 414KVA MCCB 3P 630A 65KV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079170">
            <text:p>21079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3">
            <text:p>1203</text:p>
          </table:table-cell>
          <table:table-cell office:value-type="string">
            <text:p>000000004120133</text:p>
          </table:table-cell>
          <table:table-cell office:value-type="string">
            <text:p>BOX;MCB;1;GROUP AER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95">
            <text:p>48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4">
            <text:p>1204</text:p>
          </table:table-cell>
          <table:table-cell office:value-type="string">
            <text:p>000000004120133</text:p>
          </table:table-cell>
          <table:table-cell office:value-type="string">
            <text:p>BOX;MCB;1;GROUP AER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895">
            <text:p>48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5">
            <text:p>1205</text:p>
          </table:table-cell>
          <table:table-cell office:value-type="string">
            <text:p>000000004120134</text:p>
          </table:table-cell>
          <table:table-cell office:value-type="string">
            <text:p>BOX;MCB;3;GROUP M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508">
            <text:p>115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6">
            <text:p>1206</text:p>
          </table:table-cell>
          <table:table-cell office:value-type="string">
            <text:p>000000004120134</text:p>
          </table:table-cell>
          <table:table-cell office:value-type="string">
            <text:p>BOX;MCB;3;GROUP M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508">
            <text:p>115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7">
            <text:p>1207</text:p>
          </table:table-cell>
          <table:table-cell office:value-type="string">
            <text:p>000000004120203</text:p>
          </table:table-cell>
          <table:table-cell office:value-type="string">
            <text:p>BOX;AMR 41,5KVA MCB 3P 63A;LENGKAP INST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77500">
            <text:p>277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8">
            <text:p>1208</text:p>
          </table:table-cell>
          <table:table-cell office:value-type="string">
            <text:p>000000004120203</text:p>
          </table:table-cell>
          <table:table-cell office:value-type="string">
            <text:p>BOX;AMR 41,5KVA MCB 3P 63A;LENGKAP INST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777500">
            <text:p>277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9">
            <text:p>1209</text:p>
          </table:table-cell>
          <table:table-cell office:value-type="string">
            <text:p>000000004120277</text:p>
          </table:table-cell>
          <table:table-cell office:value-type="string">
            <text:p>BOX;SKTR;PLATE;400A 6 LINE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85000">
            <text:p>146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0">
            <text:p>1210</text:p>
          </table:table-cell>
          <table:table-cell office:value-type="string">
            <text:p>000000004120277</text:p>
          </table:table-cell>
          <table:table-cell office:value-type="string">
            <text:p>BOX;SKTR;PLATE;400A 6 LINES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85000">
            <text:p>1468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1">
            <text:p>1211</text:p>
          </table:table-cell>
          <table:table-cell office:value-type="string">
            <text:p>000000004120281</text:p>
          </table:table-cell>
          <table:table-cell office:value-type="string">
            <text:p>BOX;AMR 33KVA 50A;ST PLATE;57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66375">
            <text:p>23663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2">
            <text:p>1212</text:p>
          </table:table-cell>
          <table:table-cell office:value-type="string">
            <text:p>000000004120281</text:p>
          </table:table-cell>
          <table:table-cell office:value-type="string">
            <text:p>BOX;AMR 33KVA 50A;ST PLATE;57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66375">
            <text:p>23663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3">
            <text:p>1213</text:p>
          </table:table-cell>
          <table:table-cell office:value-type="string">
            <text:p>000000004120301</text:p>
          </table:table-cell>
          <table:table-cell office:value-type="string">
            <text:p>BOX;KWH;ST PLATE;2MM;800X200X18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145000">
            <text:p>131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4">
            <text:p>1214</text:p>
          </table:table-cell>
          <table:table-cell office:value-type="string">
            <text:p>000000004120301</text:p>
          </table:table-cell>
          <table:table-cell office:value-type="string">
            <text:p>BOX;KWH;ST PLATE;2MM;800X200X18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145000">
            <text:p>1314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5">
            <text:p>1215</text:p>
          </table:table-cell>
          <table:table-cell office:value-type="string">
            <text:p>000000004120302</text:p>
          </table:table-cell>
          <table:table-cell office:value-type="string">
            <text:p>BOX;APPIIIMCB63A;PLAT1.2MM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6">
            <text:p>1216</text:p>
          </table:table-cell>
          <table:table-cell office:value-type="string">
            <text:p>000000004120302</text:p>
          </table:table-cell>
          <table:table-cell office:value-type="string">
            <text:p>BOX;APPIIIMCB63A;PLAT1.2MM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7">
            <text:p>1217</text:p>
          </table:table-cell>
          <table:table-cell office:value-type="string">
            <text:p>000000004120307</text:p>
          </table:table-cell>
          <table:table-cell office:value-type="string">
            <text:p>BOX;APPIII MCB 50A;STPLATE;645X4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8">
            <text:p>1218</text:p>
          </table:table-cell>
          <table:table-cell office:value-type="string">
            <text:p>000000004120307</text:p>
          </table:table-cell>
          <table:table-cell office:value-type="string">
            <text:p>BOX;APPIII MCB 50A;STPLATE;645X4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9">
            <text:p>1219</text:p>
          </table:table-cell>
          <table:table-cell office:value-type="string">
            <text:p>000000004120309</text:p>
          </table:table-cell>
          <table:table-cell office:value-type="string">
            <text:p>BOX;APPIIIMCCB80A;PLA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0">
            <text:p>1220</text:p>
          </table:table-cell>
          <table:table-cell office:value-type="string">
            <text:p>000000004120309</text:p>
          </table:table-cell>
          <table:table-cell office:value-type="string">
            <text:p>BOX;APPIIIMCCB80A;PLA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1">
            <text:p>1221</text:p>
          </table:table-cell>
          <table:table-cell office:value-type="string">
            <text:p>000000004120310</text:p>
          </table:table-cell>
          <table:table-cell office:value-type="string">
            <text:p>BOX;APPIIIMCCB10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2">
            <text:p>1222</text:p>
          </table:table-cell>
          <table:table-cell office:value-type="string">
            <text:p>000000004120310</text:p>
          </table:table-cell>
          <table:table-cell office:value-type="string">
            <text:p>BOX;APPIIIMCCB10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3">
            <text:p>1223</text:p>
          </table:table-cell>
          <table:table-cell office:value-type="string">
            <text:p>000000004120311</text:p>
          </table:table-cell>
          <table:table-cell office:value-type="string">
            <text:p>BOX;APPIIIMCCB125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4">
            <text:p>1224</text:p>
          </table:table-cell>
          <table:table-cell office:value-type="string">
            <text:p>000000004120311</text:p>
          </table:table-cell>
          <table:table-cell office:value-type="string">
            <text:p>BOX;APPIIIMCCB125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5">
            <text:p>1225</text:p>
          </table:table-cell>
          <table:table-cell office:value-type="string">
            <text:p>000000004120312</text:p>
          </table:table-cell>
          <table:table-cell office:value-type="string">
            <text:p>BOX;APPIIIMCCB16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082757">
            <text:p>100827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6">
            <text:p>1226</text:p>
          </table:table-cell>
          <table:table-cell office:value-type="string">
            <text:p>000000004120312</text:p>
          </table:table-cell>
          <table:table-cell office:value-type="string">
            <text:p>BOX;APPIIIMCCB16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082757">
            <text:p>100827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7">
            <text:p>1227</text:p>
          </table:table-cell>
          <table:table-cell office:value-type="string">
            <text:p>000000004120314</text:p>
          </table:table-cell>
          <table:table-cell office:value-type="string">
            <text:p>BOX;APPIIIMCCB225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8">
            <text:p>1228</text:p>
          </table:table-cell>
          <table:table-cell office:value-type="string">
            <text:p>000000004120314</text:p>
          </table:table-cell>
          <table:table-cell office:value-type="string">
            <text:p>BOX;APPIIIMCCB225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9">
            <text:p>1229</text:p>
          </table:table-cell>
          <table:table-cell office:value-type="string">
            <text:p>000000004120315</text:p>
          </table:table-cell>
          <table:table-cell office:value-type="string">
            <text:p>BOX;APPIIIMCCB25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0">
            <text:p>1230</text:p>
          </table:table-cell>
          <table:table-cell office:value-type="string">
            <text:p>000000004120315</text:p>
          </table:table-cell>
          <table:table-cell office:value-type="string">
            <text:p>BOX;APPIIIMCCB25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055000">
            <text:p>110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1">
            <text:p>1231</text:p>
          </table:table-cell>
          <table:table-cell office:value-type="string">
            <text:p>000000004120316</text:p>
          </table:table-cell>
          <table:table-cell office:value-type="string">
            <text:p>BOX;APPIIIMCCB30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127500">
            <text:p>1212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2">
            <text:p>1232</text:p>
          </table:table-cell>
          <table:table-cell office:value-type="string">
            <text:p>000000004120316</text:p>
          </table:table-cell>
          <table:table-cell office:value-type="string">
            <text:p>BOX;APPIIIMCCB300A;PLT1.5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2127500">
            <text:p>12127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3">
            <text:p>1233</text:p>
          </table:table-cell>
          <table:table-cell office:value-type="string">
            <text:p>000000004120318</text:p>
          </table:table-cell>
          <table:table-cell office:value-type="string">
            <text:p>BOX;PANEL STANDSPLU;PLAT2MM;1500X520X52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940000">
            <text:p>169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4">
            <text:p>1234</text:p>
          </table:table-cell>
          <table:table-cell office:value-type="string">
            <text:p>000000004120318</text:p>
          </table:table-cell>
          <table:table-cell office:value-type="string">
            <text:p>BOX;PANEL STANDSPLU;PLAT2MM;1500X520X52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6940000">
            <text:p>1694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5">
            <text:p>1235</text:p>
          </table:table-cell>
          <table:table-cell office:value-type="string">
            <text:p>000000004120319</text:p>
          </table:table-cell>
          <table:table-cell office:value-type="string">
            <text:p>BOX;PANEL HOOK SPLU;PLT1.5MM;500X560X3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8239000">
            <text:p>823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6">
            <text:p>1236</text:p>
          </table:table-cell>
          <table:table-cell office:value-type="string">
            <text:p>000000004120319</text:p>
          </table:table-cell>
          <table:table-cell office:value-type="string">
            <text:p>BOX;PANEL HOOK SPLU;PLT1.5MM;500X560X3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8239000">
            <text:p>823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7">
            <text:p>1237</text:p>
          </table:table-cell>
          <table:table-cell office:value-type="string">
            <text:p>000000004120326</text:p>
          </table:table-cell>
          <table:table-cell office:value-type="string">
            <text:p>BOX;APPMCCB20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8">
            <text:p>1238</text:p>
          </table:table-cell>
          <table:table-cell office:value-type="string">
            <text:p>000000004120326</text:p>
          </table:table-cell>
          <table:table-cell office:value-type="string">
            <text:p>BOX;APPMCCB20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9">
            <text:p>1239</text:p>
          </table:table-cell>
          <table:table-cell office:value-type="string">
            <text:p>000000004120327</text:p>
          </table:table-cell>
          <table:table-cell office:value-type="string">
            <text:p>BOX;APPMCCB25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0">
            <text:p>1240</text:p>
          </table:table-cell>
          <table:table-cell office:value-type="string">
            <text:p>000000004120327</text:p>
          </table:table-cell>
          <table:table-cell office:value-type="string">
            <text:p>BOX;APPMCCB25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1">
            <text:p>1241</text:p>
          </table:table-cell>
          <table:table-cell office:value-type="string">
            <text:p>000000004120328</text:p>
          </table:table-cell>
          <table:table-cell office:value-type="string">
            <text:p>BOX;APPMCCB50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269">
            <text:p>33442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2">
            <text:p>1242</text:p>
          </table:table-cell>
          <table:table-cell office:value-type="string">
            <text:p>000000004120328</text:p>
          </table:table-cell>
          <table:table-cell office:value-type="string">
            <text:p>BOX;APPMCCB50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269">
            <text:p>33442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3">
            <text:p>1243</text:p>
          </table:table-cell>
          <table:table-cell office:value-type="string">
            <text:p>000000004120329</text:p>
          </table:table-cell>
          <table:table-cell office:value-type="string">
            <text:p>BOX;APPMCCB63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4">
            <text:p>1244</text:p>
          </table:table-cell>
          <table:table-cell office:value-type="string">
            <text:p>000000004120329</text:p>
          </table:table-cell>
          <table:table-cell office:value-type="string">
            <text:p>BOX;APPMCCB63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5">
            <text:p>1245</text:p>
          </table:table-cell>
          <table:table-cell office:value-type="string">
            <text:p>000000004120364</text:p>
          </table:table-cell>
          <table:table-cell office:value-type="string">
            <text:p>BOX;APPMCCB35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6">
            <text:p>1246</text:p>
          </table:table-cell>
          <table:table-cell office:value-type="string">
            <text:p>000000004120364</text:p>
          </table:table-cell>
          <table:table-cell office:value-type="string">
            <text:p>BOX;APPMCCB35A+STRIP;ST1.2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44000">
            <text:p>334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7">
            <text:p>1247</text:p>
          </table:table-cell>
          <table:table-cell office:value-type="string">
            <text:p>000000004120376</text:p>
          </table:table-cell>
          <table:table-cell office:value-type="string">
            <text:p>BOX;KWH E TM;ST PLATE 1.6MM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88529">
            <text:p>15885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8">
            <text:p>1248</text:p>
          </table:table-cell>
          <table:table-cell office:value-type="string">
            <text:p>000000004120376</text:p>
          </table:table-cell>
          <table:table-cell office:value-type="string">
            <text:p>BOX;KWH E TM;ST PLATE 1.6MM;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88529">
            <text:p>15885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9">
            <text:p>1249</text:p>
          </table:table-cell>
          <table:table-cell office:value-type="string">
            <text:p>000000004120386</text:p>
          </table:table-cell>
          <table:table-cell office:value-type="string">
            <text:p>BOX;APPMCCB8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0">
            <text:p>1250</text:p>
          </table:table-cell>
          <table:table-cell office:value-type="string">
            <text:p>000000004120386</text:p>
          </table:table-cell>
          <table:table-cell office:value-type="string">
            <text:p>BOX;APPMCCB8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1">
            <text:p>1251</text:p>
          </table:table-cell>
          <table:table-cell office:value-type="string">
            <text:p>000000004120387</text:p>
          </table:table-cell>
          <table:table-cell office:value-type="string">
            <text:p>BOX;APPMCCB1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2">
            <text:p>1252</text:p>
          </table:table-cell>
          <table:table-cell office:value-type="string">
            <text:p>000000004120387</text:p>
          </table:table-cell>
          <table:table-cell office:value-type="string">
            <text:p>BOX;APPMCCB1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230000">
            <text:p>1023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3">
            <text:p>1253</text:p>
          </table:table-cell>
          <table:table-cell office:value-type="string">
            <text:p>000000004120388</text:p>
          </table:table-cell>
          <table:table-cell office:value-type="string">
            <text:p>BOX;APPMCCB125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4">
            <text:p>1254</text:p>
          </table:table-cell>
          <table:table-cell office:value-type="string">
            <text:p>000000004120388</text:p>
          </table:table-cell>
          <table:table-cell office:value-type="string">
            <text:p>BOX;APPMCCB125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0780000">
            <text:p>107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5">
            <text:p>1255</text:p>
          </table:table-cell>
          <table:table-cell office:value-type="string">
            <text:p>000000004120389</text:p>
          </table:table-cell>
          <table:table-cell office:value-type="string">
            <text:p>BOX;APPMCCB16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6">
            <text:p>1256</text:p>
          </table:table-cell>
          <table:table-cell office:value-type="string">
            <text:p>000000004120389</text:p>
          </table:table-cell>
          <table:table-cell office:value-type="string">
            <text:p>BOX;APPMCCB16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7">
            <text:p>1257</text:p>
          </table:table-cell>
          <table:table-cell office:value-type="string">
            <text:p>000000004120390</text:p>
          </table:table-cell>
          <table:table-cell office:value-type="string">
            <text:p>BOX;APPMCCB2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278491">
            <text:p>112784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8">
            <text:p>1258</text:p>
          </table:table-cell>
          <table:table-cell office:value-type="string">
            <text:p>000000004120390</text:p>
          </table:table-cell>
          <table:table-cell office:value-type="string">
            <text:p>BOX;APPMCCB2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278491">
            <text:p>112784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9">
            <text:p>1259</text:p>
          </table:table-cell>
          <table:table-cell office:value-type="string">
            <text:p>000000004120391</text:p>
          </table:table-cell>
          <table:table-cell office:value-type="string">
            <text:p>BOX;APPMCCB225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568851">
            <text:p>115688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0">
            <text:p>1260</text:p>
          </table:table-cell>
          <table:table-cell office:value-type="string">
            <text:p>000000004120391</text:p>
          </table:table-cell>
          <table:table-cell office:value-type="string">
            <text:p>BOX;APPMCCB225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568851">
            <text:p>115688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1">
            <text:p>1261</text:p>
          </table:table-cell>
          <table:table-cell office:value-type="string">
            <text:p>000000004120392</text:p>
          </table:table-cell>
          <table:table-cell office:value-type="string">
            <text:p>BOX;APPMCCB25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585577">
            <text:p>115855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2">
            <text:p>1262</text:p>
          </table:table-cell>
          <table:table-cell office:value-type="string">
            <text:p>000000004120392</text:p>
          </table:table-cell>
          <table:table-cell office:value-type="string">
            <text:p>BOX;APPMCCB25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1585577">
            <text:p>115855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3">
            <text:p>1263</text:p>
          </table:table-cell>
          <table:table-cell office:value-type="string">
            <text:p>000000004120393</text:p>
          </table:table-cell>
          <table:table-cell office:value-type="string">
            <text:p>BOX;APPMCCB3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350170">
            <text:p>15350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4">
            <text:p>1264</text:p>
          </table:table-cell>
          <table:table-cell office:value-type="string">
            <text:p>000000004120393</text:p>
          </table:table-cell>
          <table:table-cell office:value-type="string">
            <text:p>BOX;APPMCCB300A+STRIP;ST1.5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350170">
            <text:p>15350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5">
            <text:p>1265</text:p>
          </table:table-cell>
          <table:table-cell office:value-type="string">
            <text:p>000000004120395</text:p>
          </table:table-cell>
          <table:table-cell office:value-type="string">
            <text:p>BOX;APPMCCB16ASTRIP;ST1.2;645X4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6">
            <text:p>1266</text:p>
          </table:table-cell>
          <table:table-cell office:value-type="string">
            <text:p>000000004120395</text:p>
          </table:table-cell>
          <table:table-cell office:value-type="string">
            <text:p>BOX;APPMCCB16ASTRIP;ST1.2;645X400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7">
            <text:p>1267</text:p>
          </table:table-cell>
          <table:table-cell office:value-type="string">
            <text:p>000000004120396</text:p>
          </table:table-cell>
          <table:table-cell office:value-type="string">
            <text:p>BOX;APPMCCB10ASTRIP;ST1.2;645X400X200MM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8">
            <text:p>1268</text:p>
          </table:table-cell>
          <table:table-cell office:value-type="string">
            <text:p>000000004120396</text:p>
          </table:table-cell>
          <table:table-cell office:value-type="string">
            <text:p>BOX;APPMCCB10ASTRIP;ST1.2;645X400X200MMB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374400">
            <text:p>33744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9">
            <text:p>1269</text:p>
          </table:table-cell>
          <table:table-cell office:value-type="string">
            <text:p>000000004120397</text:p>
          </table:table-cell>
          <table:table-cell office:value-type="string">
            <text:p>BOX;KWH AMR 1P;PLATE;1.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73312">
            <text:p>6733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0">
            <text:p>1270</text:p>
          </table:table-cell>
          <table:table-cell office:value-type="string">
            <text:p>000000004120397</text:p>
          </table:table-cell>
          <table:table-cell office:value-type="string">
            <text:p>BOX;KWH AMR 1P;PLATE;1.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1">
            <text:p>1271</text:p>
          </table:table-cell>
          <table:table-cell office:value-type="string">
            <text:p>000000004120402</text:p>
          </table:table-cell>
          <table:table-cell office:value-type="string">
            <text:p>BOX;PANEL WALL SPLU;PLT1.2MM;420X300X105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55000">
            <text:p>33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2">
            <text:p>1272</text:p>
          </table:table-cell>
          <table:table-cell office:value-type="string">
            <text:p>000000004120402</text:p>
          </table:table-cell>
          <table:table-cell office:value-type="string">
            <text:p>BOX;PANEL WALL SPLU;PLT1.2MM;420X300X105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55000">
            <text:p>33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3">
            <text:p>1273</text:p>
          </table:table-cell>
          <table:table-cell office:value-type="string">
            <text:p>000000004120432</text:p>
          </table:table-cell>
          <table:table-cell office:value-type="string">
            <text:p>BOX;KWH;ST PLATE 1.5MM;560X200X154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95000">
            <text:p>92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4">
            <text:p>1274</text:p>
          </table:table-cell>
          <table:table-cell office:value-type="string">
            <text:p>000000004120432</text:p>
          </table:table-cell>
          <table:table-cell office:value-type="string">
            <text:p>BOX;KWH;ST PLATE 1.5MM;560X200X154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295000">
            <text:p>92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5">
            <text:p>1275</text:p>
          </table:table-cell>
          <table:table-cell office:value-type="string">
            <text:p>000000004120433</text:p>
          </table:table-cell>
          <table:table-cell office:value-type="string">
            <text:p>BOX;MTD;ST.PLATE 1.2MM;300X200X47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89780">
            <text:p>9897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6">
            <text:p>1276</text:p>
          </table:table-cell>
          <table:table-cell office:value-type="string">
            <text:p>000000004120433</text:p>
          </table:table-cell>
          <table:table-cell office:value-type="string">
            <text:p>BOX;MTD;ST.PLATE 1.2MM;300X200X47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989780">
            <text:p>9897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7">
            <text:p>1277</text:p>
          </table:table-cell>
          <table:table-cell office:value-type="string">
            <text:p>000000004120439</text:p>
          </table:table-cell>
          <table:table-cell office:value-type="string">
            <text:p>BOX;SKTR;PLATE;400A 8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8">
            <text:p>1278</text:p>
          </table:table-cell>
          <table:table-cell office:value-type="string">
            <text:p>000000004120439</text:p>
          </table:table-cell>
          <table:table-cell office:value-type="string">
            <text:p>BOX;SKTR;PLATE;400A 8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9">
            <text:p>1279</text:p>
          </table:table-cell>
          <table:table-cell office:value-type="string">
            <text:p>000000004120440</text:p>
          </table:table-cell>
          <table:table-cell office:value-type="string">
            <text:p>BOX;SKTR;PLATE;250A 6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0">
            <text:p>1280</text:p>
          </table:table-cell>
          <table:table-cell office:value-type="string">
            <text:p>000000004120440</text:p>
          </table:table-cell>
          <table:table-cell office:value-type="string">
            <text:p>BOX;SKTR;PLATE;250A 6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1">
            <text:p>1281</text:p>
          </table:table-cell>
          <table:table-cell office:value-type="string">
            <text:p>000000004120441</text:p>
          </table:table-cell>
          <table:table-cell office:value-type="string">
            <text:p>BOX;SKTR;PLATE;250A 8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2">
            <text:p>1282</text:p>
          </table:table-cell>
          <table:table-cell office:value-type="string">
            <text:p>000000004120441</text:p>
          </table:table-cell>
          <table:table-cell office:value-type="string">
            <text:p>BOX;SKTR;PLATE;250A 8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3">
            <text:p>1283</text:p>
          </table:table-cell>
          <table:table-cell office:value-type="string">
            <text:p>000000004120442</text:p>
          </table:table-cell>
          <table:table-cell office:value-type="string">
            <text:p>BOX;SKTR;PLATE;400A 8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4">
            <text:p>1284</text:p>
          </table:table-cell>
          <table:table-cell office:value-type="string">
            <text:p>000000004120442</text:p>
          </table:table-cell>
          <table:table-cell office:value-type="string">
            <text:p>BOX;SKTR;PLATE;400A 8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5">
            <text:p>1285</text:p>
          </table:table-cell>
          <table:table-cell office:value-type="string">
            <text:p>000000004120443</text:p>
          </table:table-cell>
          <table:table-cell office:value-type="string">
            <text:p>BOX;SKTR;PLATE;400A 6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272500">
            <text:p>1427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6">
            <text:p>1286</text:p>
          </table:table-cell>
          <table:table-cell office:value-type="string">
            <text:p>000000004120443</text:p>
          </table:table-cell>
          <table:table-cell office:value-type="string">
            <text:p>BOX;SKTR;PLATE;400A 6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4272500">
            <text:p>1427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7">
            <text:p>1287</text:p>
          </table:table-cell>
          <table:table-cell office:value-type="string">
            <text:p>000000004120444</text:p>
          </table:table-cell>
          <table:table-cell office:value-type="string">
            <text:p>BOX;SKTR;PLATE;160A 4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8">
            <text:p>1288</text:p>
          </table:table-cell>
          <table:table-cell office:value-type="string">
            <text:p>000000004120444</text:p>
          </table:table-cell>
          <table:table-cell office:value-type="string">
            <text:p>BOX;SKTR;PLATE;160A 4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9">
            <text:p>1289</text:p>
          </table:table-cell>
          <table:table-cell office:value-type="string">
            <text:p>000000004120445</text:p>
          </table:table-cell>
          <table:table-cell office:value-type="string">
            <text:p>BOX;SKTR;PLATE;250A 6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90000">
            <text:p>130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0">
            <text:p>1290</text:p>
          </table:table-cell>
          <table:table-cell office:value-type="string">
            <text:p>000000004120445</text:p>
          </table:table-cell>
          <table:table-cell office:value-type="string">
            <text:p>BOX;SKTR;PLATE;250A 6 LINES 2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090000">
            <text:p>1309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1">
            <text:p>1291</text:p>
          </table:table-cell>
          <table:table-cell office:value-type="string">
            <text:p>000000004120446</text:p>
          </table:table-cell>
          <table:table-cell office:value-type="string">
            <text:p>BOX;SKTR;PLATE;250A 8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2">
            <text:p>1292</text:p>
          </table:table-cell>
          <table:table-cell office:value-type="string">
            <text:p>000000004120446</text:p>
          </table:table-cell>
          <table:table-cell office:value-type="string">
            <text:p>BOX;SKTR;PLATE;250A 8 LINES 3 CABANG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3">
            <text:p>1293</text:p>
          </table:table-cell>
          <table:table-cell office:value-type="string">
            <text:p>000000004120467</text:p>
          </table:table-cell>
          <table:table-cell office:value-type="string">
            <text:p>BOX;APPMCCB8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293170">
            <text:p>13293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4">
            <text:p>1294</text:p>
          </table:table-cell>
          <table:table-cell office:value-type="string">
            <text:p>000000004120467</text:p>
          </table:table-cell>
          <table:table-cell office:value-type="string">
            <text:p>BOX;APPMCCB8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293170">
            <text:p>13293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5">
            <text:p>1295</text:p>
          </table:table-cell>
          <table:table-cell office:value-type="string">
            <text:p>000000004120468</text:p>
          </table:table-cell>
          <table:table-cell office:value-type="string">
            <text:p>BOX;APPMCCB1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293170">
            <text:p>13293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6">
            <text:p>1296</text:p>
          </table:table-cell>
          <table:table-cell office:value-type="string">
            <text:p>000000004120468</text:p>
          </table:table-cell>
          <table:table-cell office:value-type="string">
            <text:p>BOX;APPMCCB1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293170">
            <text:p>13293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7">
            <text:p>1297</text:p>
          </table:table-cell>
          <table:table-cell office:value-type="string">
            <text:p>000000004120469</text:p>
          </table:table-cell>
          <table:table-cell office:value-type="string">
            <text:p>BOX;APPMCCB125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8">
            <text:p>1298</text:p>
          </table:table-cell>
          <table:table-cell office:value-type="string">
            <text:p>000000004120469</text:p>
          </table:table-cell>
          <table:table-cell office:value-type="string">
            <text:p>BOX;APPMCCB125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9">
            <text:p>1299</text:p>
          </table:table-cell>
          <table:table-cell office:value-type="string">
            <text:p>000000004120470</text:p>
          </table:table-cell>
          <table:table-cell office:value-type="string">
            <text:p>BOX;APPMCCB16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0">
            <text:p>1300</text:p>
          </table:table-cell>
          <table:table-cell office:value-type="string">
            <text:p>000000004120470</text:p>
          </table:table-cell>
          <table:table-cell office:value-type="string">
            <text:p>BOX;APPMCCB16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859670">
            <text:p>13859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1">
            <text:p>1301</text:p>
          </table:table-cell>
          <table:table-cell office:value-type="string">
            <text:p>000000004120471</text:p>
          </table:table-cell>
          <table:table-cell office:value-type="string">
            <text:p>BOX;APPMCCB2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07670">
            <text:p>14607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2">
            <text:p>1302</text:p>
          </table:table-cell>
          <table:table-cell office:value-type="string">
            <text:p>000000004120471</text:p>
          </table:table-cell>
          <table:table-cell office:value-type="string">
            <text:p>BOX;APPMCCB2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07670">
            <text:p>14607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3">
            <text:p>1303</text:p>
          </table:table-cell>
          <table:table-cell office:value-type="string">
            <text:p>000000004120472</text:p>
          </table:table-cell>
          <table:table-cell office:value-type="string">
            <text:p>BOX;APPMCCB225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4">
            <text:p>1304</text:p>
          </table:table-cell>
          <table:table-cell office:value-type="string">
            <text:p>000000004120472</text:p>
          </table:table-cell>
          <table:table-cell office:value-type="string">
            <text:p>BOX;APPMCCB225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5">
            <text:p>1305</text:p>
          </table:table-cell>
          <table:table-cell office:value-type="string">
            <text:p>000000004120473</text:p>
          </table:table-cell>
          <table:table-cell office:value-type="string">
            <text:p>BOX;APPMCCB25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07670">
            <text:p>14607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6">
            <text:p>1306</text:p>
          </table:table-cell>
          <table:table-cell office:value-type="string">
            <text:p>000000004120473</text:p>
          </table:table-cell>
          <table:table-cell office:value-type="string">
            <text:p>BOX;APPMCCB25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4607670">
            <text:p>14607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7">
            <text:p>1307</text:p>
          </table:table-cell>
          <table:table-cell office:value-type="string">
            <text:p>000000004120474</text:p>
          </table:table-cell>
          <table:table-cell office:value-type="string">
            <text:p>BOX;APPMCCB3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350170">
            <text:p>15350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8">
            <text:p>1308</text:p>
          </table:table-cell>
          <table:table-cell office:value-type="string">
            <text:p>000000004120474</text:p>
          </table:table-cell>
          <table:table-cell office:value-type="string">
            <text:p>BOX;APPMCCB300A+STRIP;AL2MM;1205X420X25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5350170">
            <text:p>15350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9">
            <text:p>1309</text:p>
          </table:table-cell>
          <table:table-cell office:value-type="string">
            <text:p>000000004120475</text:p>
          </table:table-cell>
          <table:table-cell office:value-type="string">
            <text:p>BOX;APP;AL1.6MM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84920">
            <text:p>33849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0">
            <text:p>1310</text:p>
          </table:table-cell>
          <table:table-cell office:value-type="string">
            <text:p>000000004120475</text:p>
          </table:table-cell>
          <table:table-cell office:value-type="string">
            <text:p>BOX;APP;AL1.6MM;645X400X200M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384920">
            <text:p>33849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1">
            <text:p>1311</text:p>
          </table:table-cell>
          <table:table-cell office:value-type="string">
            <text:p>000000004150048</text:p>
          </table:table-cell>
          <table:table-cell office:value-type="string">
            <text:p>PANEL ACC;TEST BLOCK CURRE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98125">
            <text:p>27981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2">
            <text:p>1312</text:p>
          </table:table-cell>
          <table:table-cell office:value-type="string">
            <text:p>000000004150048</text:p>
          </table:table-cell>
          <table:table-cell office:value-type="string">
            <text:p>PANEL ACC;TEST BLOCK CURRE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98125">
            <text:p>27981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3">
            <text:p>1313</text:p>
          </table:table-cell>
          <table:table-cell office:value-type="string">
            <text:p>000000004150048</text:p>
          </table:table-cell>
          <table:table-cell office:value-type="string">
            <text:p>PANEL ACC;TEST BLOCK CURRENT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798125">
            <text:p>27981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4">
            <text:p>1314</text:p>
          </table:table-cell>
          <table:table-cell office:value-type="string">
            <text:p>000000004150062</text:p>
          </table:table-cell>
          <table:table-cell office:value-type="string">
            <text:p>PANEL ACC;MAIN SWITCH 400V 400A 3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821000">
            <text:p>7821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5">
            <text:p>1315</text:p>
          </table:table-cell>
          <table:table-cell office:value-type="string">
            <text:p>000000004150062</text:p>
          </table:table-cell>
          <table:table-cell office:value-type="string">
            <text:p>PANEL ACC;MAIN SWITCH 400V 400A 3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7821000">
            <text:p>7821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6">
            <text:p>1316</text:p>
          </table:table-cell>
          <table:table-cell office:value-type="string">
            <text:p>000000004150099</text:p>
          </table:table-cell>
          <table:table-cell office:value-type="string">
            <text:p>PANEL ACC;AUTOMATIC TRANSFER SWITCH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1315000">
            <text:p>5131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000000004150099</text:p>
          </table:table-cell>
          <table:table-cell office:value-type="string">
            <text:p>PANEL ACC;AUTOMATIC TRANSFER SWITCH 4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51315000">
            <text:p>5131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8">
            <text:p>1318</text:p>
          </table:table-cell>
          <table:table-cell office:value-type="string">
            <text:p>000000004150125</text:p>
          </table:table-cell>
          <table:table-cell office:value-type="string">
            <text:p>PANEL ACC;CABLE PROT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9">
            <text:p>1319</text:p>
          </table:table-cell>
          <table:table-cell office:value-type="string">
            <text:p>000000004150125</text:p>
          </table:table-cell>
          <table:table-cell office:value-type="string">
            <text:p>PANEL ACC;CABLE PROTECTO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0">
            <text:p>1320</text:p>
          </table:table-cell>
          <table:table-cell office:value-type="string">
            <text:p>000000004150224</text:p>
          </table:table-cell>
          <table:table-cell office:value-type="string">
            <text:p>PANEL ACC;AUTOMATIC TRANSFER SWITCH 12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350000">
            <text:p>31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1">
            <text:p>1321</text:p>
          </table:table-cell>
          <table:table-cell office:value-type="string">
            <text:p>000000004150224</text:p>
          </table:table-cell>
          <table:table-cell office:value-type="string">
            <text:p>PANEL ACC;AUTOMATIC TRANSFER SWITCH 12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31350000">
            <text:p>31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2">
            <text:p>1322</text:p>
          </table:table-cell>
          <table:table-cell office:value-type="string">
            <text:p>000000004150225</text:p>
          </table:table-cell>
          <table:table-cell office:value-type="string">
            <text:p>PANEL ACC;AUTOMATIC TRANSFER SWITCH 25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24000">
            <text:p>4382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3">
            <text:p>1323</text:p>
          </table:table-cell>
          <table:table-cell office:value-type="string">
            <text:p>000000004150225</text:p>
          </table:table-cell>
          <table:table-cell office:value-type="string">
            <text:p>PANEL ACC;AUTOMATIC TRANSFER SWITCH 25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3824000">
            <text:p>43824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4">
            <text:p>1324</text:p>
          </table:table-cell>
          <table:table-cell office:value-type="string">
            <text:p>000000004150228</text:p>
          </table:table-cell>
          <table:table-cell office:value-type="string">
            <text:p>PANEL ACC;AUTOMATIC TRANSFER SWITCH 8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5">
            <text:p>1325</text:p>
          </table:table-cell>
          <table:table-cell office:value-type="string">
            <text:p>000000004150228</text:p>
          </table:table-cell>
          <table:table-cell office:value-type="string">
            <text:p>PANEL ACC;AUTOMATIC TRANSFER SWITCH 8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6">
            <text:p>1326</text:p>
          </table:table-cell>
          <table:table-cell office:value-type="string">
            <text:p>000000004150229</text:p>
          </table:table-cell>
          <table:table-cell office:value-type="string">
            <text:p>PANEL ACC;AUTOMATIC TRANSFER SWITCH 10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650000">
            <text:p>236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7">
            <text:p>1327</text:p>
          </table:table-cell>
          <table:table-cell office:value-type="string">
            <text:p>000000004150229</text:p>
          </table:table-cell>
          <table:table-cell office:value-type="string">
            <text:p>PANEL ACC;AUTOMATIC TRANSFER SWITCH 10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3650000">
            <text:p>236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8">
            <text:p>1328</text:p>
          </table:table-cell>
          <table:table-cell office:value-type="string">
            <text:p>000000004150230</text:p>
          </table:table-cell>
          <table:table-cell office:value-type="string">
            <text:p>PANEL ACC;AUTOMATIC TRANSFER SWITCH 16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350000">
            <text:p>31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9">
            <text:p>1329</text:p>
          </table:table-cell>
          <table:table-cell office:value-type="string">
            <text:p>000000004150230</text:p>
          </table:table-cell>
          <table:table-cell office:value-type="string">
            <text:p>PANEL ACC;AUTOMATIC TRANSFER SWITCH 16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31350000">
            <text:p>31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0">
            <text:p>1330</text:p>
          </table:table-cell>
          <table:table-cell office:value-type="string">
            <text:p>000000004150231</text:p>
          </table:table-cell>
          <table:table-cell office:value-type="string">
            <text:p>PANEL ACC;AUTOMATIC TRANSFER SWITCH 33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1480000">
            <text:p>514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1">
            <text:p>1331</text:p>
          </table:table-cell>
          <table:table-cell office:value-type="string">
            <text:p>000000004150231</text:p>
          </table:table-cell>
          <table:table-cell office:value-type="string">
            <text:p>PANEL ACC;AUTOMATIC TRANSFER SWITCH 330A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1480000">
            <text:p>5148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2">
            <text:p>1332</text:p>
          </table:table-cell>
          <table:table-cell office:value-type="string">
            <text:p>000000004150248</text:p>
          </table:table-cell>
          <table:table-cell office:value-type="string">
            <text:p>PANEL ACC;AUTOMATIC TRANSFER SWITCH 6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3">
            <text:p>1333</text:p>
          </table:table-cell>
          <table:table-cell office:value-type="string">
            <text:p>000000004150248</text:p>
          </table:table-cell>
          <table:table-cell office:value-type="string">
            <text:p>PANEL ACC;AUTOMATIC TRANSFER SWITCH 65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3750000">
            <text:p>137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4">
            <text:p>1334</text:p>
          </table:table-cell>
          <table:table-cell office:value-type="string">
            <text:p>000000004150266</text:p>
          </table:table-cell>
          <table:table-cell office:value-type="string">
            <text:p>PANEL ACC;WATER LVL PROTECTOR CTRL 2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20000">
            <text:p>68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5">
            <text:p>1335</text:p>
          </table:table-cell>
          <table:table-cell office:value-type="string">
            <text:p>000000004150266</text:p>
          </table:table-cell>
          <table:table-cell office:value-type="string">
            <text:p>PANEL ACC;WATER LVL PROTECTOR CTRL 200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820000">
            <text:p>682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6">
            <text:p>1336</text:p>
          </table:table-cell>
          <table:table-cell office:value-type="string">
            <text:p>000000004160015</text:p>
          </table:table-cell>
          <table:table-cell office:value-type="string">
            <text:p>CABLE CTRL;NYAF;1X4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7">
            <text:p>1337</text:p>
          </table:table-cell>
          <table:table-cell office:value-type="string">
            <text:p>000000004160015</text:p>
          </table:table-cell>
          <table:table-cell office:value-type="string">
            <text:p>CABLE CTRL;NYAF;1X4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8">
            <text:p>1338</text:p>
          </table:table-cell>
          <table:table-cell office:value-type="string">
            <text:p>000000004160016</text:p>
          </table:table-cell>
          <table:table-cell office:value-type="string">
            <text:p>CABLE CTRL;NYAF;1X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1452">
            <text:p>11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9">
            <text:p>1339</text:p>
          </table:table-cell>
          <table:table-cell office:value-type="string">
            <text:p>000000004160016</text:p>
          </table:table-cell>
          <table:table-cell office:value-type="string">
            <text:p>CABLE CTRL;NYAF;1X6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11452">
            <text:p>114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0">
            <text:p>1340</text:p>
          </table:table-cell>
          <table:table-cell office:value-type="string">
            <text:p>000000004160036</text:p>
          </table:table-cell>
          <table:table-cell office:value-type="string">
            <text:p>CABLE CTRL;NYMHY;4X2.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100">
            <text:p>23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1">
            <text:p>1341</text:p>
          </table:table-cell>
          <table:table-cell office:value-type="string">
            <text:p>000000004160036</text:p>
          </table:table-cell>
          <table:table-cell office:value-type="string">
            <text:p>CABLE CTRL;NYMHY;4X2.5mm2;0.6/1kV;OH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3100">
            <text:p>23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2">
            <text:p>1342</text:p>
          </table:table-cell>
          <table:table-cell office:value-type="string">
            <text:p>000000004190018</text:p>
          </table:table-cell>
          <table:table-cell office:value-type="string">
            <text:p>UNIV ACC;BOLT &amp; WASHER DIA14X3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3">
            <text:p>1343</text:p>
          </table:table-cell>
          <table:table-cell office:value-type="string">
            <text:p>000000004190018</text:p>
          </table:table-cell>
          <table:table-cell office:value-type="string">
            <text:p>UNIV ACC;BOLT &amp; WASHER DIA14X35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4">
            <text:p>1344</text:p>
          </table:table-cell>
          <table:table-cell office:value-type="string">
            <text:p>000000004190023</text:p>
          </table:table-cell>
          <table:table-cell office:value-type="string">
            <text:p>UNIV ACC;BOLT HEXAG &amp; NUT DIA6X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5">
            <text:p>1345</text:p>
          </table:table-cell>
          <table:table-cell office:value-type="string">
            <text:p>000000004190023</text:p>
          </table:table-cell>
          <table:table-cell office:value-type="string">
            <text:p>UNIV ACC;BOLT HEXAG &amp; NUT DIA6X2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6">
            <text:p>1346</text:p>
          </table:table-cell>
          <table:table-cell office:value-type="string">
            <text:p>000000004190025</text:p>
          </table:table-cell>
          <table:table-cell office:value-type="string">
            <text:p>UNIV ACC;BOLT HEXAG &amp; NUT DIA6X7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7">
            <text:p>1347</text:p>
          </table:table-cell>
          <table:table-cell office:value-type="string">
            <text:p>000000004190025</text:p>
          </table:table-cell>
          <table:table-cell office:value-type="string">
            <text:p>UNIV ACC;BOLT HEXAG &amp; NUT DIA6X7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8">
            <text:p>1348</text:p>
          </table:table-cell>
          <table:table-cell office:value-type="string">
            <text:p>000000004190040</text:p>
          </table:table-cell>
          <table:table-cell office:value-type="string">
            <text:p>UNIV ACC;DAMAR ACRYLIC</text:p>
          </table:table-cell>
          <table:table-cell office:value-type="string">
            <text:p/>
          </table:table-cell>
          <table:table-cell office:value-type="string">
            <text:p>LBR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9">
            <text:p>1349</text:p>
          </table:table-cell>
          <table:table-cell office:value-type="string">
            <text:p>000000004190040</text:p>
          </table:table-cell>
          <table:table-cell office:value-type="string">
            <text:p>UNIV ACC;DAMAR ACRYLIC</text:p>
          </table:table-cell>
          <table:table-cell office:value-type="string">
            <text:p/>
          </table:table-cell>
          <table:table-cell office:value-type="string">
            <text:p>LBR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0">
            <text:p>1350</text:p>
          </table:table-cell>
          <table:table-cell office:value-type="string">
            <text:p>000000004190051</text:p>
          </table:table-cell>
          <table:table-cell office:value-type="string">
            <text:p>UNIV ACC;GALV ST 1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1">
            <text:p>1351</text:p>
          </table:table-cell>
          <table:table-cell office:value-type="string">
            <text:p>000000004190051</text:p>
          </table:table-cell>
          <table:table-cell office:value-type="string">
            <text:p>UNIV ACC;GALV ST 1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2">
            <text:p>1352</text:p>
          </table:table-cell>
          <table:table-cell office:value-type="string">
            <text:p>000000004190052</text:p>
          </table:table-cell>
          <table:table-cell office:value-type="string">
            <text:p>UNIV ACC;GALV ST 2.5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09917">
            <text:p>2099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3">
            <text:p>1353</text:p>
          </table:table-cell>
          <table:table-cell office:value-type="string">
            <text:p>000000004190052</text:p>
          </table:table-cell>
          <table:table-cell office:value-type="string">
            <text:p>UNIV ACC;GALV ST 2.5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209917">
            <text:p>2099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4">
            <text:p>1354</text:p>
          </table:table-cell>
          <table:table-cell office:value-type="string">
            <text:p>000000004190054</text:p>
          </table:table-cell>
          <table:table-cell office:value-type="string">
            <text:p>UNIV ACC;GALV ST 3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2450">
            <text:p>324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5">
            <text:p>1355</text:p>
          </table:table-cell>
          <table:table-cell office:value-type="string">
            <text:p>000000004190054</text:p>
          </table:table-cell>
          <table:table-cell office:value-type="string">
            <text:p>UNIV ACC;GALV ST 3/4I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float" office:value="32450">
            <text:p>324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6">
            <text:p>1356</text:p>
          </table:table-cell>
          <table:table-cell office:value-type="string">
            <text:p>000000004190060</text:p>
          </table:table-cell>
          <table:table-cell office:value-type="string">
            <text:p>UNIV ACC;GROUND ROD BC DIA5/8INX6m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187158">
            <text:p>1871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7">
            <text:p>1357</text:p>
          </table:table-cell>
          <table:table-cell office:value-type="string">
            <text:p>000000004190060</text:p>
          </table:table-cell>
          <table:table-cell office:value-type="string">
            <text:p>UNIV ACC;GROUND ROD BC DIA5/8INX6m</text:p>
          </table:table-cell>
          <table:table-cell office:value-type="string">
            <text:p/>
          </table:table-cell>
          <table:table-cell office:value-type="string">
            <text:p>BTG</text:p>
          </table:table-cell>
          <table:table-cell office:value-type="float" office:value="187158">
            <text:p>1871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8">
            <text:p>1358</text:p>
          </table:table-cell>
          <table:table-cell office:value-type="string">
            <text:p>000000004190068</text:p>
          </table:table-cell>
          <table:table-cell office:value-type="string">
            <text:p>UNIV ACC;LOCK WASHER DIA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9">
            <text:p>1359</text:p>
          </table:table-cell>
          <table:table-cell office:value-type="string">
            <text:p>000000004190068</text:p>
          </table:table-cell>
          <table:table-cell office:value-type="string">
            <text:p>UNIV ACC;LOCK WASHER DIA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0">
            <text:p>1360</text:p>
          </table:table-cell>
          <table:table-cell office:value-type="string">
            <text:p>000000004190069</text:p>
          </table:table-cell>
          <table:table-cell office:value-type="string">
            <text:p>UNIV ACC;LOCK WASHER DIA8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1">
            <text:p>1361</text:p>
          </table:table-cell>
          <table:table-cell office:value-type="string">
            <text:p>000000004190069</text:p>
          </table:table-cell>
          <table:table-cell office:value-type="string">
            <text:p>UNIV ACC;LOCK WASHER DIA8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2">
            <text:p>1362</text:p>
          </table:table-cell>
          <table:table-cell office:value-type="string">
            <text:p>000000004190070</text:p>
          </table:table-cell>
          <table:table-cell office:value-type="string">
            <text:p>UNIV ACC;LPP FOR WS DIA3.5/5X3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3">
            <text:p>1363</text:p>
          </table:table-cell>
          <table:table-cell office:value-type="string">
            <text:p>000000004190070</text:p>
          </table:table-cell>
          <table:table-cell office:value-type="string">
            <text:p>UNIV ACC;LPP FOR WS DIA3.5/5X3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4">
            <text:p>1364</text:p>
          </table:table-cell>
          <table:table-cell office:value-type="string">
            <text:p>000000004190084</text:p>
          </table:table-cell>
          <table:table-cell office:value-type="string">
            <text:p>UNIV ACC;PLATE WASHER DIA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5">
            <text:p>1365</text:p>
          </table:table-cell>
          <table:table-cell office:value-type="string">
            <text:p>000000004190084</text:p>
          </table:table-cell>
          <table:table-cell office:value-type="string">
            <text:p>UNIV ACC;PLATE WASHER DIA6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6">
            <text:p>1366</text:p>
          </table:table-cell>
          <table:table-cell office:value-type="string">
            <text:p>000000004190085</text:p>
          </table:table-cell>
          <table:table-cell office:value-type="string">
            <text:p>UNIV ACC;PLATE WASHER DIA8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7">
            <text:p>1367</text:p>
          </table:table-cell>
          <table:table-cell office:value-type="string">
            <text:p>000000004190085</text:p>
          </table:table-cell>
          <table:table-cell office:value-type="string">
            <text:p>UNIV ACC;PLATE WASHER DIA8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8">
            <text:p>1368</text:p>
          </table:table-cell>
          <table:table-cell office:value-type="string">
            <text:p>000000004190094</text:p>
          </table:table-cell>
          <table:table-cell office:value-type="string">
            <text:p>UNIV ACC;U BOLT DIA14X70X12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900">
            <text:p>29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9">
            <text:p>1369</text:p>
          </table:table-cell>
          <table:table-cell office:value-type="string">
            <text:p>000000004190094</text:p>
          </table:table-cell>
          <table:table-cell office:value-type="string">
            <text:p>UNIV ACC;U BOLT DIA14X70X122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0">
            <text:p>1370</text:p>
          </table:table-cell>
          <table:table-cell office:value-type="string">
            <text:p>000000004190111</text:p>
          </table:table-cell>
          <table:table-cell office:value-type="string">
            <text:p>UNIV ACC;KUNCI HS/L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1">
            <text:p>1371</text:p>
          </table:table-cell>
          <table:table-cell office:value-type="string">
            <text:p>000000004190111</text:p>
          </table:table-cell>
          <table:table-cell office:value-type="string">
            <text:p>UNIV ACC;KUNCI HS/LS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2">
            <text:p>1372</text:p>
          </table:table-cell>
          <table:table-cell office:value-type="string">
            <text:p>000000004190130</text:p>
          </table:table-cell>
          <table:table-cell office:value-type="string">
            <text:p>UNIV ACC;BOLT W &amp; N WASH DIA16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3">
            <text:p>1373</text:p>
          </table:table-cell>
          <table:table-cell office:value-type="string">
            <text:p>000000004190130</text:p>
          </table:table-cell>
          <table:table-cell office:value-type="string">
            <text:p>UNIV ACC;BOLT W &amp; N WASH DIA16X2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4">
            <text:p>1374</text:p>
          </table:table-cell>
          <table:table-cell office:value-type="string">
            <text:p>000000004190646</text:p>
          </table:table-cell>
          <table:table-cell office:value-type="string">
            <text:p>UNIV ACC;COVER BUSHING TRAF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49000">
            <text:p>64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5">
            <text:p>1375</text:p>
          </table:table-cell>
          <table:table-cell office:value-type="string">
            <text:p>000000004190646</text:p>
          </table:table-cell>
          <table:table-cell office:value-type="string">
            <text:p>UNIV ACC;COVER BUSHING TRAFO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649000">
            <text:p>64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6">
            <text:p>1376</text:p>
          </table:table-cell>
          <table:table-cell office:value-type="string">
            <text:p>000000007010021</text:p>
          </table:table-cell>
          <table:table-cell office:value-type="string">
            <text:p>TOOL M;BLENDER GAS KECI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9000">
            <text:p>20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7">
            <text:p>1377</text:p>
          </table:table-cell>
          <table:table-cell office:value-type="string">
            <text:p>000000007010021</text:p>
          </table:table-cell>
          <table:table-cell office:value-type="string">
            <text:p>TOOL M;BLENDER GAS KECI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9000">
            <text:p>209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8">
            <text:p>1378</text:p>
          </table:table-cell>
          <table:table-cell office:value-type="string">
            <text:p>000000007010024</text:p>
          </table:table-cell>
          <table:table-cell office:value-type="string">
            <text:p>TOOL M;BOX COMPLETE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9">
            <text:p>1379</text:p>
          </table:table-cell>
          <table:table-cell office:value-type="string">
            <text:p>000000007010024</text:p>
          </table:table-cell>
          <table:table-cell office:value-type="string">
            <text:p>TOOL M;BOX COMPLETE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0">
            <text:p>1380</text:p>
          </table:table-cell>
          <table:table-cell office:value-type="string">
            <text:p>000000007010102</text:p>
          </table:table-cell>
          <table:table-cell office:value-type="string">
            <text:p>TOOL M;HAND PRESS 16-3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1">
            <text:p>1381</text:p>
          </table:table-cell>
          <table:table-cell office:value-type="string">
            <text:p>000000007010102</text:p>
          </table:table-cell>
          <table:table-cell office:value-type="string">
            <text:p>TOOL M;HAND PRESS 16-300mm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2">
            <text:p>1382</text:p>
          </table:table-cell>
          <table:table-cell office:value-type="string">
            <text:p>000000007010105</text:p>
          </table:table-cell>
          <table:table-cell office:value-type="string">
            <text:p>TOOL M;HAND PRESS SMAL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3">
            <text:p>1383</text:p>
          </table:table-cell>
          <table:table-cell office:value-type="string">
            <text:p>000000007010105</text:p>
          </table:table-cell>
          <table:table-cell office:value-type="string">
            <text:p>TOOL M;HAND PRESS SMALL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4">
            <text:p>1384</text:p>
          </table:table-cell>
          <table:table-cell office:value-type="string">
            <text:p>000000007010274</text:p>
          </table:table-cell>
          <table:table-cell office:value-type="string">
            <text:p>TOOL M;U.GROUND CABLE SPHERICAL MARK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0250">
            <text:p>470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5">
            <text:p>1385</text:p>
          </table:table-cell>
          <table:table-cell office:value-type="string">
            <text:p>000000007010274</text:p>
          </table:table-cell>
          <table:table-cell office:value-type="string">
            <text:p>TOOL M;U.GROUND CABLE SPHERICAL MARKER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470250">
            <text:p>470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6">
            <text:p>1386</text:p>
          </table:table-cell>
          <table:table-cell office:value-type="string">
            <text:p>000000007010701</text:p>
          </table:table-cell>
          <table:table-cell office:value-type="string">
            <text:p>TOOL M;UNDERGROUND CABLE FAULT DETECTO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7">
            <text:p>1387</text:p>
          </table:table-cell>
          <table:table-cell office:value-type="string">
            <text:p>000000007010701</text:p>
          </table:table-cell>
          <table:table-cell office:value-type="string">
            <text:p>TOOL M;UNDERGROUND CABLE FAULT DETECTO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8">
            <text:p>1388</text:p>
          </table:table-cell>
          <table:table-cell office:value-type="string">
            <text:p>000000007011409</text:p>
          </table:table-cell>
          <table:table-cell office:value-type="string">
            <text:p>TOOL M;POWER BANK 250 KVA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330000000">
            <text:p>330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9">
            <text:p>1389</text:p>
          </table:table-cell>
          <table:table-cell office:value-type="string">
            <text:p>000000007011409</text:p>
          </table:table-cell>
          <table:table-cell office:value-type="string">
            <text:p>TOOL M;POWER BANK 250 KVA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330000000">
            <text:p>330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0">
            <text:p>1390</text:p>
          </table:table-cell>
          <table:table-cell office:value-type="string">
            <text:p>000000007020004</text:p>
          </table:table-cell>
          <table:table-cell office:value-type="string">
            <text:p>TOOL E;TURN RATIO TEST TRF 3PH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73250000">
            <text:p>173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1">
            <text:p>1391</text:p>
          </table:table-cell>
          <table:table-cell office:value-type="string">
            <text:p>000000007020004</text:p>
          </table:table-cell>
          <table:table-cell office:value-type="string">
            <text:p>TOOL E;TURN RATIO TEST TRF 3PH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73250000">
            <text:p>173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2">
            <text:p>1392</text:p>
          </table:table-cell>
          <table:table-cell office:value-type="string">
            <text:p>000000007020010</text:p>
          </table:table-cell>
          <table:table-cell office:value-type="string">
            <text:p>TOOL E;CAR UNIT SUBSTATION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222119160">
            <text:p>222119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3">
            <text:p>1393</text:p>
          </table:table-cell>
          <table:table-cell office:value-type="string">
            <text:p>000000007020010</text:p>
          </table:table-cell>
          <table:table-cell office:value-type="string">
            <text:p>TOOL E;CAR UNIT SUBSTATION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222119160">
            <text:p>222119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4">
            <text:p>1394</text:p>
          </table:table-cell>
          <table:table-cell office:value-type="string">
            <text:p>000000007020011</text:p>
          </table:table-cell>
          <table:table-cell office:value-type="string">
            <text:p>TOOL E;CBL LENGTH METER TDR 90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5">
            <text:p>1395</text:p>
          </table:table-cell>
          <table:table-cell office:value-type="string">
            <text:p>000000007020011</text:p>
          </table:table-cell>
          <table:table-cell office:value-type="string">
            <text:p>TOOL E;CBL LENGTH METER TDR 900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6">
            <text:p>1396</text:p>
          </table:table-cell>
          <table:table-cell office:value-type="string">
            <text:p>000000007020033</text:p>
          </table:table-cell>
          <table:table-cell office:value-type="string">
            <text:p>TOOL E;HIGH VOLTAGE AC CBL PROXITY ALAR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7">
            <text:p>1397</text:p>
          </table:table-cell>
          <table:table-cell office:value-type="string">
            <text:p>000000007020033</text:p>
          </table:table-cell>
          <table:table-cell office:value-type="string">
            <text:p>TOOL E;HIGH VOLTAGE AC CBL PROXITY ALARM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8">
            <text:p>1398</text:p>
          </table:table-cell>
          <table:table-cell office:value-type="string">
            <text:p>000000007020046</text:p>
          </table:table-cell>
          <table:table-cell office:value-type="string">
            <text:p>TOOL E;LIVE CABLE IDENTIFIE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8300000">
            <text:p>583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9">
            <text:p>1399</text:p>
          </table:table-cell>
          <table:table-cell office:value-type="string">
            <text:p>000000007020046</text:p>
          </table:table-cell>
          <table:table-cell office:value-type="string">
            <text:p>TOOL E;LIVE CABLE IDENTIFIER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58300000">
            <text:p>583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0">
            <text:p>1400</text:p>
          </table:table-cell>
          <table:table-cell office:value-type="string">
            <text:p>000000007020101</text:p>
          </table:table-cell>
          <table:table-cell office:value-type="string">
            <text:p>TOOL E;TRACER CABLE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1">
            <text:p>1401</text:p>
          </table:table-cell>
          <table:table-cell office:value-type="string">
            <text:p>000000007020101</text:p>
          </table:table-cell>
          <table:table-cell office:value-type="string">
            <text:p>TOOL E;TRACER CABLE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2">
            <text:p>1402</text:p>
          </table:table-cell>
          <table:table-cell office:value-type="string">
            <text:p>000000007020121</text:p>
          </table:table-cell>
          <table:table-cell office:value-type="string">
            <text:p>TOOL E;VOLTAGE POL DIRECT RELAY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350000">
            <text:p>20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3">
            <text:p>1403</text:p>
          </table:table-cell>
          <table:table-cell office:value-type="string">
            <text:p>000000007020121</text:p>
          </table:table-cell>
          <table:table-cell office:value-type="string">
            <text:p>TOOL E;VOLTAGE POL DIRECT RELAY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20350000">
            <text:p>203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4">
            <text:p>1404</text:p>
          </table:table-cell>
          <table:table-cell office:value-type="string">
            <text:p>000000007020277</text:p>
          </table:table-cell>
          <table:table-cell office:value-type="string">
            <text:p>TOOL E;PHASE DETECTOR RST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82595000">
            <text:p>1825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5">
            <text:p>1405</text:p>
          </table:table-cell>
          <table:table-cell office:value-type="string">
            <text:p>000000007020277</text:p>
          </table:table-cell>
          <table:table-cell office:value-type="string">
            <text:p>TOOL E;PHASE DETECTOR RST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182595000">
            <text:p>18259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6">
            <text:p>1406</text:p>
          </table:table-cell>
          <table:table-cell office:value-type="string">
            <text:p>000000007020278</text:p>
          </table:table-cell>
          <table:table-cell office:value-type="string">
            <text:p>TOOL E;CAR UNIT MV CABLE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1752429426">
            <text:p>17524294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7">
            <text:p>1407</text:p>
          </table:table-cell>
          <table:table-cell office:value-type="string">
            <text:p>000000007020278</text:p>
          </table:table-cell>
          <table:table-cell office:value-type="string">
            <text:p>TOOL E;CAR UNIT MV CABLE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8">
            <text:p>1408</text:p>
          </table:table-cell>
          <table:table-cell office:value-type="string">
            <text:p>000000007020296</text:p>
          </table:table-cell>
          <table:table-cell office:value-type="string">
            <text:p>TOOL E;PARTIAL DISCHARGE 20kV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7250000">
            <text:p>217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9">
            <text:p>1409</text:p>
          </table:table-cell>
          <table:table-cell office:value-type="string">
            <text:p>000000007020296</text:p>
          </table:table-cell>
          <table:table-cell office:value-type="string">
            <text:p>TOOL E;PARTIAL DISCHARGE 20kV</text:p>
          </table:table-cell>
          <table:table-cell office:value-type="string">
            <text:p/>
          </table:table-cell>
          <table:table-cell office:value-type="string">
            <text:p>SET</text:p>
          </table:table-cell>
          <table:table-cell office:value-type="float" office:value="217250000">
            <text:p>2172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0">
            <text:p>1410</text:p>
          </table:table-cell>
          <table:table-cell office:value-type="string">
            <text:p>000000007020354</text:p>
          </table:table-cell>
          <table:table-cell office:value-type="string">
            <text:p>TOOL E;INFRARED CAMER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00">
            <text:p>110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1">
            <text:p>1411</text:p>
          </table:table-cell>
          <table:table-cell office:value-type="string">
            <text:p>000000007020354</text:p>
          </table:table-cell>
          <table:table-cell office:value-type="string">
            <text:p>TOOL E;INFRARED CAMERA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000000">
            <text:p>11000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2">
            <text:p>1412</text:p>
          </table:table-cell>
          <table:table-cell office:value-type="string">
            <text:p>000000007020533</text:p>
          </table:table-cell>
          <table:table-cell office:value-type="string">
            <text:p>TOOL E;RELAY TESTER UNIT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3">
            <text:p>1413</text:p>
          </table:table-cell>
          <table:table-cell office:value-type="string">
            <text:p>000000007020533</text:p>
          </table:table-cell>
          <table:table-cell office:value-type="string">
            <text:p>TOOL E;RELAY TESTER UNIT</text:p>
          </table:table-cell>
          <table:table-cell office:value-type="string">
            <text:p/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4">
            <text:p>1414</text:p>
          </table:table-cell>
          <table:table-cell office:value-type="string">
            <text:p>000000007021044</text:p>
          </table:table-cell>
          <table:table-cell office:value-type="string">
            <text:p>TOOL E;UNDER GROUND CABLE RFID TYPE 227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550000">
            <text:p>1215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000000007021044</text:p>
          </table:table-cell>
          <table:table-cell office:value-type="string">
            <text:p>TOOL E;UNDER GROUND CABLE RFID TYPE 2273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21550000">
            <text:p>121550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6">
            <text:p>1416</text:p>
          </table:table-cell>
          <table:table-cell office:value-type="string">
            <text:p>000000020500561</text:p>
          </table:table-cell>
          <table:table-cell office:value-type="string">
            <text:p>CT;380/220V;SQUARE;15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17225">
            <text:p>1017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7">
            <text:p>1417</text:p>
          </table:table-cell>
          <table:table-cell office:value-type="string">
            <text:p>000000020500561</text:p>
          </table:table-cell>
          <table:table-cell office:value-type="string">
            <text:p>CT;380/220V;SQUARE;15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017225">
            <text:p>1017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8">
            <text:p>1418</text:p>
          </table:table-cell>
          <table:table-cell office:value-type="string">
            <text:p>000000020500562</text:p>
          </table:table-cell>
          <table:table-cell office:value-type="string">
            <text:p>CT;380/220V;SQUARE;2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8977">
            <text:p>11089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9">
            <text:p>1419</text:p>
          </table:table-cell>
          <table:table-cell office:value-type="string">
            <text:p>000000020500562</text:p>
          </table:table-cell>
          <table:table-cell office:value-type="string">
            <text:p>CT;380/220V;SQUARE;200/5A;0.5S;5VA;P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1108977">
            <text:p>11089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20">
            <text:p>1420</text:p>
          </table:table-cell>
          <table:table-cell office:value-type="string">
            <text:p>000000020500608</text:p>
          </table:table-cell>
          <table:table-cell office:value-type="string">
            <text:p>CT;20KV;K;1000/5-5A;0,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21">
            <text:p>1421</text:p>
          </table:table-cell>
          <table:table-cell office:value-type="string">
            <text:p>000000020500608</text:p>
          </table:table-cell>
          <table:table-cell office:value-type="string">
            <text:p>CT;20KV;K;1000/5-5A;0,2S;10VA;ID</text:p>
          </table:table-cell>
          <table:table-cell office:value-type="string">
            <text:p/>
          </table:table-cell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7</meta:generator>
    <meta:initial-creator>phpMyAdmin 4.9.7</meta:initial-creator>
    <meta:creation-date>2022-09-19T23:04:10</meta:creation-date>
  </office:meta>
</office:document-meta>
</file>